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70000026DE4A91F6891864836.png" manifest:media-type="image/png"/>
  <manifest:file-entry manifest:full-path="Pictures/100002010000028A000001673C0D46A20D1C2E1E.png" manifest:media-type="image/png"/>
  <manifest:file-entry manifest:full-path="Pictures/10000000000000E30000003ED22C676C5A191C4E.png" manifest:media-type="image/png"/>
  <manifest:file-entry manifest:full-path="Pictures/1000020100000256000001CDC71DD214F0ED6C59.png" manifest:media-type="image/png"/>
  <manifest:file-entry manifest:full-path="Pictures/10000000000002CD000001846C4F7E920D10BF15.png" manifest:media-type="image/png"/>
  <manifest:file-entry manifest:full-path="Pictures/1000020100000155000000BFAEA88A85002E661B.png" manifest:media-type="image/png"/>
  <manifest:file-entry manifest:full-path="Pictures/100002010000025A0000015312EC5FA24A4F7616.png" manifest:media-type="image/png"/>
  <manifest:file-entry manifest:full-path="Pictures/10000201000002880000007E98E158B9CD62252E.png" manifest:media-type="image/png"/>
  <manifest:file-entry manifest:full-path="Pictures/1000000000000362000002CFC10D6015726DDF28.png" manifest:media-type="image/png"/>
  <manifest:file-entry manifest:full-path="Pictures/10000000000001D0000002587931F400A5EA35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P1"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6"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8"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9"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0"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1"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2"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75e0"/>
    </style:style>
    <style:style style:name="P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1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1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2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2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2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26"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2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2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2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3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3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3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33"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34"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35"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3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37"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3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39"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40"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41" style:family="paragraph" style:parent-style-name="Table_20_Contents">
      <style:paragraph-properties fo:margin-left="0cm" fo:margin-right="0cm" fo:margin-top="0cm" fo:margin-bottom="0cm" loext:contextual-spacing="false" fo:text-indent="0cm" style:auto-text-indent="false"/>
    </style:style>
    <style:style style:name="P42"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43"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44" style:family="paragraph" style:parent-style-name="Table_20_Contents">
      <style:paragraph-properties fo:margin-left="0cm" fo:margin-right="0cm" fo:margin-top="0cm" fo:margin-bottom="0cm" loext:contextual-spacing="false" fo:line-height="100%" fo:text-indent="0cm" style:auto-text-indent="false"/>
    </style:style>
    <style:style style:name="P45" style:family="paragraph" style:parent-style-name="Table_20_Heading">
      <style:paragraph-properties fo:margin-left="0cm" fo:margin-right="0cm" fo:margin-top="0cm" fo:margin-bottom="0cm" loext:contextual-spacing="false" fo:text-indent="0cm" style:auto-text-indent="false"/>
    </style:style>
    <style:style style:name="P46" style:family="paragraph" style:parent-style-name="Table_20_Heading">
      <style:paragraph-properties fo:margin-left="0cm" fo:margin-right="0cm" fo:margin-top="0cm" fo:margin-bottom="0cm" loext:contextual-spacing="false" fo:line-height="100%" fo:text-indent="0cm" style:auto-text-indent="false"/>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4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49" style:family="paragraph" style:parent-style-name="Heading_20_2">
      <style:text-properties fo:font-variant="normal" fo:text-transform="none" fo:color="#000000" style:font-name="Loma" fo:font-size="11pt" fo:letter-spacing="normal" fo:font-style="normal" fo:font-weight="bold" style:font-size-asian="11pt" style:font-size-complex="11pt"/>
    </style:style>
    <style:style style:name="P50"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51"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52" style:family="paragraph" style:parent-style-name="Standard">
      <style:text-properties style:font-name="Loma" fo:font-size="11pt" style:font-size-asian="11pt" style:font-size-complex="11pt"/>
    </style:style>
    <style:style style:name="P53" style:family="paragraph" style:parent-style-name="Standard">
      <style:paragraph-properties fo:text-align="center" style:justify-single-word="false"/>
      <style:text-properties style:font-name="Loma" fo:font-size="11pt" style:font-size-asian="11pt" style:font-size-complex="11pt"/>
    </style:style>
    <style:style style:name="P54"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55" style:family="paragraph" style:parent-style-name="Standard">
      <style:text-properties style:font-name="Loma" fo:font-size="11pt" fo:font-weight="bold" style:font-size-asian="11pt" style:font-weight-asian="bold" style:font-size-complex="11pt" style:font-weight-complex="bold"/>
    </style:style>
    <style:style style:name="P56"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57"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58" style:family="paragraph" style:parent-style-name="Text_20_body">
      <style:paragraph-properties fo:line-height="100%" fo:padding="0.049cm" fo:border="none"/>
      <style:text-properties style:font-name="Loma" officeooo:rsid="001b7220" officeooo:paragraph-rsid="001b7220"/>
    </style:style>
    <style:style style:name="P59"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60"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61" style:family="paragraph" style:parent-style-name="Heading_20_1">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62"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63"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64"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65"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66"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67"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68"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69"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70"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71"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72"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73"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74"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75"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76"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77"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78"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79" style:family="paragraph" style:parent-style-name="Quotations">
      <style:paragraph-properties fo:margin-left="0cm" fo:margin-right="1cm" fo:text-indent="0cm" style:auto-text-indent="false"/>
    </style:style>
    <style:style style:name="P80" style:family="paragraph" style:parent-style-name="Quotations">
      <style:text-properties fo:font-size="9pt" style:font-size-asian="9pt" style:font-size-complex="9pt"/>
    </style:style>
    <style:style style:name="P81" style:family="paragraph" style:parent-style-name="Text_20_body">
      <style:paragraph-properties fo:line-height="100%"/>
      <style:text-properties officeooo:paragraph-rsid="008fb647"/>
    </style:style>
    <style:style style:name="P82" style:family="paragraph" style:parent-style-name="Text_20_body">
      <style:paragraph-properties fo:line-height="100%"/>
      <style:text-properties style:font-name="Loma" fo:font-size="9pt" officeooo:paragraph-rsid="008fb647" style:font-size-asian="9pt" style:font-size-complex="9pt"/>
    </style:style>
    <style:style style:name="P83"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84"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85"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8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87"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88"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89" style:family="paragraph" style:parent-style-name="Quotations">
      <style:paragraph-properties fo:text-align="start" style:justify-single-word="false"/>
      <style:text-properties fo:font-size="9pt" style:font-size-asian="9pt" style:font-size-complex="9pt"/>
    </style:style>
    <style:style style:name="P90"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9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92"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93"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94"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95"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96" style:family="paragraph" style:parent-style-name="Text_20_body" style:list-style-name="L2">
      <style:paragraph-properties fo:margin-left="0cm" fo:margin-right="0cm" fo:margin-top="0cm" fo:margin-bottom="0cm" loext:contextual-spacing="false" fo:line-height="100%" fo:orphans="2" fo:widows="2" fo:text-indent="0cm" style:auto-text-indent="false" fo:padding="0cm" fo:border="none"/>
    </style:style>
    <style:style style:name="P97" style:family="paragraph" style:parent-style-name="Text_20_body" style:list-style-name="L4">
      <style:paragraph-properties fo:margin-left="0cm" fo:margin-right="0cm" fo:margin-top="0cm" fo:margin-bottom="0cm" loext:contextual-spacing="false" fo:line-height="100%" fo:orphans="2" fo:widows="2" fo:text-indent="0cm" style:auto-text-indent="false" fo:padding="0cm" fo:border="none"/>
    </style:style>
    <style:style style:name="P98" style:family="paragraph" style:parent-style-name="Text_20_body" style:list-style-name="L11">
      <style:paragraph-properties fo:margin-left="0cm" fo:margin-right="0cm" fo:margin-top="0cm" fo:margin-bottom="0cm" loext:contextual-spacing="false" fo:line-height="100%" fo:orphans="2" fo:widows="2" fo:text-indent="0cm" style:auto-text-indent="false" fo:padding="0cm" fo:border="none"/>
    </style:style>
    <style:style style:name="P99" style:family="paragraph" style:parent-style-name="Text_20_body" style:list-style-name="L12">
      <style:paragraph-properties fo:margin-left="0cm" fo:margin-right="0cm" fo:margin-top="0cm" fo:margin-bottom="0cm" loext:contextual-spacing="false" fo:line-height="100%" fo:orphans="2" fo:widows="2" fo:text-indent="0cm" style:auto-text-indent="false" fo:padding="0cm" fo:border="none"/>
    </style:style>
    <style:style style:name="P100"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01" style:family="paragraph" style:parent-style-name="Text_20_body" style:list-style-name="L6">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02"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03" style:family="paragraph" style:parent-style-name="Text_20_body" style:list-style-name="L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04" style:family="paragraph" style:parent-style-name="Text_20_body" style:list-style-name="L2">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05" style:family="paragraph" style:parent-style-name="Text_20_body" style:list-style-name="L4">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06" style:family="paragraph" style:parent-style-name="Text_20_body" style:list-style-name="L5">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07" style:family="paragraph" style:parent-style-name="Text_20_body" style:list-style-name="L6">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08" style:family="paragraph" style:parent-style-name="Text_20_body" style:list-style-name="L7">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09"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0" style:family="paragraph" style:parent-style-name="Text_20_body" style:list-style-name="L9">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1" style:family="paragraph" style:parent-style-name="Text_20_body" style:list-style-name="L10">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11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1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1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17"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118" style:family="paragraph" style:parent-style-name="Text_20_body" style:list-style-name="L2">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9" style:family="paragraph" style:parent-style-name="Text_20_body" style:list-style-name="L5">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2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21" style:family="paragraph" style:parent-style-name="Text_20_body" style:list-style-name="L4">
      <style:paragraph-properties fo:margin-left="0cm" fo:margin-right="0cm" fo:line-height="100%" fo:orphans="2" fo:widows="2" fo:text-indent="0cm" style:auto-text-indent="false" fo:padding="0cm" fo:border="none"/>
    </style:style>
    <style:style style:name="P122" style:family="paragraph" style:parent-style-name="Text_20_body" style:list-style-name="L11">
      <style:paragraph-properties fo:margin-left="0cm" fo:margin-right="0cm" fo:line-height="100%" fo:orphans="2" fo:widows="2" fo:text-indent="0cm" style:auto-text-indent="false" fo:padding="0cm" fo:border="none"/>
    </style:style>
    <style:style style:name="P123" style:family="paragraph" style:parent-style-name="Text_20_body" style:list-style-name="L12">
      <style:paragraph-properties fo:margin-left="0cm" fo:margin-right="0cm" fo:line-height="100%" fo:orphans="2" fo:widows="2" fo:text-indent="0cm" style:auto-text-indent="false" fo:padding="0cm" fo:border="none"/>
    </style:style>
    <style:style style:name="P124"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4"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5" style:family="text">
      <style:text-properties fo:font-variant="normal" fo:text-transform="none" fo:color="#555555" style:font-name="Loma" fo:font-size="11pt" fo:letter-spacing="normal" fo:font-style="normal" fo:font-weight="normal" style:font-size-asian="11pt" style:font-size-complex="11pt"/>
    </style:style>
    <style:style style:name="T6"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7"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8"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9"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0"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1"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16"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17"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18" style:family="text">
      <style:text-properties fo:font-variant="normal" fo:text-transform="none" fo:color="#555555" style:font-name="Loma" fo:font-size="9pt" fo:letter-spacing="normal" fo:font-style="normal" fo:font-weight="normal" style:font-size-asian="9pt" style:font-size-complex="9pt"/>
    </style:style>
    <style:style style:name="T19"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20"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21"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22" style:family="text">
      <style:text-properties fo:font-variant="normal" fo:text-transform="none" fo:color="#555555" fo:letter-spacing="normal"/>
    </style:style>
    <style:style style:name="T23" style:family="text">
      <style:text-properties fo:font-variant="normal" fo:text-transform="none" fo:color="#555555" fo:letter-spacing="normal" fo:font-style="normal" fo:font-weight="normal"/>
    </style:style>
    <style:style style:name="T24" style:family="text">
      <style:text-properties fo:font-variant="normal" fo:text-transform="none" fo:color="#555555" fo:font-size="9pt" fo:letter-spacing="normal" fo:font-style="normal" fo:font-weight="normal" style:font-size-asian="9pt" style:font-size-complex="9pt"/>
    </style:style>
    <style:style style:name="T25" style:family="text">
      <style:text-properties fo:font-variant="normal" fo:text-transform="none" fo:color="#555555" style:font-name="Helvetica Neue" fo:font-size="12pt" fo:letter-spacing="normal" fo:font-style="normal" fo:font-weight="normal"/>
    </style:style>
    <style:style style:name="T26" style:family="text">
      <style:text-properties fo:font-variant="normal" fo:text-transform="none" fo:color="#555555" style:font-name="inherit" fo:font-size="12pt" fo:letter-spacing="normal" fo:font-style="italic" fo:font-weight="normal" loext:padding="0cm" loext:border="none"/>
    </style:style>
    <style:style style:name="T27" style:family="text">
      <style:text-properties fo:font-variant="normal" fo:text-transform="none" fo:color="#555555" style:font-name="inherit" fo:font-size="12pt" fo:letter-spacing="normal" fo:font-style="normal" fo:font-weight="normal"/>
    </style:style>
    <style:style style:name="T28" style:family="text">
      <style:text-properties fo:font-variant="normal" fo:text-transform="none" fo:color="#555555" style:font-name="monospace" fo:font-size="12pt" fo:letter-spacing="normal" fo:font-style="normal" fo:font-weight="normal" loext:padding="0cm" loext:border="none"/>
    </style:style>
    <style:style style:name="T29" style:family="text">
      <style:text-properties fo:font-variant="normal" fo:text-transform="none" fo:color="#555555" fo:font-size="12pt" fo:letter-spacing="normal" fo:font-style="normal" fo:font-weight="normal"/>
    </style:style>
    <style:style style:name="T30" style:family="text">
      <style:text-properties fo:font-variant="normal" fo:text-transform="none" fo:color="#555555" fo:font-size="12pt" fo:letter-spacing="normal" fo:font-style="normal" fo:font-weight="normal" loext:padding="0cm" loext:border="none"/>
    </style:style>
    <style:style style:name="T31" style:family="text">
      <style:text-properties fo:font-variant="normal" fo:text-transform="none" fo:color="#555555" fo:font-size="12pt" fo:letter-spacing="normal" fo:font-style="italic" fo:font-weight="normal" loext:padding="0cm" loext:border="none"/>
    </style:style>
    <style:style style:name="T32" style:family="text">
      <style:text-properties fo:font-variant="normal" fo:text-transform="none" fo:color="#555555" style:font-name="Loma" fo:font-size="12pt" fo:letter-spacing="normal" fo:font-style="normal" fo:font-weight="normal"/>
    </style:style>
    <style:style style:name="T33" style:family="text">
      <style:text-properties fo:font-variant="normal" fo:text-transform="none" fo:color="#555555" style:font-name="Loma" fo:font-size="12pt" fo:letter-spacing="normal" fo:font-style="normal" fo:font-weight="normal" loext:padding="0cm" loext:border="none"/>
    </style:style>
    <style:style style:name="T34" style:family="text">
      <style:text-properties fo:font-variant="normal" fo:text-transform="none" fo:color="#555555" style:font-name="Loma" fo:font-size="12pt" fo:letter-spacing="normal" fo:font-style="italic" fo:font-weight="normal" loext:padding="0cm" loext:border="none"/>
    </style:style>
    <style:style style:name="T35" style:family="text">
      <style:text-properties fo:font-variant="normal" fo:text-transform="none" fo:color="#555555" style:font-name="Loma" fo:letter-spacing="normal" fo:font-style="normal" fo:font-weight="normal"/>
    </style:style>
    <style:style style:name="T36" style:family="text">
      <style:text-properties fo:font-variant="normal" fo:text-transform="none" fo:color="#555555" style:font-name="Loma" fo:letter-spacing="normal" fo:font-style="normal" fo:font-weight="normal" loext:padding="0cm" loext:border="none"/>
    </style:style>
    <style:style style:name="T37" style:family="text">
      <style:text-properties fo:font-variant="normal" fo:text-transform="none" fo:color="#555555" style:font-name="Loma" fo:letter-spacing="normal" fo:font-style="italic" fo:font-weight="normal" loext:padding="0cm" loext:border="none"/>
    </style:style>
    <style:style style:name="T38" style:family="text">
      <style:text-properties fo:font-variant="normal" fo:text-transform="none" fo:color="#555555" style:font-name="Loma" fo:font-size="11pt" fo:letter-spacing="normal" fo:font-style="normal" fo:font-weight="normal" style:font-size-asian="11pt" style:font-size-complex="11pt"/>
    </style:style>
    <style:style style:name="T39"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40"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41" style:family="text">
      <style:text-properties fo:font-variant="normal" fo:text-transform="none" fo:color="#555555" style:font-name="Loma" fo:font-size="9pt" fo:letter-spacing="normal" fo:font-style="normal" fo:font-weight="normal" style:font-size-asian="9pt" style:font-size-complex="9pt"/>
    </style:style>
    <style:style style:name="T42"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43" style:family="text">
      <style:text-properties fo:font-variant="normal" fo:text-transform="none" fo:color="#708090" style:font-name="Loma" fo:font-size="9pt" fo:letter-spacing="normal" style:font-size-asian="9pt" style:font-size-complex="9pt" loext:padding="0cm" loext:border="none"/>
    </style:style>
    <style:style style:name="T44" style:family="text">
      <style:text-properties fo:font-variant="normal" fo:text-transform="none" fo:color="#708090" style:font-name="Consolas" fo:font-size="12pt" fo:letter-spacing="normal" fo:font-style="normal" fo:font-weight="normal" loext:padding="0cm" loext:border="none"/>
    </style:style>
    <style:style style:name="T45" style:family="text">
      <style:text-properties fo:font-variant="normal" fo:text-transform="none" fo:color="#708090" fo:font-size="12pt" fo:letter-spacing="normal" fo:font-style="normal" fo:font-weight="normal" loext:padding="0cm" loext:border="none"/>
    </style:style>
    <style:style style:name="T46" style:family="text">
      <style:text-properties fo:font-variant="normal" fo:text-transform="none" fo:color="#708090" style:font-name="Loma" fo:font-size="12pt" fo:letter-spacing="normal" fo:font-style="normal" fo:font-weight="normal" loext:padding="0cm" loext:border="none"/>
    </style:style>
    <style:style style:name="T47" style:family="text">
      <style:text-properties fo:font-variant="normal" fo:text-transform="none" fo:color="#708090" style:font-name="Loma" fo:letter-spacing="normal" fo:font-style="normal" fo:font-weight="normal" loext:padding="0cm" loext:border="none"/>
    </style:style>
    <style:style style:name="T48"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49"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50"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51" style:family="text">
      <style:text-properties fo:font-variant="normal" fo:text-transform="none" fo:color="#0077aa" style:font-name="Consolas" fo:font-size="12pt" fo:letter-spacing="normal" fo:font-style="normal" fo:font-weight="normal" loext:padding="0cm" loext:border="none"/>
    </style:style>
    <style:style style:name="T52" style:family="text">
      <style:text-properties fo:font-variant="normal" fo:text-transform="none" fo:color="#0077aa" fo:font-size="12pt" fo:letter-spacing="normal" fo:font-style="normal" fo:font-weight="normal" loext:padding="0cm" loext:border="none"/>
    </style:style>
    <style:style style:name="T53" style:family="text">
      <style:text-properties fo:font-variant="normal" fo:text-transform="none" fo:color="#0077aa" style:font-name="Loma" fo:font-size="12pt" fo:letter-spacing="normal" fo:font-style="normal" fo:font-weight="normal" loext:padding="0cm" loext:border="none"/>
    </style:style>
    <style:style style:name="T54" style:family="text">
      <style:text-properties fo:font-variant="normal" fo:text-transform="none" fo:color="#0077aa" style:font-name="Loma" fo:letter-spacing="normal" fo:font-style="normal" fo:font-weight="normal" loext:padding="0cm" loext:border="none"/>
    </style:style>
    <style:style style:name="T55"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56"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57" style:family="text">
      <style:text-properties fo:font-variant="normal" fo:text-transform="none" fo:color="#000000" fo:letter-spacing="normal" loext:padding="0cm" loext:border="none"/>
    </style:style>
    <style:style style:name="T58"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59" style:family="text">
      <style:text-properties fo:font-variant="normal" fo:text-transform="none" fo:color="#000000" style:font-name="Loma" fo:font-size="9pt" fo:letter-spacing="normal" style:font-size-asian="9pt" style:font-size-complex="9pt" loext:padding="0cm" loext:border="none"/>
    </style:style>
    <style:style style:name="T60" style:family="text">
      <style:text-properties fo:font-variant="normal" fo:text-transform="none" fo:color="#000000" style:font-name="Consolas" fo:font-size="12pt" fo:letter-spacing="normal" fo:font-style="normal" fo:font-weight="normal" loext:padding="0cm" loext:border="none"/>
    </style:style>
    <style:style style:name="T61" style:family="text">
      <style:text-properties fo:font-variant="normal" fo:text-transform="none" fo:color="#000000" fo:font-size="12pt" fo:letter-spacing="normal" fo:font-style="normal" fo:font-weight="normal" loext:padding="0cm" loext:border="none"/>
    </style:style>
    <style:style style:name="T62" style:family="text">
      <style:text-properties fo:font-variant="normal" fo:text-transform="none" fo:color="#000000" style:font-name="Loma" fo:font-size="12pt" fo:letter-spacing="normal" fo:font-style="normal" fo:font-weight="normal" loext:padding="0cm" loext:border="none"/>
    </style:style>
    <style:style style:name="T63" style:family="text">
      <style:text-properties fo:font-variant="normal" fo:text-transform="none" fo:color="#000000" style:font-name="Loma" fo:letter-spacing="normal" loext:padding="0cm" loext:border="none"/>
    </style:style>
    <style:style style:name="T64" style:family="text">
      <style:text-properties fo:font-variant="normal" fo:text-transform="none" fo:color="#000000" style:font-name="Loma" fo:letter-spacing="normal" fo:font-style="normal" fo:font-weight="normal" loext:padding="0cm" loext:border="none"/>
    </style:style>
    <style:style style:name="T65"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66" style:family="text">
      <style:text-properties fo:font-variant="normal" fo:text-transform="none" fo:color="#000000" style:font-name="Loma" fo:font-size="11pt" fo:letter-spacing="normal" style:font-size-asian="11pt" style:font-size-complex="11pt" loext:padding="0cm" loext:border="none"/>
    </style:style>
    <style:style style:name="T67"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68" style:family="text">
      <style:text-properties fo:font-variant="normal" fo:text-transform="none" fo:color="#000000" style:font-name="Loma" fo:font-size="9pt" fo:letter-spacing="normal" style:font-size-asian="9pt" style:font-size-complex="9pt" loext:padding="0cm" loext:border="none"/>
    </style:style>
    <style:style style:name="T69"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70" style:family="text">
      <style:text-properties fo:font-variant="normal" fo:text-transform="none" fo:color="#999999" style:font-name="Consolas" fo:font-size="12pt" fo:letter-spacing="normal" fo:font-style="normal" fo:font-weight="normal" loext:padding="0cm" loext:border="none"/>
    </style:style>
    <style:style style:name="T71" style:family="text">
      <style:text-properties fo:font-variant="normal" fo:text-transform="none" fo:color="#999999" fo:font-size="12pt" fo:letter-spacing="normal" fo:font-style="normal" fo:font-weight="normal" loext:padding="0cm" loext:border="none"/>
    </style:style>
    <style:style style:name="T72" style:family="text">
      <style:text-properties fo:font-variant="normal" fo:text-transform="none" fo:color="#999999" style:font-name="Loma" fo:font-size="12pt" fo:letter-spacing="normal" fo:font-style="normal" fo:font-weight="normal" loext:padding="0cm" loext:border="none"/>
    </style:style>
    <style:style style:name="T73" style:family="text">
      <style:text-properties fo:font-variant="normal" fo:text-transform="none" fo:color="#999999" style:font-name="Loma" fo:letter-spacing="normal" fo:font-style="normal" fo:font-weight="normal" loext:padding="0cm" loext:border="none"/>
    </style:style>
    <style:style style:name="T74"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75"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76"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77" style:family="text">
      <style:text-properties fo:font-variant="normal" fo:text-transform="none" fo:color="#ee9900" style:font-name="Consolas" fo:font-size="12pt" fo:letter-spacing="normal" fo:font-style="normal" fo:font-weight="normal" loext:padding="0cm" loext:border="none"/>
    </style:style>
    <style:style style:name="T78" style:family="text">
      <style:text-properties fo:font-variant="normal" fo:text-transform="none" fo:color="#ee9900" fo:font-size="12pt" fo:letter-spacing="normal" fo:font-style="normal" fo:font-weight="normal" loext:padding="0cm" loext:border="none"/>
    </style:style>
    <style:style style:name="T79" style:family="text">
      <style:text-properties fo:font-variant="normal" fo:text-transform="none" fo:color="#ee9900" style:font-name="Loma" fo:font-size="12pt" fo:letter-spacing="normal" fo:font-style="normal" fo:font-weight="normal" loext:padding="0cm" loext:border="none"/>
    </style:style>
    <style:style style:name="T80" style:family="text">
      <style:text-properties fo:font-variant="normal" fo:text-transform="none" fo:color="#ee9900" style:font-name="Loma" fo:letter-spacing="normal" fo:font-style="normal" fo:font-weight="normal" loext:padding="0cm" loext:border="none"/>
    </style:style>
    <style:style style:name="T81"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82"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83"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84" style:family="text">
      <style:text-properties fo:font-variant="normal" fo:text-transform="none" fo:color="#dd4a68" style:font-name="Consolas" fo:font-size="12pt" fo:letter-spacing="normal" fo:font-style="normal" fo:font-weight="normal" loext:padding="0cm" loext:border="none"/>
    </style:style>
    <style:style style:name="T85" style:family="text">
      <style:text-properties fo:font-variant="normal" fo:text-transform="none" fo:color="#dd4a68" fo:font-size="12pt" fo:letter-spacing="normal" fo:font-style="normal" fo:font-weight="normal" loext:padding="0cm" loext:border="none"/>
    </style:style>
    <style:style style:name="T86" style:family="text">
      <style:text-properties fo:font-variant="normal" fo:text-transform="none" fo:color="#dd4a68" style:font-name="Loma" fo:font-size="12pt" fo:letter-spacing="normal" fo:font-style="normal" fo:font-weight="normal" loext:padding="0cm" loext:border="none"/>
    </style:style>
    <style:style style:name="T87" style:family="text">
      <style:text-properties fo:font-variant="normal" fo:text-transform="none" fo:color="#dd4a68" style:font-name="Loma" fo:letter-spacing="normal" fo:font-style="normal" fo:font-weight="normal" loext:padding="0cm" loext:border="none"/>
    </style:style>
    <style:style style:name="T88"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89"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90"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91" style:family="text">
      <style:text-properties fo:font-variant="normal" fo:text-transform="none" fo:color="#a67f59" style:font-name="Consolas" fo:font-size="12pt" fo:letter-spacing="normal" fo:font-style="normal" fo:font-weight="normal" loext:padding="0cm" loext:border="none"/>
    </style:style>
    <style:style style:name="T92" style:family="text">
      <style:text-properties fo:font-variant="normal" fo:text-transform="none" fo:color="#a67f59" fo:font-size="12pt" fo:letter-spacing="normal" fo:font-style="normal" fo:font-weight="normal" loext:padding="0cm" loext:border="none"/>
    </style:style>
    <style:style style:name="T93" style:family="text">
      <style:text-properties fo:font-variant="normal" fo:text-transform="none" fo:color="#a67f59" style:font-name="Loma" fo:font-size="12pt" fo:letter-spacing="normal" fo:font-style="normal" fo:font-weight="normal" loext:padding="0cm" loext:border="none"/>
    </style:style>
    <style:style style:name="T94" style:family="text">
      <style:text-properties fo:font-variant="normal" fo:text-transform="none" fo:color="#a67f59" style:font-name="Loma" fo:letter-spacing="normal" fo:font-style="normal" fo:font-weight="normal" loext:padding="0cm" loext:border="none"/>
    </style:style>
    <style:style style:name="T95"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96"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97"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98" style:family="text">
      <style:text-properties fo:font-variant="normal" fo:text-transform="none" fo:color="#990055" style:font-name="Consolas" fo:font-size="12pt" fo:letter-spacing="normal" fo:font-style="normal" fo:font-weight="normal" loext:padding="0cm" loext:border="none"/>
    </style:style>
    <style:style style:name="T99" style:family="text">
      <style:text-properties fo:font-variant="normal" fo:text-transform="none" fo:color="#990055" fo:font-size="12pt" fo:letter-spacing="normal" fo:font-style="normal" fo:font-weight="normal" loext:padding="0cm" loext:border="none"/>
    </style:style>
    <style:style style:name="T100" style:family="text">
      <style:text-properties fo:font-variant="normal" fo:text-transform="none" fo:color="#990055" style:font-name="Loma" fo:font-size="12pt" fo:letter-spacing="normal" fo:font-style="normal" fo:font-weight="normal" loext:padding="0cm" loext:border="none"/>
    </style:style>
    <style:style style:name="T101" style:family="text">
      <style:text-properties fo:font-variant="normal" fo:text-transform="none" fo:color="#990055" style:font-name="Loma" fo:letter-spacing="normal" fo:font-style="normal" fo:font-weight="normal" loext:padding="0cm" loext:border="none"/>
    </style:style>
    <style:style style:name="T102"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103"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04"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05" style:family="text">
      <style:text-properties fo:font-variant="normal" fo:text-transform="none" fo:color="#669900" style:font-name="Consolas" fo:font-size="12pt" fo:letter-spacing="normal" fo:font-style="normal" fo:font-weight="normal" loext:padding="0cm" loext:border="none"/>
    </style:style>
    <style:style style:name="T106" style:family="text">
      <style:text-properties fo:font-variant="normal" fo:text-transform="none" fo:color="#669900" fo:font-size="12pt" fo:letter-spacing="normal" fo:font-style="normal" fo:font-weight="normal" loext:padding="0cm" loext:border="none"/>
    </style:style>
    <style:style style:name="T107" style:family="text">
      <style:text-properties fo:font-variant="normal" fo:text-transform="none" fo:color="#669900" style:font-name="Loma" fo:font-size="12pt" fo:letter-spacing="normal" fo:font-style="normal" fo:font-weight="normal" loext:padding="0cm" loext:border="none"/>
    </style:style>
    <style:style style:name="T108" style:family="text">
      <style:text-properties fo:font-variant="normal" fo:text-transform="none" fo:color="#669900" style:font-name="Loma" fo:letter-spacing="normal" fo:font-style="normal" fo:font-weight="normal" loext:padding="0cm" loext:border="none"/>
    </style:style>
    <style:style style:name="T109"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110"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11"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12"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13" style:family="text">
      <style:text-properties fo:font-variant="normal" fo:text-transform="none" fo:color="#2d3644" style:text-line-through-style="none" style:text-line-through-type="none" style:font-name="monospace" fo:font-size="12pt" fo:letter-spacing="normal" fo:font-style="normal" style:text-underline-style="none" fo:font-weight="normal" style:text-blinking="false" loext:padding="0cm" loext:border="none"/>
    </style:style>
    <style:style style:name="T114" style:family="text">
      <style:text-properties fo:font-variant="normal" fo:text-transform="none" fo:color="#2d3644" style:text-line-through-style="none" style:text-line-through-type="none" fo:font-size="12pt" fo:letter-spacing="normal" fo:font-style="normal" style:text-underline-style="none" fo:font-weight="normal" style:text-blinking="false" loext:padding="0cm" loext:border="none"/>
    </style:style>
    <style:style style:name="T115" style:family="text">
      <style:text-properties fo:font-variant="normal" fo:text-transform="none" fo:color="#2d3644" style:text-line-through-style="none" style:text-line-through-type="none" style:font-name="Loma" fo:font-size="12pt" fo:letter-spacing="normal" fo:font-style="normal" style:text-underline-style="none" fo:font-weight="normal" style:text-blinking="false" loext:padding="0cm" loext:border="none"/>
    </style:style>
    <style:style style:name="T116"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117"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18"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19" style:family="text">
      <style:text-properties fo:font-variant="normal" fo:text-transform="none" fo:color="#0087cc" style:text-line-through-style="none" style:text-line-through-type="none" style:font-name="inherit" fo:font-size="12pt" fo:letter-spacing="normal" fo:font-style="normal" style:text-underline-style="none" fo:font-weight="normal" style:text-blinking="false" loext:padding="0cm" loext:border="none"/>
    </style:style>
    <style:style style:name="T120" style:family="text">
      <style:text-properties fo:font-variant="normal" fo:text-transform="none" fo:color="#0087cc" style:text-line-through-style="none" style:text-line-through-type="none" style:font-name="Consolas" fo:font-size="12pt" fo:letter-spacing="normal" fo:font-style="normal" style:text-underline-style="none" fo:font-weight="normal" style:text-blinking="false" loext:padding="0cm" loext:border="none"/>
    </style:style>
    <style:style style:name="T121" style:family="text">
      <style:text-properties fo:font-variant="normal" fo:text-transform="none" fo:color="#0087cc" style:text-line-through-style="none" style:text-line-through-type="none" fo:font-size="12pt" fo:letter-spacing="normal" fo:font-style="normal" style:text-underline-style="none" fo:font-weight="normal" style:text-blinking="false" loext:padding="0cm" loext:border="none"/>
    </style:style>
    <style:style style:name="T122" style:family="text">
      <style:text-properties fo:font-variant="normal" fo:text-transform="none" fo:color="#0087cc" style:text-line-through-style="none" style:text-line-through-type="none" style:font-name="Loma" fo:font-size="12pt" fo:letter-spacing="normal" fo:font-style="normal" style:text-underline-style="none" fo:font-weight="normal" style:text-blinking="false" loext:padding="0cm" loext:border="none"/>
    </style:style>
    <style:style style:name="T123" style:family="text">
      <style:text-properties fo:font-variant="normal" fo:text-transform="none" fo:color="#0087cc" style:text-line-through-style="none" style:text-line-through-type="none" style:font-name="Loma" fo:letter-spacing="normal" fo:font-style="normal" style:text-underline-style="none" fo:font-weight="normal" style:text-blinking="false" loext:padding="0cm" loext:border="none"/>
    </style:style>
    <style:style style:name="T124"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25"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26" style:family="text">
      <style:text-properties style:font-name="Loma" fo:font-size="9pt" fo:font-style="italic" style:font-size-asian="9pt" style:font-size-complex="9pt" loext:padding="0cm" loext:border="none"/>
    </style:style>
    <style:style style:name="T127" style:family="text">
      <style:text-properties style:font-name="Loma" fo:font-size="9pt" style:font-size-asian="9pt" style:font-size-complex="9pt"/>
    </style:style>
    <style:style style:name="T128" style:family="text">
      <style:text-properties style:font-name="Loma" fo:font-size="9pt" style:font-size-asian="9pt" style:font-size-complex="9pt" loext:padding="0cm" loext:border="none"/>
    </style:style>
    <style:style style:name="T129" style:family="text">
      <style:text-properties loext:padding="0cm" loext:border="none"/>
    </style:style>
    <style:style style:name="T130"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131" style:family="text">
      <style:text-properties style:font-name="inherit" fo:font-style="italic" loext:padding="0cm" loext:border="none"/>
    </style:style>
    <style:style style:name="T132" style:family="text">
      <style:text-properties fo:color="#551a8b" style:text-line-through-style="none" style:text-line-through-type="none" style:text-underline-style="none" style:text-blinking="false"/>
    </style:style>
    <style:style style:name="T133" style:family="text">
      <style:text-properties fo:font-size="9pt" style:font-size-asian="9pt" style:font-size-complex="9pt"/>
    </style:style>
    <style:style style:name="T134" style:family="text">
      <style:text-properties fo:font-size="9pt" style:font-size-asian="9pt" style:font-size-complex="9pt" loext:padding="0cm" loext:border="none"/>
    </style:style>
    <style:style style:name="T135" style:family="text">
      <style:text-properties fo:font-size="9pt" fo:font-style="normal" fo:font-weight="normal" style:font-size-asian="9pt" style:font-size-complex="9pt"/>
    </style:style>
    <style:style style:name="T136" style:family="text">
      <style:text-properties fo:color="#555555" style:font-name="Loma" fo:font-size="11pt" fo:font-style="italic" style:font-size-asian="11pt" style:font-size-complex="11pt" loext:padding="0cm" loext:border="none"/>
    </style:style>
    <style:style style:name="T137" style:family="text">
      <style:text-properties fo:color="#555555" style:font-name="Loma" fo:font-size="9pt" style:font-size-asian="9pt" style:font-size-complex="9pt"/>
    </style:style>
    <style:style style:name="T138" style:family="text">
      <style:text-properties fo:color="#555555" style:font-name="Loma" fo:font-size="9pt" style:font-size-asian="9pt" style:font-size-complex="9pt" loext:padding="0cm" loext:border="none"/>
    </style:style>
    <style:style style:name="T139" style:family="text">
      <style:text-properties fo:color="#555555" style:font-name="Loma" fo:font-size="9pt" fo:font-style="italic" style:font-size-asian="9pt" style:font-size-complex="9pt" loext:padding="0cm" loext:border="none"/>
    </style:style>
    <style:style style:name="T140" style:family="text">
      <style:text-properties fo:font-style="italic" loext:padding="0cm" loext:border="none"/>
    </style:style>
    <style:style style:name="T141" style:family="text">
      <style:text-properties style:font-name="monospace" loext:padding="0cm" loext:border="none"/>
    </style:style>
    <style:style style:name="T142" style:family="text">
      <style:text-properties style:font-name="Loma" fo:font-style="italic" loext:padding="0cm" loext:border="none"/>
    </style:style>
    <style:style style:name="T143" style:family="text">
      <style:text-properties style:font-name="Loma" loext:padding="0cm" loext:border="none"/>
    </style:style>
    <style:style style:name="T144" style:family="text">
      <style:text-properties style:font-name="Loma" fo:font-size="11pt" fo:font-style="italic" style:font-size-asian="11pt" style:font-size-complex="11pt" loext:padding="0cm" loext:border="none"/>
    </style:style>
    <style:style style:name="T145" style:family="text">
      <style:text-properties style:font-name="Loma" fo:font-size="11pt" style:font-size-asian="11pt" style:font-size-complex="11pt" loext:padding="0cm" loext:border="none"/>
    </style:style>
    <style:style style:name="T146" style:family="text">
      <style:text-properties style:font-name="Loma" fo:font-size="9pt" fo:font-style="italic" style:font-size-asian="9pt" style:font-size-complex="9pt" loext:padding="0cm" loext:border="none"/>
    </style:style>
    <style:style style:name="T147" style:family="text">
      <style:text-properties style:font-name="Loma" fo:font-size="9pt" style:font-size-asian="9pt" style:font-size-complex="9pt"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6"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51"><text:soft-page-break/>Índice</text:p>
      <text:p text:style-name="P51">Prefácio</text:p>
      <text:p text:style-name="P51">Sobre este livro</text:p>
      <text:p text:style-name="P51">Audiência pretendida</text:p>
      <text:p text:style-name="P51">Exemplos e código fonte</text:p>
      <text:p text:style-name="P51">Seu retorno</text:p>
      <text:p text:style-name="P51">Sobre o autor</text:p>
      <text:p text:style-name="P51">Agradecimentos</text:p>
      <text:p text:style-name="P51">1. Introdução ao Zend Framework 3</text:p>
      <text:p text:style-name="P51">1.1. O que é Zend Framework 3?</text:p>
      <text:p text:style-name="P51">1.2. Um exemplo de site PHP</text:p>
      <text:p text:style-name="P51">1.2.1. Pagina inicial</text:p>
      <text:p text:style-name="P51">1.2.2. Página de login</text:p>
      <text:p text:style-name="P51">1.2.3. Página de logout</text:p>
      <text:p text:style-name="P51">1.2.4. Revisando o Código</text:p>
      <text:p text:style-name="P51">1.3. Licença</text:p>
      <text:p text:style-name="P51">1.4. Suporte ao usuário</text:p>
      <text:p text:style-name="P51">1.5. Código-fonte da estrutura</text:p>
      <text:p text:style-name="P51">1.5.1. Padrões de codificação</text:p>
      <text:p text:style-name="P51">1.6. Sistemas operacionais suportados</text:p>
      <text:p text:style-name="P51">1.7. Requisitos do servidor</text:p>
      <text:p text:style-name="P51">1.8. Segurança</text:p>
      <text:p text:style-name="P51">1.9. atuação</text:p>
      <text:p text:style-name="P51">1.10. Padrões de design</text:p>
      <text:p text:style-name="P51">1.11. Principais componentes do ZF3</text:p>
      <text:p text:style-name="P51">1.12. Diferenças com Zend Framework 2</text:p>
      <text:p text:style-name="P51">1.12.1. Compatibilidade com versões anteriores</text:p>
      <text:p text:style-name="P51">1.12.2. Componentes</text:p>
      <text:p text:style-name="P51"><text:soft-page-break/>1.12.3. Instalador de componentes</text:p>
      <text:p text:style-name="P51">1.12.4. Desempenho do ServiceManager e do EventManager</text:p>
      <text:p text:style-name="P51">1.12.5. PSR-4</text:p>
      <text:p text:style-name="P51">1.12.6. Middleware</text:p>
      <text:p text:style-name="P51">1.12.7. Foco na Documentação</text:p>
      <text:p text:style-name="P51">1.13. Resumo</text:p>
      <text:p text:style-name="P51">2. Aplicação Esqueleto Zend</text:p>
      <text:p text:style-name="P51">2.1. Obtendo o aplicativo Zend Skeleton</text:p>
      <text:p text:style-name="P51">2.2. Estrutura de diretórios típica</text:p>
      <text:p text:style-name="P51">2.3. Dependências do aplicativo</text:p>
      <text:p text:style-name="P51">2.4. Host Virtual Apache</text:p>
      <text:p text:style-name="P51">2.5. Abrindo o site em seu navegador</text:p>
      <text:p text:style-name="P51">2.6. Criando Projeto NetBeans</text:p>
      <text:p text:style-name="P51">2.7. Arquivo de acesso de hipertexto (.htaccess)</text:p>
      <text:p text:style-name="P51">2.8. Bloqueando o acesso ao site por endereço IP</text:p>
      <text:p text:style-name="P51">2.9. Autenticação HTTP</text:p>
      <text:p text:style-name="P51">2.10. Ter vários hosts virtuais</text:p>
      <text:p text:style-name="P51">2.11. Arquivo de hosts</text:p>
      <text:p text:style-name="P51">2.12. Uso avançado do compositor</text:p>
      <text:p text:style-name="P51">2.12.1. Nomes e Versões de Pacotes</text:p>
      <text:p text:style-name="P51">2.12.2. Instalando e Atualizando Pacotes</text:p>
      <text:p text:style-name="P51">2.12.3. Adicionando uma nova dependência</text:p>
      <text:p text:style-name="P51">2.12.4. Pacotes Virtuais</text:p>
      <text:p text:style-name="P51">2.12.5. Compositor e Sistemas de Controle de Versão</text:p>
      <text:p text:style-name="P51">2.13. Resumo</text:p>
      <text:p text:style-name="P51">3. Operação do site</text:p>
      <text:p text:style-name="P51">3.1. Classes PHP</text:p>
      <text:p text:style-name="P51">3.2. Namespaces PHP</text:p>
      <text:p text:style-name="P51"><text:soft-page-break/>3.3. Interfaces PHP</text:p>
      <text:p text:style-name="P51">3.4. Carregamento Automático de Classes PHP</text:p>
      <text:p text:style-name="P51">3.4.1. Carregador automático de mapa de classe</text:p>
      <text:p text:style-name="P51">3.4.2. Padrão PSR-4</text:p>
      <text:p text:style-name="P51">3.4.3. Autoloader fornecido pelo compositor</text:p>
      <text:p text:style-name="P51">3.4.4. Estrutura de diretórios de origem do PSR-4 e do módulo</text:p>
      <text:p text:style-name="P51">3.5. Solicitação e resposta HTTP</text:p>
      <text:p text:style-name="P51">3.6. Script de entrada do site</text:p>
      <text:p text:style-name="P51">3.7. Ciclo de vida de eventos e aplicativos</text:p>
      <text:p text:style-name="P51">3.8. Configuração do aplicativo</text:p>
      <text:p text:style-name="P51">3.8.1. Arquivos de configuração no nível do aplicativo</text:p>
      <text:p text:style-name="P51">3.8.2. Arquivos de configuração extras no nível do aplicativo</text:p>
      <text:p text:style-name="P51">3.8.3. Arquivo de configuração de desenvolvimento em nível de aplicativo</text:p>
      <text:p text:style-name="P51">3.8.4. Arquivos de configuração de desenvolvimento extra no nível do aplicativo</text:p>
      <text:p text:style-name="P51">3.8.5. Arquivos de configuração em nível de módulo</text:p>
      <text:p text:style-name="P51">3.8.6. Combinando os arquivos de configuração</text:p>
      <text:p text:style-name="P51">3.9. Ponto de entrada do módulo</text:p>
      <text:p text:style-name="P51">3.10. Gerente de Serviços</text:p>
      <text:p text:style-name="P51">3.10.1. Cadastrando um serviço</text:p>
      <text:p text:style-name="P51">3.10.2. Nomes de serviço</text:p>
      <text:p text:style-name="P51">3.10.3. Substituindo um serviço existente</text:p>
      <text:p text:style-name="P51">3.10.4. Registrando classes invocáveis</text:p>
      <text:p text:style-name="P51">3.10.5. Cadastrando uma fábrica</text:p>
      <text:p text:style-name="P51">3.10.6. Registrando uma fábrica abstrata</text:p>
      <text:p text:style-name="P51">3.10.7. Registrando aliases de serviço</text:p>
      <text:p text:style-name="P51">3.10.8. Serviços Compartilhados e Não Compartilhados</text:p>
      <text:p text:style-name="P51">3.10.9. Configuração do Gerenciador de Serviços</text:p>
      <text:p text:style-name="P51">3.11. Gerenciadores de plug-ins</text:p>
      <text:p text:style-name="P51"><text:soft-page-break/>3.12. Sobre o Gerenciador de Eventos</text:p>
      <text:p text:style-name="P51">3.12.1. Evento &amp; MvcEvent</text:p>
      <text:p text:style-name="P51">3.12.2. EventManager &amp; SharedEventManager</text:p>
      <text:p text:style-name="P51">3.13. Resumo</text:p>
      <text:p text:style-name="P51">4. Controlador de Visualização de Modelo</text:p>
      <text:p text:style-name="P51">4.1. Obtenha o exemplo Hello World do GitHub</text:p>
      <text:p text:style-name="P51">4.2. Separando a lógica de negócios da apresentação</text:p>
      <text:p text:style-name="P51">4.3. Controladores</text:p>
      <text:p text:style-name="P51">4.3.1. Classe do controlador básico</text:p>
      <text:p text:style-name="P51">4.4. Recuperando dados da solicitação HTTP</text:p>
      <text:p text:style-name="P51">4.5. Recuperando Variáveis ​​GET e POST</text:p>
      <text:p text:style-name="P51">4.6. Colocando dados na resposta HTTP</text:p>
      <text:p text:style-name="P51">4.7. Contêineres Variáveis</text:p>
      <text:p text:style-name="P51">4.8. Expressando Condições de Erro</text:p>
      <text:p text:style-name="P51">4.9. Registro do Controlador</text:p>
      <text:p text:style-name="P51">4.9.1. Registrando uma fábrica de controladores</text:p>
      <text:p text:style-name="P51">4.9.2. LazyControllerAbstractFactory</text:p>
      <text:p text:style-name="P51">4.10. Quando criar um novo controlador?</text:p>
      <text:p text:style-name="P51">4.11. Plug-ins do controlador</text:p>
      <text:p text:style-name="P51">4.11.1. Escrevendo o plug-in do próprio controlador</text:p>
      <text:p text:style-name="P51">4.12. Visualizações</text:p>
      <text:p text:style-name="P51">4.13. Ver auxiliares</text:p>
      <text:p text:style-name="P51">4.14. Ver nomes de modelos</text:p>
      <text:p text:style-name="P51">4.14.1. Substituindo o nome do modelo de visualização padrão</text:p>
      <text:p text:style-name="P51">4.15. Ver Resolvedor</text:p>
      <text:p text:style-name="P51">4.16. Desativando a renderização de visualização</text:p>
      <text:p text:style-name="P51">4.17. Ver estratégias de renderização</text:p>
      <text:p text:style-name="P51">4.17.1. Retornando a resposta JSON</text:p>
      <text:p text:style-name="P51"><text:soft-page-break/>4.18. Páginas de erro</text:p>
      <text:p text:style-name="P51">4.19. Modelos</text:p>
      <text:p text:style-name="P51">4.20. Tipos de modelo</text:p>
      <text:p text:style-name="P51">4.20.1. Entidades</text:p>
      <text:p text:style-name="P51">4.20.2. Repositórios</text:p>
      <text:p text:style-name="P51">4.20.3. Objetos de valor</text:p>
      <text:p text:style-name="P51">4.20.4. Serviços</text:p>
      <text:p text:style-name="P51">4.20.5. Fábricas</text:p>
      <text:p text:style-name="P51">4.21. Determinando o tipo de modelo correto</text:p>
      <text:p text:style-name="P51">4.22. Outros tipos de modelo</text:p>
      <text:p text:style-name="P51">4.23. Controladores magros, modelos gordos, visualizações simples</text:p>
      <text:p text:style-name="P51">4.23.1. Controladores magros</text:p>
      <text:p text:style-name="P51">4.23.2. Modelos de gordura</text:p>
      <text:p text:style-name="P51">4.23.3. Modelos de Visualização Simples</text:p>
      <text:p text:style-name="P51">4.24. Resumo</text:p>
      <text:p text:style-name="P51">5. Roteamento</text:p>
      <text:p text:style-name="P51">5.1. Estrutura de URL</text:p>
      <text:p text:style-name="P51">5.2. Tipos de rota</text:p>
      <text:p text:style-name="P51">5.3. Combinando Tipos de Rota</text:p>
      <text:p text:style-name="P51">5.3.1. Pilha de Rota Simples</text:p>
      <text:p text:style-name="P51">5.3.2. Pilha de Rota de Árvore</text:p>
      <text:p text:style-name="P51">5.4. Configuração de roteamento</text:p>
      <text:p text:style-name="P51">5.4.1. Configuração para Rotas Simples</text:p>
      <text:p text:style-name="P51">5.4.2. Configuração para rotas aninhadas</text:p>
      <text:p text:style-name="P51">5.4.3. Configuração de roteamento padrão no aplicativo Zend Skeleton</text:p>
      <text:p text:style-name="P51">5.5. Tipo de rota literal</text:p>
      <text:p text:style-name="P51">5.6. Tipo de rota de segmento</text:p>
      <text:p text:style-name="P51">5.7. Tipo de rota Regex</text:p>
      <text:p text:style-name="P51"><text:soft-page-break/>5.8. Outros tipos de rota</text:p>
      <text:p text:style-name="P51">5.8.1. nome de anfitrião</text:p>
      <text:p text:style-name="P51">5.8.2. Esquema</text:p>
      <text:p text:style-name="P51">5.8.3. Método</text:p>
      <text:p text:style-name="P51">5.9. Extraindo parâmetros da rota</text:p>
      <text:p text:style-name="P51">5.9.1. Recuperando o RouteMatch e o objeto Router</text:p>
      <text:p text:style-name="P51">5.10. Gerando URLs da Rota</text:p>
      <text:p text:style-name="P51">5.10.1. Gerando URLs em modelos de visualização</text:p>
      <text:p text:style-name="P51">5.10.1.1. Parâmetros de passagem</text:p>
      <text:p text:style-name="P51">5.10.1.2. Gerando URLs Absolutos</text:p>
      <text:p text:style-name="P51">5.10.1.3. Especificando a parte da consulta</text:p>
      <text:p text:style-name="P51">5.10.2. Gerando URLs em Controllers</text:p>
      <text:p text:style-name="P51">5.10.3. Codificação de URL</text:p>
      <text:p text:style-name="P51">5.11. Escrevendo o próprio tipo de rota</text:p>
      <text:p text:style-name="P51">5.11.1. RouteInterface</text:p>
      <text:p text:style-name="P51">5.11.2. Classe de rota personalizada</text:p>
      <text:p text:style-name="P51">5.12. Resumo</text:p>
      <text:p text:style-name="P51">6. Aparência e Layout da Página</text:p>
      <text:p text:style-name="P51">6.1. Sobre CSS Stylesheets e Twitter Bootstrap</text:p>
      <text:p text:style-name="P51">6.2. Layout de página no Zend Framework 3</text:p>
      <text:p text:style-name="P51">6.3. Modificando o layout de página padrão</text:p>
      <text:p text:style-name="P51">6.4. Alternando entre layouts</text:p>
      <text:p text:style-name="P51">6.4.1. Configurando o layout para todas as ações de um controlador</text:p>
      <text:p text:style-name="P51">6.5. Visualizações parciais</text:p>
      <text:p text:style-name="P51">6.6. Assistente de visualização de espaço reservado</text:p>
      <text:p text:style-name="P51">6.7. Adicionando scripts a uma página da Web</text:p>
      <text:p text:style-name="P51">6.7.1. Exemplo</text:p>
      <text:p text:style-name="P51">6.8. Adicionando folhas de estilo CSS a uma página da Web</text:p>
      <text:p text:style-name="P51"><text:soft-page-break/>6.8.1. Exemplo</text:p>
      <text:p text:style-name="P51">6.9. Escrevendo Auxiliares de Visualização Própria</text:p>
      <text:p text:style-name="P51">6.9.1. Cardápio</text:p>
      <text:p text:style-name="P51">6.9.2. Migalhas de pão</text:p>
      <text:p text:style-name="P51">6.10. Ver modelos e composição de página</text:p>
      <text:p text:style-name="P51">6.11. Resumo</text:p>
      <text:p text:style-name="P51">7. Coletando a entrada do usuário com formulários</text:p>
      <text:p text:style-name="P51">7.1. Obtenha a amostra de demonstração de formulário do GitHub</text:p>
      <text:p text:style-name="P51">7.2. Sobre formulários HTML</text:p>
      <text:p text:style-name="P51">7.2.1. Conjuntos de campos</text:p>
      <text:p text:style-name="P51">7.2.2. Exemplo: Formulário "Fale Conosco"</text:p>
      <text:p text:style-name="P51">7.2.3. Métodos GET e POST</text:p>
      <text:p text:style-name="P51">7.3. Estilizando formulários HTML com o Twitter Bootstrap</text:p>
      <text:p text:style-name="P51">7.4. Instalando componentes de formulário ZF3</text:p>
      <text:p text:style-name="P51">7.5. Recuperando dados de formulário na ação de um controlador</text:p>
      <text:p text:style-name="P51">7.6. Forms e Model-View-Controller</text:p>
      <text:p text:style-name="P51">7.6.1. Um fluxo de trabalho de uso de formulário típico</text:p>
      <text:p text:style-name="P51">7.7. Um modelo de formulário</text:p>
      <text:p text:style-name="P51">7.8. Elementos do formulário</text:p>
      <text:p text:style-name="P51">7.8.1. Adicionando elementos a um modelo de formulário</text:p>
      <text:p text:style-name="P51">7.8.2. Método 1: passando uma instância de um elemento</text:p>
      <text:p text:style-name="P51">7.8.3. Método 2: usando a especificação de matriz</text:p>
      <text:p text:style-name="P51">7.9. Exemplo: criando o modelo de formulário de contato</text:p>
      <text:p text:style-name="P51">7.10. Adicionando regras de validação e filtragem de formulários</text:p>
      <text:p text:style-name="P51">7.10.1. Filtro de entrada</text:p>
      <text:p text:style-name="P51">7.10.2. Adicionando entradas ao filtro de entrada</text:p>
      <text:p text:style-name="P51">7.10.2.1. Configuração do filtro</text:p>
      <text:p text:style-name="P51">7.10.2.2. Configuração do validador</text:p>
      <text:p text:style-name="P51"><text:soft-page-break/>7.10.3. Criando Filtro de Entrada para o Formulário de Contato</text:p>
      <text:p text:style-name="P51">7.11. Usando o formulário na ação de um controlador</text:p>
      <text:p text:style-name="P51">7.11.1. Passando dados de formulário para um modelo</text:p>
      <text:p text:style-name="P51">7.12. Apresentação do formulário</text:p>
      <text:p text:style-name="P51">7.12.1. Preparando o modelo de formulário para renderização</text:p>
      <text:p text:style-name="P51">7.13. Auxiliares de visualização de formulário padrão</text:p>
      <text:p text:style-name="P51">7.13.1. Renderizando um elemento de formulário</text:p>
      <text:p text:style-name="P51">7.13.2. Renderizando os erros de validação de um elemento</text:p>
      <text:p text:style-name="P51">7.13.3. Renderizando o rótulo de um elemento</text:p>
      <text:p text:style-name="P51">7.13.4. Renderizando uma linha de formulário</text:p>
      <text:p text:style-name="P51">7.13.5. Renderizando o formulário inteiro</text:p>
      <text:p text:style-name="P51">7.14. Exemplo: Criando o modelo de visualização para o formulário de contato</text:p>
      <text:p text:style-name="P51">7.14.1. Aplicando os estilos CSS do Bootstrap ao formulário</text:p>
      <text:p text:style-name="P51">7.14.2. Estilizando a lista de erros de validação</text:p>
      <text:p text:style-name="P51">7.14.3. Adicionando as páginas "Obrigado" e "Erro ao enviar e-mail"</text:p>
      <text:p text:style-name="P51">7.14.4. Resultados</text:p>
      <text:p text:style-name="P51">7.15. Resumo</text:p>
      <text:p text:style-name="P51">8. Transformando dados de entrada com filtros</text:p>
      <text:p text:style-name="P51">8.1. Sobre filtros</text:p>
      <text:p text:style-name="P51">8.1.1. Interface de filtro</text:p>
      <text:p text:style-name="P51">8.2. Visão geral dos filtros padrão</text:p>
      <text:p text:style-name="P51">8.3. Instanciando um filtro</text:p>
      <text:p text:style-name="P51">8.3.1. Método 1: instanciando um filtro manualmente</text:p>
      <text:p text:style-name="P51">8.3.2. Método 2: Construindo um Filtro com StaticFilter</text:p>
      <text:p text:style-name="P51">8.3.3. Método 3: Construindo um Filtro de Array</text:p>
      <text:p text:style-name="P51">8.4. Sobre o Gerenciador de plug-ins de filtro</text:p>
      <text:p text:style-name="P51">8.5. Comportamento do filtro em caso de dados de entrada incorretos</text:p>
      <text:p text:style-name="P51">8.6. Exemplos de uso de filtro</text:p>
      <text:p text:style-name="P51"><text:soft-page-break/>8.6.1. Filtra a transmissão de dados de entrada para um tipo especificado</text:p>
      <text:p text:style-name="P51">8.6.1.1. Filtro ToInt</text:p>
      <text:p text:style-name="P51">8.6.1.2. Filtro booleano</text:p>
      <text:p text:style-name="P51">8.6.1.3. Filtro ToNull</text:p>
      <text:p text:style-name="P51">8.6.1.4. Filtro DateTimeFormatter</text:p>
      <text:p text:style-name="P51">8.6.2. Filtros realizando manipulações em um caminho de arquivo</text:p>
      <text:p text:style-name="P51">8.6.2.1. Filtro de nome base</text:p>
      <text:p text:style-name="P51">8.6.2.2. Filtro Dir</text:p>
      <text:p text:style-name="P51">8.6.2.3. Filtro RealPath</text:p>
      <text:p text:style-name="P51">8.6.3. Filtros que realizam compactação e criptografia de dados de entrada</text:p>
      <text:p text:style-name="P51">8.6.3.1. Comprimir Filtro</text:p>
      <text:p text:style-name="P51">8.6.3.2. Criptografar filtro</text:p>
      <text:p text:style-name="P51">8.6.4. Filtros Manipulando Dados de String</text:p>
      <text:p text:style-name="P51">8.6.4.1. Filtro StringToLower</text:p>
      <text:p text:style-name="P51">8.6.4.2. Filtro PregReplace</text:p>
      <text:p text:style-name="P51">8.6.4.3. Filtro StripTags</text:p>
      <text:p text:style-name="P51">8.6.4.4. Filtro StripNewlines</text:p>
      <text:p text:style-name="P51">8.6.4.5. Filtro UriNormalizar</text:p>
      <text:p text:style-name="P51">8.6.5. Organizando filtros em uma cadeia</text:p>
      <text:p text:style-name="P51">8.6.6. Filtragem personalizada com o filtro de retorno de chamada</text:p>
      <text:p text:style-name="P51">8.6.6.1. Exemplo</text:p>
      <text:p text:style-name="P51">8.7. Escrevendo seu próprio filtro</text:p>
      <text:p text:style-name="P51">8.7.1. Usando a classe PhoneFilter</text:p>
      <text:p text:style-name="P51">8.8. Resumo</text:p>
      <text:p text:style-name="P51">9. Verificando os dados de entrada com validadores</text:p>
      <text:p text:style-name="P51">9.1. Sobre validadores</text:p>
      <text:p text:style-name="P51">9.1.1. Interface do Validador</text:p>
      <text:p text:style-name="P51">9.2. Visão geral dos validadores padrão</text:p>
      <text:p text:style-name="P51"><text:soft-page-break/>9.3. Comportamento do validador em caso de dados inválidos ou inaceitáveis</text:p>
      <text:p text:style-name="P51">9.4. Instanciando um validador</text:p>
      <text:p text:style-name="P51">9.4.1. Método 1. Instanciação Manual de um Validador</text:p>
      <text:p text:style-name="P51">9.4.2. Método 2. Usando o Wrapper StaticValidator</text:p>
      <text:p text:style-name="P51">9.4.3. Método 3. Usando uma configuração de matriz</text:p>
      <text:p text:style-name="P51">9.5. Sobre o Gerenciador de plug-ins do validador</text:p>
      <text:p text:style-name="P51">9.6. Exemplos de uso do validador</text:p>
      <text:p text:style-name="P51">9.6.1. Validadores para verificar a conformidade do valor com determinado formato</text:p>
      <text:p text:style-name="P51">9.6.1.1. Validador de IP</text:p>
      <text:p text:style-name="P51">9.6.1.2. Validador de nome de host</text:p>
      <text:p text:style-name="P51">9.6.1.3. Validador de Uri</text:p>
      <text:p text:style-name="P51">9.6.1.4. Validador de data</text:p>
      <text:p text:style-name="P51">9.6.1.5. Validador de Regex</text:p>
      <text:p text:style-name="P51">9.6.2. Validadores para verificar se um valor numérico está em um determinado intervalo</text:p>
      <text:p text:style-name="P51">9.6.2.1. Validador não vazio</text:p>
      <text:p text:style-name="P51">9.6.2.2. Entre validador</text:p>
      <text:p text:style-name="P51">9.6.2.3. Validador InArray</text:p>
      <text:p text:style-name="P51">9.6.2.4. Validador de StringLength</text:p>
      <text:p text:style-name="P51">9.6.3. Organizando validadores em uma cadeia</text:p>
      <text:p text:style-name="P51">9.6.4. Validação personalizada com o validador de retorno de chamada</text:p>
      <text:p text:style-name="P51">9.6.4.1. Exemplo</text:p>
      <text:p text:style-name="P51">9.7. Escrevendo o Próprio Validador</text:p>
      <text:p text:style-name="P51">9.7.1. Usando a classe PhoneValidator</text:p>
      <text:p text:style-name="P51">9.8. Usando filtros e validadores fora de um formulário</text:p>
      <text:p text:style-name="P51">9.9. Resumo</text:p>
      <text:p text:style-name="P51">10. Carregando arquivos com formulários</text:p>
      <text:p text:style-name="P51">10.1. Sobre uploads de arquivos HTTP</text:p>
      <text:p text:style-name="P51">10.1.1. Codificação de Transferência Binária HTTP</text:p>
      <text:p text:style-name="P51"><text:soft-page-break/>10.1.2. $_FILES Super-Global Array em PHP</text:p>
      <text:p text:style-name="P51">10.2. Acessando arquivos carregados no ZF3</text:p>
      <text:p text:style-name="P51">10.3. Carregamentos de arquivo e modelo de formulário ZF3</text:p>
      <text:p text:style-name="P51">10.4. Validando arquivos enviados</text:p>
      <text:p text:style-name="P51">10.5. Filtrando arquivos enviados</text:p>
      <text:p text:style-name="P51">10.6. Contêiner do Filtro de Entrada e Uploads de Arquivos</text:p>
      <text:p text:style-name="P51">10.6.1. FileInput</text:p>
      <text:p text:style-name="P51">10.6.2. Executando validadores antes dos filtros</text:p>
      <text:p text:style-name="P51">10.7. Ação do controlador e uploads de arquivos</text:p>
      <text:p text:style-name="P51">10.8. Exemplo: Galeria de imagens</text:p>
      <text:p text:style-name="P51">10.8.1. Adicionando Modelo ImageForm</text:p>
      <text:p text:style-name="P51">10.8.2. Adicionando regras de validação ao modelo ImageForm</text:p>
      <text:p text:style-name="P51">10.8.3. Escrevendo o serviço ImageManager</text:p>
      <text:p text:style-name="P51">10.8.4. Adicionando ImageController</text:p>
      <text:p text:style-name="P51">10.8.4.1. Adicionando Ação de Upload e Modelo de Visualização Correspondente</text:p>
      <text:p text:style-name="P51">10.8.4.2. Adicionando Ação de Índice e Modelo de Visualização Correspondente</text:p>
      <text:p text:style-name="P51">10.8.4.3. Adicionando ação de arquivo</text:p>
      <text:p text:style-name="P51">10.8.4.4. Criando Fábrica para o Controlador</text:p>
      <text:p text:style-name="P51">10.8.4.5. Registrando o ImageController</text:p>
      <text:p text:style-name="P51">10.8.4.6. Criando Rota</text:p>
      <text:p text:style-name="P51">10.8.5. Resultados</text:p>
      <text:p text:style-name="P51">10.9. Resumo</text:p>
      <text:p text:style-name="P51">11. Uso Avançado de Formulários</text:p>
      <text:p text:style-name="P51">11.1. Elementos de segurança do formulário</text:p>
      <text:p text:style-name="P51">11.1.1. CAPTCHA</text:p>
      <text:p text:style-name="P51">11.1.1.1. Tipos de CAPTCHA</text:p>
      <text:p text:style-name="P51">11.1.1.2. Elemento de formulário CAPTCHA e assistente de visualização</text:p>
      <text:p text:style-name="P51">11.1.1.3. Exemplo 1: adicionando CAPTCHA de imagem ao ContactForm</text:p>
      <text:p text:style-name="P51"><text:soft-page-break/>11.1.1.4. Exemplo 2: Adicionando um FIGlet CAPTCHA ao ContactForm</text:p>
      <text:p text:style-name="P51">11.1.2. Prevenção CSRF</text:p>
      <text:p text:style-name="P51">11.1.2.1. Exemplo: Adicionando um Elemento CSRF ao Formulário</text:p>
      <text:p text:style-name="P51">11.2. Usando grupos de validação</text:p>
      <text:p text:style-name="P51">11.3. Implementação de formulários de várias etapas</text:p>
      <text:p text:style-name="P51">11.3.1. Ativando sessões</text:p>
      <text:p text:style-name="P51">11.3.2. Adicionando Formulário de Registro</text:p>
      <text:p text:style-name="P51">11.3.3. Adicionando Controlador de Registro</text:p>
      <text:p text:style-name="P51">11.3.3.1. Adicionando RegistrationControllerFactory</text:p>
      <text:p text:style-name="P51">11.3.4. Adicionando modelos de visualização</text:p>
      <text:p text:style-name="P51">11.3.5. Adicionando Rota</text:p>
      <text:p text:style-name="P51">11.3.6. Resultados</text:p>
      <text:p text:style-name="P51">11.4. Resumo</text:p>
      <text:p text:style-name="P51">12. Gerenciamento de Banco de Dados com Doctrine ORM</text:p>
      <text:p text:style-name="P51">12.1. Obter exemplo de blog do GitHub</text:p>
      <text:p text:style-name="P51">12.2. Criando um banco de dados MySQL simples</text:p>
      <text:p text:style-name="P51">12.2.1. Criando Novo Banco de Dados</text:p>
      <text:p text:style-name="P51">12.2.2. Criando Tabelas</text:p>
      <text:p text:style-name="P51">12.2.3. Importando Esquema de Banco de Dados Pronto</text:p>
      <text:p text:style-name="P51">12.3. Integrando Doctrine ORM com Zend Framework 3</text:p>
      <text:p text:style-name="P51">12.3.1. Instalando Componentes do Doctrine com o Composer</text:p>
      <text:p text:style-name="P51">12.3.2. Carregando Módulos de Integração do Doctrine na Inicialização do Aplicativo</text:p>
      <text:p text:style-name="P51">12.3.3. Visão geral da configuração do Doctrine</text:p>
      <text:p text:style-name="P51">12.3.4. Substituindo a configuração padrão do Doctrine</text:p>
      <text:p text:style-name="P51">12.4. Especificando parâmetros de conexão de banco de dados</text:p>
      <text:p text:style-name="P51">12.5. Sobre Entidades de Doutrina</text:p>
      <text:p text:style-name="P51">12.5.1. Anotações</text:p>
      <text:p text:style-name="P51">12.6. Criando Entidades</text:p>
      <text:p text:style-name="P51"><text:soft-page-break/>12.6.1. Adicionando Entidade de Postagem</text:p>
      <text:p text:style-name="P51">12.6.2. Adicionando as entidades de comentário e tag</text:p>
      <text:p text:style-name="P51">12.6.3. Especificando relacionamentos entre entidades</text:p>
      <text:p text:style-name="P51">12.6.3.1. Um para muitos/muitos para um</text:p>
      <text:p text:style-name="P51">12.6.3.2. Muitos para muitos</text:p>
      <text:p text:style-name="P51">12.6.4. Especificando locais de entidades</text:p>
      <text:p text:style-name="P51">12.7. Sobre o Gerenciador de Entidades</text:p>
      <text:p text:style-name="P51">12.7.1. Repositórios de Entidade</text:p>
      <text:p text:style-name="P51">12.8. Adicionando a página inicial do blog</text:p>
      <text:p text:style-name="P51">12.9. Adicionando nova postagem</text:p>
      <text:p text:style-name="P51">12.9.1. Adicionando PostForm</text:p>
      <text:p text:style-name="P51">12.9.2. Adicionando o serviço PostManager</text:p>
      <text:p text:style-name="P51">12.9.3. Criando Ação do Controlador e Modelo de Visualização</text:p>
      <text:p text:style-name="P51">12.10. Editando postagem existente</text:p>
      <text:p text:style-name="P51">12.10.1. Modificando o PostManager</text:p>
      <text:p text:style-name="P51">12.10.2. Adicionando Ação do Controlador e Modelo de Visualização</text:p>
      <text:p text:style-name="P51">12.11. Excluindo uma postagem</text:p>
      <text:p text:style-name="P51">12.11.1. Modificando o PostManager</text:p>
      <text:p text:style-name="P51">12.11.2. Adicionando Ação do Controlador</text:p>
      <text:p text:style-name="P51">12.12. Implementando a visualização da postagem</text:p>
      <text:p text:style-name="P51">12.12.1. Adicionando formulário de comentário</text:p>
      <text:p text:style-name="P51">12.12.2. Modificando o PostManager</text:p>
      <text:p text:style-name="P51">12.12.3. Adicionando Ação do Controlador e Modelo de Visualização</text:p>
      <text:p text:style-name="P51">12.13. Implementando a página de administrador</text:p>
      <text:p text:style-name="P51">12.14. Implementando a nuvem de tags</text:p>
      <text:p text:style-name="P51">12.14.1. Adicionando repositório de postagem personalizado</text:p>
      <text:p text:style-name="P51">12.14.2. Calculando a nuvem de tags</text:p>
      <text:p text:style-name="P51">12.14.3. Modificando a ação do controlador</text:p>
      <text:p text:style-name="P51"><text:soft-page-break/>12.14.4. Renderizando a nuvem de tags</text:p>
      <text:p text:style-name="P51">12.15. Implementando paginação</text:p>
      <text:p text:style-name="P51">12.15.1. Paginador Doctrine ORM</text:p>
      <text:p text:style-name="P51">12.15.2. Paginador ZF3</text:p>
      <text:p text:style-name="P51">12.15.2.1. Modificando PostRepository</text:p>
      <text:p text:style-name="P51">12.15.2.2. Modificando IndexController</text:p>
      <text:p text:style-name="P51">12.15.2.3. Visualizando o widget de paginação</text:p>
      <text:p text:style-name="P51">12.15.2.4. Resultados</text:p>
      <text:p text:style-name="P51">12.16. Resumo</text:p>
      <text:p text:style-name="P51">13. Migrações de banco de dados</text:p>
      <text:p text:style-name="P51">13.1. Instalando o componente Doctrine\Migrations</text:p>
      <text:p text:style-name="P51">13.2. Como configurar migrações</text:p>
      <text:p text:style-name="P51">13.3. Criando migrações</text:p>
      <text:p text:style-name="P51">13.3.1. Criando a migração inicial</text:p>
      <text:p text:style-name="P51">13.3.2. Adicionando outra migração</text:p>
      <text:p text:style-name="P51">13.4. Executando migrações</text:p>
      <text:p text:style-name="P51">13.5. Resumo</text:p>
      <text:p text:style-name="P51">14. Criando um Novo Módulo</text:p>
      <text:p text:style-name="P51">14.1. Quando criar um novo módulo?</text:p>
      <text:p text:style-name="P51">14.2. Como criar um novo módulo?</text:p>
      <text:p text:style-name="P51">14.2.1. Renomeando o Módulo Esqueleto</text:p>
      <text:p text:style-name="P51">14.2.2. Ativando o carregamento automático de classe</text:p>
      <text:p text:style-name="P51">14.2.3. Habilitando o Módulo</text:p>
      <text:p text:style-name="P51">14.3. Module.php Escuta de Arquivos e Eventos</text:p>
      <text:p text:style-name="P51">14.3.1. Exemplo 1. Modelo de layout de comutação</text:p>
      <text:p text:style-name="P51">14.3.2. Exemplo 2. Forçando o uso de HTTPS</text:p>
      <text:p text:style-name="P51">14.3.3. Exemplo 3. Relatando todas as exceções em seu site</text:p>
      <text:p text:style-name="P51">14.4. Registrando o módulo como um pacote do Composer</text:p>
      <text:p text:style-name="P51"><text:soft-page-break/>14.5. Resumo</text:p>
      <text:p text:style-name="P51">15. Trabalhando com Sessões</text:p>
      <text:p text:style-name="P51">15.1. Sessões PHP</text:p>
      <text:p text:style-name="P51">15.2. Instalando o componente Zend\Session</text:p>
      <text:p text:style-name="P51">15.3. Gerenciador de sessão</text:p>
      <text:p text:style-name="P51">15.3.1. Fornecendo configuração de sessão</text:p>
      <text:p text:style-name="P51">15.3.2. Tornando o Gerenciador de Sessões o Padrão</text:p>
      <text:p text:style-name="P51">15.4. Contêineres de sessão</text:p>
      <text:p text:style-name="P51">15.4.1. Método 1. Instanciação manual de um contêiner de sessão</text:p>
      <text:p text:style-name="P51">15.4.2. Método 2. Criando um contêiner de sessão usando o Factory</text:p>
      <text:p text:style-name="P51">15.4.3. Salvando dados na sessão com o contêiner de sessão</text:p>
      <text:p text:style-name="P51">15.5. Resumo</text:p>
      <text:p text:style-name="P51">16. Gerenciamento de usuários, autenticação e filtragem de acesso</text:p>
      <text:p text:style-name="P51">16.1. Obter amostra de demonstração do usuário do GitHub</text:p>
      <text:p text:style-name="P51">16.2. Criando o módulo de usuário</text:p>
      <text:p text:style-name="P51">16.3. Configurando o banco de dados</text:p>
      <text:p text:style-name="P51">16.4. Implementando a entidade do usuário</text:p>
      <text:p text:style-name="P51">16.5. Adicionando UserController</text:p>
      <text:p text:style-name="P51">16.6. Adicionando o serviço UserManager</text:p>
      <text:p text:style-name="P51">16.6.1. Criando um novo usuário e armazenando senha criptografada</text:p>
      <text:p text:style-name="P51">16.6.2. Validando a senha criptografada</text:p>
      <text:p text:style-name="P51">16.6.3. Criando usuário administrador</text:p>
      <text:p text:style-name="P51">16.6.4. Redefinindo a senha do usuário</text:p>
      <text:p text:style-name="P51">16.7. Implementando a autenticação do usuário</text:p>
      <text:p text:style-name="P51">16.7.1. Serviço de autenticação</text:p>
      <text:p text:style-name="P51">16.7.2. Adaptador de autenticação de gravação</text:p>
      <text:p text:style-name="P51">16.7.3. Criando a fábrica para AuthenticationService</text:p>
      <text:p text:style-name="P51">16.7.4. Adicionando AuthController</text:p>
      <text:p text:style-name="P51"><text:soft-page-break/>16.7.5. Adicionando modelo de visualização para página de login</text:p>
      <text:p text:style-name="P51">16.7.6. Adicionando o serviço AuthManager</text:p>
      <text:p text:style-name="P51">16.8. Filtragem de acesso</text:p>
      <text:p text:style-name="P51">16.8.1. Adicionando Ouvinte de Evento de Despacho</text:p>
      <text:p text:style-name="P51">16.8.2. Implementando o algoritmo de filtragem de acesso</text:p>
      <text:p text:style-name="P51">16.8.3. Testando o filtro de acesso</text:p>
      <text:p text:style-name="P51">16.9. Plugin do Controlador de Identidade e Auxiliar de Visualização</text:p>
      <text:p text:style-name="P51">16.10. Resumo</text:p>
      <text:p text:style-name="P51">17. Controle de Acesso Baseado em Função</text:p>
      <text:p text:style-name="P51">17.1. Obter amostra de demonstração de função do GitHub</text:p>
      <text:p text:style-name="P51">17.2. Introdução ao RBAC</text:p>
      <text:p text:style-name="P51">17.2.1. Funções e permissões</text:p>
      <text:p text:style-name="P51">17.2.2. Contêiner RBAC</text:p>
      <text:p text:style-name="P51">17.2.3. Verificando permissões</text:p>
      <text:p text:style-name="P51">17.3. Funções padrão na amostra de demonstração de função</text:p>
      <text:p text:style-name="P51">17.4. Introdução às declarações dinâmicas</text:p>
      <text:p text:style-name="P51">17.5. Configurando o banco de dados</text:p>
      <text:p text:style-name="P51">17.6. Implementando Entidades</text:p>
      <text:p text:style-name="P51">17.7. Implementando o Gerenciamento de Funções</text:p>
      <text:p text:style-name="P51">17.8. Implementando o gerenciamento de permissões</text:p>
      <text:p text:style-name="P51">17.9. Atribuindo funções a um usuário</text:p>
      <text:p text:style-name="P51">17.10. Implementando RbacManager</text:p>
      <text:p text:style-name="P51">17.10.1. Configurando o Cache</text:p>
      <text:p text:style-name="P51">17.10.2. Escrevendo o serviço RbacManager</text:p>
      <text:p text:style-name="P51">17.11. Adicionando a página não autorizada</text:p>
      <text:p text:style-name="P51">17.12. Modificando o serviço AuthManager</text:p>
      <text:p text:style-name="P51">17.13. Modificando o ouvinte de eventos de despacho</text:p>
      <text:p text:style-name="P51">17.14. Adicionando o plug-in do controlador de acesso e o assistente de exibição</text:p>
      <text:p text:style-name="P51"><text:soft-page-break/>17.14.1. Plugin do Controlador de Acesso</text:p>
      <text:p text:style-name="P51">17.14.2. Acessar o Assistente de Visualização</text:p>
      <text:p text:style-name="P51">17.15. Usando o módulo de usuário</text:p>
      <text:p text:style-name="P51">17.16. Resumo</text:p>
      <text:p text:style-name="P51">Apêndice A. Configurando o Ambiente de Desenvolvimento Web</text:p>
      <text:p text:style-name="P51">Instalando Apache, PHP e MySQL no Linux</text:p>
      <text:p text:style-name="P51">Instalando Apache e PHP</text:p>
      <text:p text:style-name="P51">Verificando a instalação do servidor web</text:p>
      <text:p text:style-name="P51">Editando a configuração do PHP</text:p>
      <text:p text:style-name="P51">Reiniciando o servidor web Apache</text:p>
      <text:p text:style-name="P51">Habilitando o módulo mod_rewrite do Apache</text:p>
      <text:p text:style-name="P51">Criando o host virtual Apache</text:p>
      <text:p text:style-name="P51">Instalando a extensão XDebug PHP</text:p>
      <text:p text:style-name="P51">Instalando o servidor de banco de dados MySQL</text:p>
      <text:p text:style-name="P51">Configurando o servidor de banco de dados MySQL</text:p>
      <text:p text:style-name="P51">Instalando Apache, PHP e MySQL no Windows</text:p>
      <text:p text:style-name="P51">Verificando a instalação do servidor web</text:p>
      <text:p text:style-name="P51">Habilitando o módulo mod_rewrite do Apache</text:p>
      <text:p text:style-name="P51">Criando o host virtual Apache</text:p>
      <text:p text:style-name="P51">Instalando a extensão XDebug PHP</text:p>
      <text:p text:style-name="P51">Configurando o servidor de banco de dados MySQL</text:p>
      <text:p text:style-name="P51">Instalando o NetBeans IDE no Linux</text:p>
      <text:p text:style-name="P51">Instalando o NetBeans IDE no Windows</text:p>
      <text:p text:style-name="P51">Resumo</text:p>
      <text:p text:style-name="P51">Apêndice B. Introdução ao desenvolvimento PHP no NetBeans IDE</text:p>
      <text:p text:style-name="P51">Executar configuração</text:p>
      <text:p text:style-name="P51">Executando o site</text:p>
      <text:p text:style-name="P51">Depuração de sites no NetBeans</text:p>
      <text:p text:style-name="P51"><text:soft-page-break/>Barra de ferramentas de depuração</text:p>
      <text:p text:style-name="P51">Pontos de interrupção</text:p>
      <text:p text:style-name="P51">Observando variáveis</text:p>
      <text:p text:style-name="P51">Pilha de chamadas</text:p>
      <text:p text:style-name="P51">Opções de depuração</text:p>
      <text:p text:style-name="P51">Perfil</text:p>
      <text:p text:style-name="P51">Resumo</text:p>
      <text:p text:style-name="P51">Apêndice C. Introdução ao Twitter Bootstrap</text:p>
      <text:p text:style-name="P51">Visão geral dos arquivos Bootstrap</text:p>
      <text:p text:style-name="P51">Sistema de rede</text:p>
      <text:p text:style-name="P51">Definindo a grade</text:p>
      <text:p text:style-name="P51">Colunas de compensação</text:p>
      <text:p text:style-name="P51">Aninhamento de grades</text:p>
      <text:p text:style-name="P51">Conceito "Mobile First"</text:p>
      <text:p text:style-name="P51">Componentes da Interface do Bootstrap</text:p>
      <text:p text:style-name="P51">Barra de navegação</text:p>
      <text:p text:style-name="P51">Menu suspenso</text:p>
      <text:p text:style-name="P51">Barra de navegação dobrável</text:p>
      <text:p text:style-name="P51">Estilo da barra de navegação inversa</text:p>
      <text:p text:style-name="P51">Migalhas de pão</text:p>
      <text:p text:style-name="P51">Paginação</text:p>
      <text:p text:style-name="P51">Botões e Glyphicons</text:p>
      <text:p text:style-name="P51">Personalizando o Bootstrap</text:p>
      <text:p text:style-name="P51">Resumo</text:p>
      <text:p text:style-name="P51">Apêndice D. Introdução à Doutrina</text:p>
      <text:p text:style-name="P51">Doutrina e Sistemas de Gerenciamento de Banco de Dados</text:p>
      <text:p text:style-name="P51">Bancos de dados relacionais</text:p>
      <text:p text:style-name="P51">SQL vs. DQL</text:p>
      <text:p text:style-name="P51"><text:soft-page-break/>Bancos de dados NoSQL</text:p>
      <text:p text:style-name="P51">Bancos de dados de documentos</text:p>
      <text:p text:style-name="P51">Arquitetura da Doutrina</text:p>
      <text:p text:style-name="P51">Componentes que suportam bancos de dados relacionais</text:p>
      <text:p text:style-name="P51">Componentes que suportam bancos de dados de documentos NoSQL</text:p>
      <text:p text:style-name="P51">Resumo</text:p>
      <text:p text:style-name="P51">Apêndice E. Instalando um aplicativo Web ZF3 no Amazon EC2</text:p>
      <text:p text:style-name="P51">O que é Amazon Web Services?</text:p>
      <text:p text:style-name="P51">Criando conta Amazon Web Services</text:p>
      <text:p text:style-name="P51">Criando um par de chaves</text:p>
      <text:p text:style-name="P51">Iniciando a instância Linux do EC2</text:p>
      <text:p text:style-name="P51">Etapa 1 – Escolha uma imagem de máquina da Amazon (AMI)</text:p>
      <text:p text:style-name="P51">Etapa 2 — Escolha um tipo de instância</text:p>
      <text:p text:style-name="P51">Etapa 3 — Configurar a instância</text:p>
      <text:p text:style-name="P51">Etapa 4 — Adicionar armazenamento</text:p>
      <text:p text:style-name="P51">Etapa 5 — Marcar instância</text:p>
      <text:p text:style-name="P51">Etapa 6 — Grupo de segurança</text:p>
      <text:p text:style-name="P51">Etapa 7 — Revisar o lançamento da instância</text:p>
      <text:p text:style-name="P51">Atribuindo um endereço IP à instância</text:p>
      <text:p text:style-name="P51">Conectando-se à instância do EC2 por meio de SSH</text:p>
      <text:p text:style-name="P51">Instalando o Apache HTTP Server e o PHP Engine</text:p>
      <text:p text:style-name="P51">Instalando o aplicativo da Web Hello World</text:p>
      <text:p text:style-name="P51">Criando Host Virtual</text:p>
      <text:p text:style-name="P51">Instalando o Zend Framework 3 com o Composer</text:p>
      <text:p text:style-name="P51">Resultados</text:p>
      <text:p text:style-name="P51">Resumo</text:p>
      <text:p text:style-name="P51"/>
      <text:p text:style-name="P51"/>
      <text:h text:style-name="P1" text:outline-level="1"><text:bookmark text:name="Preface"/><text:soft-page-break/>Prefácio</text:h>
      <text:p text:style-name="P2">"Using Zend Framework 3" é um livro gratuito e de código aberto sobre programação de aplicativos web com Zend Framework 3.</text:p>
      <text:list xml:id="list3661327763" text:style-name="L1">
        <text:list-item>
          <text:p text:style-name="P95"><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95"><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95"><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95"><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117"><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49" text:outline-level="2"><text:bookmark text:name="About_this_Book"/>Sobre este livro</text:h>
      <text:p text:style-name="P13"><text:span text:style-name="T5">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5"> .</text:span></text:p>
      <text:p text:style-name="P13"><text:span text:style-name="T5">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16">Model-View-Controller</text:span></text:span><text:span text:style-name="T5"> , permitindo que o código de um aplicativo seja organizado de maneira consistente e padrão.</text:span></text:p>
      <text:p text:style-name="P2">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52"/>
      <text:p text:style-name="P55">Audiência pretendida</text:p>
      <text:p text:style-name="P52">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52"/>
      <text:p text:style-name="P52">Para ler e entender este livro, você precisa ter um conhecimento básico de PHP. Um bom ponto para aprender PHP é seu site oficial e a documentação on-line . Seria bom se você tivesse <text:soft-page-break/>alguma compreensão de solicitações HTTP, variáveis ​​GET e POST, namespaces, classes e interfaces.</text:p>
      <text:p text:style-name="P52"/>
      <text:p text:style-name="P52">Como o PHP está intimamente relacionado a outras tecnologias da Web, também é recomendável que você tenha alguma experiência básica no seguinte:</text:p>
      <text:p text:style-name="P52"/>
      <text:p text:style-name="P52">HTML (Hyper Text Markup Language) -- usado para criar páginas da web que podem ser exibidas em um navegador da web.</text:p>
      <text:p text:style-name="P52">CSS (Cascading Style Sheets) -- usado para definir a aparência de uma página da Web, como tamanho da fonte ou cor de fundo.</text:p>
      <text:p text:style-name="P52">JavaScript -- uma linguagem de script do lado do cliente usada para tornar uma página da web mais interativa.</text:p>
      <text:p text:style-name="P52">Para aprender HTML, CSS e JavaScript, um bom ponto de partida são os Tutoriais do W3Schools .</text:p>
      <text:p text:style-name="P52"/>
      <text:p text:style-name="P55">Exemplos e código fonte</text:p>
      <text:p text:style-name="P52">O texto deste livro é ilustrado com exemplos de código. Cada exemplo é um site completo que você mesmo pode instalar e executar para ver o Zend Framework 3 em ação. Você pode até usar as amostras como base para seus próprios sites.</text:p>
      <text:p text:style-name="P52"/>
      <text:p text:style-name="P52">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52"/>
      <text:p text:style-name="P52"><draw:frame draw:style-name="fr6" draw:name="Figura2" text:anchor-type="char" svg:width="11.561cm" svg:height="9.597cm" draw:z-index="1"><draw:image xlink:href="Pictures/1000000000000362000002CFC10D6015726DDF28.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Amostras podem ser baixadas do GitHub</text:p>
      <text:p text:style-name="P52"><text:soft-page-break/>A estrutura do arquivo de código é apresentada abaixo.</text:p>
      <text:p text:style-name="P52"/>
      <text:p text:style-name="P54">using-zf3-book-samples</text:p>
      <text:p text:style-name="P54"><text:tab/>blog</text:p>
      <text:p text:style-name="P54"><text:tab/>helloworld</text:p>
      <text:p text:style-name="P54"><text:tab/>formdemo</text:p>
      <text:p text:style-name="P54"><text:tab/>...</text:p>
      <text:p text:style-name="P52"/>
      <text:p text:style-name="P52"/>
      <text:p text:style-name="P55">Seu retorno</text:p>
      <text:p text:style-name="P52">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52"/>
      <text:p text:style-name="P55">Sobre o autor</text:p>
      <text:p text:style-name="P52">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52"/>
      <text:p text:style-name="P52">Você pode entrar em contato com Oleg através de seu endereço de e-mail ( olegkrivtsov@gmail.com).</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50" text:outline-level="2"><text:bookmark text:name="Models"/><text:soft-page-break/>4.19. Modelos</text:h>
      <text:p text:style-name="P14"><text:span text:style-name="T5"><text:tab/>Um </text:span><text:span text:style-name="Emphasis"><text:span text:style-name="T16">modelo</text:span></text:span><text:span text:style-name="T5">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7"><text:span text:style-name="T5"><text:tab/>Em geral, o termo modelo significa uma representação simplificada de um objeto ou fenômeno da vida real. Simplificad</text:span><text:span text:style-name="T7">a</text:span><text:span text:style-name="T5">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2"><text:tab/>Os modelos podem ter algum comportamento. Por exemplo, um modelo de mala direta pode enviar mensagens de e-mail, o modelo de conversor de moeda pode converter dinheiro e assim por diante.</text:p>
      <text:p text:style-name="P71"><text:span text:style-name="T23"><text:tab/></text:span><text:span text:style-name="T24">Com o ZF3, você representa modelos como classes PHP usuais. As propriedades são implementadas como campos de classe e os comportamentos são implementados como métodos de classe.</text:span></text:p>
      <text:h text:style-name="P50" text:outline-level="2"><text:bookmark text:name="Model_Types"/>4.20. Tipos de modelo</text:h>
      <text:p text:style-name="P13"><text:span text:style-name="T5"><text:tab/>No Zend Framework 3, não existe um </text:span><text:span text:style-name="T8">diretório </text:span><text:span text:style-name="Source_20_Text"><text:span text:style-name="T6">Model </text:span></text:span><text:span text:style-name="T5">único para armazenar as classes do modelo, como você poderia supor. Em vez disso, por convenção, os modelos são subdivididos nos seguintes tipos principais e cada tipo é armazenado em seu próprio subdiretório (consulte a tabela 4.9):</text:span></text:p>
      <text:p text:style-name="P20"/>
      <text:p text:style-name="P47">Tabela 4.9. Tipos de modelo e sua localização</text:p>
      <table:table table:name="Tabela1" table:style-name="Tabela1">
        <table:table-column table:style-name="Tabela1.A"/>
        <table:table-column table:style-name="Tabela1.B"/>
        <table:table-header-rows>
          <table:table-row table:style-name="TableLine94059756245152">
            <table:table-cell table:style-name="Tabela1.A1" office:value-type="string">
              <text:p text:style-name="P45"><text:span text:style-name="Emphasis"><text:span text:style-name="T126">Tipo de modelo</text:span></text:span></text:p>
            </table:table-cell>
            <table:table-cell table:style-name="Tabela1.A1" office:value-type="string">
              <text:p text:style-name="P45"><text:span text:style-name="Emphasis"><text:span text:style-name="T126">Diretório</text:span></text:span></text:p>
            </table:table-cell>
          </table:table-row>
        </table:table-header-rows>
        <table:table-row table:style-name="TableLine94059755031584">
          <table:table-cell table:style-name="Tabela1.A1" office:value-type="string">
            <text:p text:style-name="P42">Entidades</text:p>
          </table:table-cell>
          <table:table-cell table:style-name="Tabela1.A1" office:value-type="string">
            <text:p text:style-name="P41"><text:span text:style-name="Source_20_Text"><text:span text:style-name="T128">APP_DIR/module/Application/src/Entity</text:span></text:span></text:p>
          </table:table-cell>
        </table:table-row>
        <table:table-row table:style-name="TableLine94059755032464">
          <table:table-cell table:style-name="Tabela1.A1" office:value-type="string">
            <text:p text:style-name="P42">Repositórios</text:p>
          </table:table-cell>
          <table:table-cell table:style-name="Tabela1.A1" office:value-type="string">
            <text:p text:style-name="P41"><text:span text:style-name="Source_20_Text"><text:span text:style-name="T128">APP_DIR/module/Application/src/Repository</text:span></text:span></text:p>
          </table:table-cell>
        </table:table-row>
        <table:table-row table:style-name="TableLine94059755033280">
          <table:table-cell table:style-name="Tabela1.A1" office:value-type="string">
            <text:p text:style-name="P42">Objetos de valor</text:p>
          </table:table-cell>
          <table:table-cell table:style-name="Tabela1.A1" office:value-type="string">
            <text:p text:style-name="P41"><text:span text:style-name="Source_20_Text"><text:span text:style-name="T128">APP_DIR/module/Application/src/ValueObject</text:span></text:span></text:p>
          </table:table-cell>
        </table:table-row>
        <table:table-row table:style-name="TableLine94059755034000">
          <table:table-cell table:style-name="Tabela1.A1" office:value-type="string">
            <text:p text:style-name="P42">Serviços</text:p>
          </table:table-cell>
          <table:table-cell table:style-name="Tabela1.A1" office:value-type="string">
            <text:p text:style-name="P41"><text:span text:style-name="Source_20_Text"><text:span text:style-name="T128">APP_DIR/module/Application/src/Service</text:span></text:span></text:p>
          </table:table-cell>
        </table:table-row>
        <table:table-row table:style-name="TableLine94059755034720">
          <table:table-cell table:style-name="Tabela1.A1" office:value-type="string">
            <text:p text:style-name="P42">Fábricas</text:p>
          </table:table-cell>
          <table:table-cell table:style-name="Tabela1.A1" office:value-type="string">
            <text:p text:style-name="P41"><text:span text:style-name="T127">No </text:span><text:span text:style-name="Source_20_Text"><text:span text:style-name="T128">Factory</text:span></text:span><text:span text:style-name="T127">subdiretório em cada diretório de tipo de modelo. Por exemplo, fábricas de controladores seriam armazenadas em</text:span><text:span text:style-name="Source_20_Text"><text:span text:style-name="T128">APP_DIR/module/Application/src/Controller/Factory</text:span></text:span></text:p>
          </table:table-cell>
        </table:table-row>
      </table:table>
      <text:p text:style-name="P79"/>
      <text:p text:style-name="P79"/>
      <text:p text:style-name="P74"><text:soft-page-break/><text:span text:style-name="T5"><text:tab/></text:span><text:span text:style-name="T18">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21">Domain-Driven Design — Tackling Complexity in the Heart of Software</text:span></text:span><text:span text:style-name="T18"> .</text:span></text:p>
      <text:p text:style-name="P2"/>
      <text:p text:style-name="P2"><text:tab/>Abaixo, descreveremos mais detalhadamente os principais tipos de modelo.</text:p>
      <text:h text:style-name="P10" text:outline-level="3"><text:bookmark text:name="Entities"/>4.20.1. Entidades</text:h>
      <text:p text:style-name="P13"><text:span text:style-name="Emphasis"><text:span text:style-name="T16"><text:tab/>As entidades</text:span></text:span><text:span text:style-name="T5"> destinam-se a armazenar alguns dados e sempre possuem alguma propriedade </text:span><text:span text:style-name="Emphasis"><text:span text:style-name="T16">identificadora</text:span></text:span><text:span text:style-name="T5">, para que você possa identificar os dados de forma exclusiva. Por exemplo, uma entidade </text:span><text:span text:style-name="Source_20_Text"><text:span text:style-name="T6">User </text:span></text:span><text:span text:style-name="T5">sempre tem uma propriedade </text:span><text:span text:style-name="Source_20_Text"><text:span text:style-name="T6">login</text:span></text:span><text:span text:style-name="T5"> exclusiva e você pode identificar o usuário por esse atributo. Você pode alterar alguns outros atributos da entidade, como </text:span><text:span text:style-name="Source_20_Text"><text:span text:style-name="T6">firstName</text:span></text:span><text:span text:style-name="T5">, ou </text:span><text:span text:style-name="Source_20_Text"><text:span text:style-name="T6">address</text:span></text:span><text:span text:style-name="T5">, mas seu identificador nunca muda. As entidades geralmente são armazenadas em um banco de dados, em um sistema de arquivos ou em qualquer outro </text:span><text:span text:style-name="T10">meio de </text:span><text:span text:style-name="T5">armazenamento.</text:span></text:p>
      <text:p text:style-name="P13"><text:span text:style-name="T5"><text:tab/>Abaixo, você pode encontrar um exemplo de </text:span><text:span text:style-name="T9">entidade</text:span><text:span text:style-name="T5"> </text:span><text:span text:style-name="Source_20_Text"><text:span text:style-name="T6">User</text:span></text:span><text:span text:style-name="T5">, que representa um visitante do site:</text:span></text:p>
      <text:p text:style-name="P20"/>
      <text:p text:style-name="P40"><text:span text:style-name="Source_20_Text"><text:span text:style-name="T42">// The User entity represents a site visitor</text:span></text:span></text:p>
      <text:p text:style-name="P40"><text:span text:style-name="Source_20_Text"><text:span text:style-name="T50">class</text:span></text:span><text:span text:style-name="Source_20_Text"><text:span text:style-name="T58"> User </text:span></text:span></text:p>
      <text:p text:style-name="P40"><text:span text:style-name="Source_20_Text"><text:span text:style-name="T69">{</text:span></text:span></text:p>
      <text:p text:style-name="P40"><text:span text:style-name="Source_20_Text"><text:span text:style-name="T59"><text:s text:c="4"/></text:span></text:span><text:span text:style-name="Source_20_Text"><text:span text:style-name="T42">// Properties</text:span></text:span></text:p>
      <text:p text:style-name="P40"><text:span text:style-name="Source_20_Text"><text:span text:style-name="T59"><text:s text:c="4"/></text:span></text:span><text:span text:style-name="Source_20_Text"><text:span text:style-name="T50">private</text:span></text:span><text:span text:style-name="Source_20_Text"><text:span text:style-name="T58"> </text:span></text:span><text:span text:style-name="Source_20_Text"><text:span text:style-name="T76">$login</text:span></text:span><text:span text:style-name="Source_20_Text"><text:span text:style-name="T69">;</text:span></text:span><text:span text:style-name="Source_20_Text"><text:span text:style-name="T58"> <text:s text:c="4"/></text:span></text:span><text:span text:style-name="Source_20_Text"><text:span text:style-name="T42">// e.g. "admin"</text:span></text:span></text:p>
      <text:p text:style-name="P40"><text:span text:style-name="Source_20_Text"><text:span text:style-name="T59"><text:s text:c="4"/></text:span></text:span><text:span text:style-name="Source_20_Text"><text:span text:style-name="T50">private</text:span></text:span><text:span text:style-name="Source_20_Text"><text:span text:style-name="T58"> </text:span></text:span><text:span text:style-name="Source_20_Text"><text:span text:style-name="T76">$title</text:span></text:span><text:span text:style-name="Source_20_Text"><text:span text:style-name="T69">;</text:span></text:span><text:span text:style-name="Source_20_Text"><text:span text:style-name="T58"> <text:s text:c="4"/></text:span></text:span><text:span text:style-name="Source_20_Text"><text:span text:style-name="T42">// e.g. "Mr."</text:span></text:span></text:p>
      <text:p text:style-name="P40"><text:span text:style-name="Source_20_Text"><text:span text:style-name="T59"><text:s text:c="4"/></text:span></text:span><text:span text:style-name="Source_20_Text"><text:span text:style-name="T50">private</text:span></text:span><text:span text:style-name="Source_20_Text"><text:span text:style-name="T58"> </text:span></text:span><text:span text:style-name="Source_20_Text"><text:span text:style-name="T76">$firstName</text:span></text:span><text:span text:style-name="Source_20_Text"><text:span text:style-name="T69">;</text:span></text:span><text:span text:style-name="Source_20_Text"><text:span text:style-name="T58"> </text:span></text:span><text:span text:style-name="Source_20_Text"><text:span text:style-name="T42">// e.g. "John"</text:span></text:span></text:p>
      <text:p text:style-name="P40"><text:span text:style-name="Source_20_Text"><text:span text:style-name="T59"><text:s text:c="4"/></text:span></text:span><text:span text:style-name="Source_20_Text"><text:span text:style-name="T50">private</text:span></text:span><text:span text:style-name="Source_20_Text"><text:span text:style-name="T58"> </text:span></text:span><text:span text:style-name="Source_20_Text"><text:span text:style-name="T76">$lastName</text:span></text:span><text:span text:style-name="Source_20_Text"><text:span text:style-name="T69">;</text:span></text:span><text:span text:style-name="Source_20_Text"><text:span text:style-name="T58"> <text:s/></text:span></text:span><text:span text:style-name="Source_20_Text"><text:span text:style-name="T42">// e.g. "Doe"</text:span></text:span></text:p>
      <text:p text:style-name="P40"><text:span text:style-name="Source_20_Text"><text:span text:style-name="T59"><text:s text:c="4"/></text:span></text:span><text:span text:style-name="Source_20_Text"><text:span text:style-name="T50">private</text:span></text:span><text:span text:style-name="Source_20_Text"><text:span text:style-name="T58"> </text:span></text:span><text:span text:style-name="Source_20_Text"><text:span text:style-name="T76">$country</text:span></text:span><text:span text:style-name="Source_20_Text"><text:span text:style-name="T69">;</text:span></text:span><text:span text:style-name="Source_20_Text"><text:span text:style-name="T58"> <text:s text:c="2"/></text:span></text:span><text:span text:style-name="Source_20_Text"><text:span text:style-name="T42">// e.g. "USA"</text:span></text:span></text:p>
      <text:p text:style-name="P40"><text:span text:style-name="Source_20_Text"><text:span text:style-name="T59"><text:s text:c="4"/></text:span></text:span><text:span text:style-name="Source_20_Text"><text:span text:style-name="T50">private</text:span></text:span><text:span text:style-name="Source_20_Text"><text:span text:style-name="T58"> </text:span></text:span><text:span text:style-name="Source_20_Text"><text:span text:style-name="T76">$city</text:span></text:span><text:span text:style-name="Source_20_Text"><text:span text:style-name="T69">;</text:span></text:span><text:span text:style-name="Source_20_Text"><text:span text:style-name="T58"> <text:s text:c="5"/></text:span></text:span><text:span text:style-name="Source_20_Text"><text:span text:style-name="T42">// e.g. "Paris"</text:span></text:span></text:p>
      <text:p text:style-name="P40"><text:span text:style-name="Source_20_Text"><text:span text:style-name="T59"><text:s text:c="4"/></text:span></text:span><text:span text:style-name="Source_20_Text"><text:span text:style-name="T50">private</text:span></text:span><text:span text:style-name="Source_20_Text"><text:span text:style-name="T58"> </text:span></text:span><text:span text:style-name="Source_20_Text"><text:span text:style-name="T76">$postCode</text:span></text:span><text:span text:style-name="Source_20_Text"><text:span text:style-name="T69">;</text:span></text:span><text:span text:style-name="Source_20_Text"><text:span text:style-name="T58"> <text:s/></text:span></text:span><text:span text:style-name="Source_20_Text"><text:span text:style-name="T42">// e.g. "10543"</text:span></text:span></text:p>
      <text:p text:style-name="P40"><text:span text:style-name="Source_20_Text"><text:span text:style-name="T59"><text:s text:c="4"/></text:span></text:span><text:span text:style-name="Source_20_Text"><text:span text:style-name="T50">private</text:span></text:span><text:span text:style-name="Source_20_Text"><text:span text:style-name="T58"> </text:span></text:span><text:span text:style-name="Source_20_Text"><text:span text:style-name="T76">$address</text:span></text:span><text:span text:style-name="Source_20_Text"><text:span text:style-name="T69">;</text:span></text:span><text:span text:style-name="Source_20_Text"><text:span text:style-name="T58"> <text:s text:c="2"/></text:span></text:span><text:span text:style-name="Source_20_Text"><text:span text:style-name="T42">// e.g. "Jackson rd."</text:span></text:span></text:p>
      <text:p text:style-name="P62"><text:span text:style-name="Source_20_Text"><text:span text:style-name="T59"><text:s text:c="4"/></text:span></text:span></text:p>
      <text:p text:style-name="P40"><text:span text:style-name="Source_20_Text"><text:span text:style-name="T59"><text:s text:c="4"/></text:span></text:span><text:span text:style-name="Source_20_Text"><text:span text:style-name="T42">// Behaviors <text:s text:c="3"/></text:span></text:span></text:p>
      <text:p text:style-name="P40"><text:span text:style-name="Source_20_Text"><text:span text:style-name="T59"><text:s text:c="4"/></text:span></text:span><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getLogin</text:span></text:span><text:span text:style-name="Source_20_Text"><text:span text:style-name="T69">()</text:span></text:span><text:span text:style-name="Source_20_Text"><text:span text:style-name="T58"> </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59"><text:s text:c="8"/></text:span></text:span><text:span text:style-name="Source_20_Text"><text:span text:style-name="T50">return</text:span></text:span><text:span text:style-name="Source_20_Text"><text:span text:style-name="T58"> $this</text:span></text:span><text:span text:style-name="Source_20_Text"><text:span text:style-name="T90">-&gt;</text:span></text:span><text:span text:style-name="Source_20_Text"><text:span text:style-name="T97">login</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62"><text:span text:style-name="Source_20_Text"><text:span text:style-name="T59"><text:s text:c="8"/></text:span></text:span></text:p>
      <text:p text:style-name="P40"><text:span text:style-name="Source_20_Text"><text:span text:style-name="T59"><text:s text:c="4"/></text:span></text:span><text:span text:style-name="Source_20_Text"><text:span text:style-name="T50">public</text:span></text:span><text:span text:style-name="Source_20_Text"><text:span text:style-name="T58"> </text:span></text:span><text:span text:style-name="Source_20_Text"><text:span text:style-name="T83">setLogin</text:span></text:span><text:span text:style-name="Source_20_Text"><text:span text:style-name="T69">(</text:span></text:span><text:span text:style-name="Source_20_Text"><text:span text:style-name="T76">$login</text:span></text:span><text:span text:style-name="Source_20_Text"><text:span text:style-name="T69">)</text:span></text:span><text:span text:style-name="Source_20_Text"><text:span text:style-name="T58"> </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59"><text:s text:c="8"/></text:span></text:span><text:span text:style-name="Source_20_Text"><text:span text:style-name="T58">$this</text:span></text:span><text:span text:style-name="Source_20_Text"><text:span text:style-name="T90">-&gt;</text:span></text:span><text:span text:style-name="Source_20_Text"><text:span text:style-name="T97">login</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76">$login</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62"><text:span text:style-name="Source_20_Text"><text:span text:style-name="T59"><text:s text:c="4"/></text:span></text:span></text:p>
      <text:p text:style-name="P40"><text:span text:style-name="Source_20_Text"><text:span text:style-name="T59"><text:s text:c="4"/></text:span></text:span><text:span text:style-name="Source_20_Text"><text:span text:style-name="T42">//...</text:span></text:span></text:p>
      <text:p text:style-name="P40"><text:span text:style-name="Source_20_Text"><text:span text:style-name="T69">}</text:span></text:span></text:p>
      <text:p text:style-name="P15"><text:soft-page-break/><text:span text:style-name="T5"><text:tab/>Nas linhas 5-12, definimos as propriedades do modelo </text:span><text:span text:style-name="Source_20_Text"><text:span text:style-name="T6">User</text:span></text:span><text:span text:style-name="T5">. A melhor prática é definir as propriedades usando o tipo de acesso privado e disponibilizá-las para o chamador por meio de métodos públicos </text:span><text:span text:style-name="Emphasis"><text:span text:style-name="T16">getter</text:span></text:span><text:span text:style-name="T5"> e </text:span><text:span text:style-name="Emphasis"><text:span text:style-name="T16">setter </text:span></text:span><text:span text:style-name="T5">(como </text:span><text:span text:style-name="Source_20_Text"><text:span text:style-name="T6">getLogin()</text:span></text:span><text:span text:style-name="T5"> e </text:span><text:span text:style-name="Source_20_Text"><text:span text:style-name="T6">setLogin()</text:span></text:span><text:span text:style-name="T5">, etc).</text:span></text:p>
      <text:p text:style-name="P20"/>
      <text:p text:style-name="P72"><text:span text:style-name="T18"><text:tab/>Os métodos de comportamento do modelo não são limitados por getters e setters. Você pode criar outros métodos que manipulam os dados do modelo. Por exemplo, você pode definir o </text:span><text:span text:style-name="Source_20_Text"><text:span text:style-name="T19">getFullName()</text:span></text:span><text:span text:style-name="T18">método de conveniência, que retornaria o nome completo do usuário, como "Sr. John Doe".</text:span></text:p>
      <text:h text:style-name="P8" text:outline-level="3"/>
      <text:h text:style-name="P10" text:outline-level="3"><text:bookmark text:name="Repositories"/>4.20.2. Repositórios</text:h>
      <text:p text:style-name="P16"><text:span text:style-name="Emphasis"><text:span text:style-name="T16"><text:tab/>Os repositórios</text:span></text:span><text:span text:style-name="T5"> são modelos específicos responsáveis </text:span><text:span text:style-name="T11">p</text:span><text:span text:style-name="T5">or armazenar e recuperar entidades. Por exemplo, </text:span><text:span text:style-name="T11">o</text:span><text:span text:style-name="T5"> </text:span><text:span text:style-name="Source_20_Text"><text:span text:style-name="T6">UserRepository </text:span></text:span><text:span text:style-name="T5">pode representar uma tabela de banco de dados e fornecer métodos para recuperar </text:span><text:span text:style-name="T11">a entidade</text:span><text:span text:style-name="T5"> </text:span><text:span text:style-name="Source_20_Text"><text:span text:style-name="T6">User</text:span></text:span><text:span text:style-name="T5">. Você normalmente usa repositórios ao armazenar entidades em um banco de dados. Com os repositórios, você pode encapsular a lógica de consulta SQL em um único local e mantê-la e testá-la facilmente.</text:span></text:p>
      <text:p text:style-name="P20"/>
      <text:p text:style-name="P72"><text:span text:style-name="T18"><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3">Gerenciamento de Banco de Dados com Doctrine</text:span></text:a><text:span text:style-name="T18"> , quando falarmos sobre a biblioteca Doctrine.</text:span></text:p>
      <text:h text:style-name="P8" text:outline-level="3"/>
      <text:h text:style-name="P10" text:outline-level="3"><text:bookmark text:name="Value_Objects"/>4.20.3. Objetos de valor</text:h>
      <text:p text:style-name="P17"><text:span text:style-name="Emphasis"><text:span text:style-name="T16"><text:tab/>Objetos de valor</text:span></text:span><text:span text:style-name="T5"> são um tipo de modelo para o qual a identidade não é tão importante quanto para </text:span><text:span text:style-name="T12">as </text:span><text:span text:style-name="T5">entidades. Um objeto de valor geralmente é uma pequena classe identificada por todos os seus atributos. Não possui um atributo identificador. Objetos de valor normalmente têm métodos getter, mas não têm setters (objetos de valor são imutáveis).</text:span></text:p>
      <text:p text:style-name="P2"><text:tab/>Por exemplo, um modelo envolvendo uma quantia em dinheiro pode ser tratado como um objeto de valor:</text:p>
      <text:p text:style-name="P39"><text:span text:style-name="Source_20_Text"><text:span text:style-name="T50">class</text:span></text:span><text:span text:style-name="Source_20_Text"><text:span text:style-name="T58"> MoneyAmount </text:span></text:span></text:p>
      <text:p text:style-name="P39"><text:span text:style-name="Source_20_Text"><text:span text:style-name="T69">{</text:span></text:span></text:p>
      <text:p text:style-name="P39"><text:span text:style-name="Source_20_Text"><text:span text:style-name="T59"><text:s text:c="4"/></text:span></text:span><text:span text:style-name="Source_20_Text"><text:span text:style-name="T42">// Properties</text:span></text:span></text:p>
      <text:p text:style-name="P39"><text:span text:style-name="Source_20_Text"><text:span text:style-name="T59"><text:s text:c="4"/></text:span></text:span><text:span text:style-name="Source_20_Text"><text:span text:style-name="T50">private</text:span></text:span><text:span text:style-name="Source_20_Text"><text:span text:style-name="T58"> </text:span></text:span><text:span text:style-name="Source_20_Text"><text:span text:style-name="T76">$currency</text:span></text:span><text:span text:style-name="Source_20_Text"><text:span text:style-name="T69">;</text:span></text:span></text:p>
      <text:p text:style-name="P39"><text:span text:style-name="Source_20_Text"><text:span text:style-name="T59"><text:s text:c="4"/></text:span></text:span><text:span text:style-name="Source_20_Text"><text:span text:style-name="T50">private</text:span></text:span><text:span text:style-name="Source_20_Text"><text:span text:style-name="T58"> </text:span></text:span><text:span text:style-name="Source_20_Text"><text:span text:style-name="T76">$amount</text:span></text:span><text:span text:style-name="Source_20_Text"><text:span text:style-name="T69">;</text:span></text:span></text:p>
      <text:p text:style-name="P39"><text:span text:style-name="Source_20_Text"><text:span text:style-name="T59"><text:s text:c="4"/></text:span></text:span><text:span text:style-name="Source_20_Text"><text:span text:style-name="T42">// Constructor</text:span></text:span></text:p>
      <text:p text:style-name="P39"><text:span text:style-name="Source_20_Text"><text:span text:style-name="T59"><text:s text:c="4"/></text:span></text:span><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__construct</text:span></text:span><text:span text:style-name="Source_20_Text"><text:span text:style-name="T69">(</text:span></text:span><text:span text:style-name="Source_20_Text"><text:span text:style-name="T76">$amount</text:span></text:span><text:span text:style-name="Source_20_Text"><text:span text:style-name="T69">,</text:span></text:span><text:span text:style-name="Source_20_Text"><text:span text:style-name="T58"> </text:span></text:span><text:span text:style-name="Source_20_Text"><text:span text:style-name="T76">$currency</text:span></text:span><text:span text:style-name="Source_20_Text"><text:span text:style-name="T90">=</text:span></text:span><text:span text:style-name="Source_20_Text"><text:span text:style-name="T104">'USD'</text:span></text:span><text:span text:style-name="Source_20_Text"><text:span text:style-name="T69">)</text:span></text:span><text:span text:style-name="Source_20_Text"><text:span text:style-name="T58"> </text:span></text:span></text:p>
      <text:p text:style-name="P39"><text:span text:style-name="Source_20_Text"><text:span text:style-name="T59"><text:s text:c="4"/></text:span></text:span><text:span text:style-name="Source_20_Text"><text:span text:style-name="T69">{</text:span></text:span></text:p>
      <text:p text:style-name="P39"><text:soft-page-break/><text:span text:style-name="Source_20_Text"><text:span text:style-name="T59"><text:s text:c="8"/></text:span></text:span><text:span text:style-name="Source_20_Text"><text:span text:style-name="T58">$this</text:span></text:span><text:span text:style-name="Source_20_Text"><text:span text:style-name="T90">-&gt;</text:span></text:span><text:span text:style-name="Source_20_Text"><text:span text:style-name="T97">amount</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76">$amount</text:span></text:span><text:span text:style-name="Source_20_Text"><text:span text:style-name="T69">;</text:span></text:span></text:p>
      <text:p text:style-name="P39"><text:span text:style-name="Source_20_Text"><text:span text:style-name="T59"><text:s text:c="8"/></text:span></text:span><text:span text:style-name="Source_20_Text"><text:span text:style-name="T58">$this</text:span></text:span><text:span text:style-name="Source_20_Text"><text:span text:style-name="T90">-&gt;</text:span></text:span><text:span text:style-name="Source_20_Text"><text:span text:style-name="T97">currency</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76">$currency</text:span></text:span><text:span text:style-name="Source_20_Text"><text:span text:style-name="T69">;</text:span></text:span></text:p>
      <text:p text:style-name="P39"><text:span text:style-name="Source_20_Text"><text:span text:style-name="T59"><text:s text:c="4"/></text:span></text:span><text:span text:style-name="Source_20_Text"><text:span text:style-name="T69">}</text:span></text:span></text:p>
      <text:p text:style-name="P39"><text:span text:style-name="Source_20_Text"><text:span text:style-name="T59"><text:s text:c="4"/></text:span></text:span><text:span text:style-name="Source_20_Text"><text:span text:style-name="T42">// Gets the currency code <text:s/></text:span></text:span></text:p>
      <text:p text:style-name="P39"><text:span text:style-name="Source_20_Text"><text:span text:style-name="T59"><text:s text:c="4"/></text:span></text:span><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getCurrency</text:span></text:span><text:span text:style-name="Source_20_Text"><text:span text:style-name="T69">()</text:span></text:span><text:span text:style-name="Source_20_Text"><text:span text:style-name="T58"> </text:span></text:span></text:p>
      <text:p text:style-name="P39"><text:span text:style-name="Source_20_Text"><text:span text:style-name="T59"><text:s text:c="4"/></text:span></text:span><text:span text:style-name="Source_20_Text"><text:span text:style-name="T69">{</text:span></text:span></text:p>
      <text:p text:style-name="P39"><text:span text:style-name="Source_20_Text"><text:span text:style-name="T59"><text:s text:c="8"/></text:span></text:span><text:span text:style-name="Source_20_Text"><text:span text:style-name="T50">return</text:span></text:span><text:span text:style-name="Source_20_Text"><text:span text:style-name="T58"> $this</text:span></text:span><text:span text:style-name="Source_20_Text"><text:span text:style-name="T90">-&gt;</text:span></text:span><text:span text:style-name="Source_20_Text"><text:span text:style-name="T97">currency</text:span></text:span><text:span text:style-name="Source_20_Text"><text:span text:style-name="T69">;</text:span></text:span><text:span text:style-name="Source_20_Text"><text:span text:style-name="T58"> <text:s/></text:span></text:span></text:p>
      <text:p text:style-name="P39"><text:span text:style-name="Source_20_Text"><text:span text:style-name="T59"><text:s text:c="4"/></text:span></text:span><text:span text:style-name="Source_20_Text"><text:span text:style-name="T69">}</text:span></text:span></text:p>
      <text:p text:style-name="P39"><text:span text:style-name="Source_20_Text"><text:span text:style-name="T59"><text:s text:c="4"/></text:span></text:span><text:span text:style-name="Source_20_Text"><text:span text:style-name="T42">// Gets the money amount</text:span></text:span></text:p>
      <text:p text:style-name="P39"><text:span text:style-name="Source_20_Text"><text:span text:style-name="T59"><text:s text:c="4"/></text:span></text:span><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getAmount</text:span></text:span><text:span text:style-name="Source_20_Text"><text:span text:style-name="T69">()</text:span></text:span><text:span text:style-name="Source_20_Text"><text:span text:style-name="T58"> </text:span></text:span></text:p>
      <text:p text:style-name="P39"><text:span text:style-name="Source_20_Text"><text:span text:style-name="T59"><text:s text:c="4"/></text:span></text:span><text:span text:style-name="Source_20_Text"><text:span text:style-name="T69">{</text:span></text:span></text:p>
      <text:p text:style-name="P39"><text:span text:style-name="Source_20_Text"><text:span text:style-name="T59"><text:s text:c="8"/></text:span></text:span><text:span text:style-name="Source_20_Text"><text:span text:style-name="T50">return</text:span></text:span><text:span text:style-name="Source_20_Text"><text:span text:style-name="T58"> $this</text:span></text:span><text:span text:style-name="Source_20_Text"><text:span text:style-name="T90">-&gt;</text:span></text:span><text:span text:style-name="Source_20_Text"><text:span text:style-name="T97">amount</text:span></text:span><text:span text:style-name="Source_20_Text"><text:span text:style-name="T69">;</text:span></text:span></text:p>
      <text:p text:style-name="P39"><text:span text:style-name="Source_20_Text"><text:span text:style-name="T59"><text:s text:c="4"/></text:span></text:span><text:span text:style-name="Source_20_Text"><text:span text:style-name="T69">}</text:span></text:span><text:span text:style-name="Source_20_Text"><text:span text:style-name="T58"> <text:s/></text:span></text:span></text:p>
      <text:p text:style-name="P39"><text:span text:style-name="Source_20_Text"><text:span text:style-name="T69">}</text:span></text:span></text:p>
      <text:p text:style-name="P20"/>
      <text:p text:style-name="P13"><text:span text:style-name="T5"><text:tab/>Nas linhas 4-5 definimos duas propriedades: </text:span><text:span text:style-name="Source_20_Text"><text:span text:style-name="T6">currency </text:span></text:span><text:span text:style-name="T5">e </text:span><text:span text:style-name="Source_20_Text"><text:span text:style-name="T6">amount</text:span></text:span><text:span text:style-name="T5">. O modelo não tem propriedade identificadora, em vez disso é identificado por todas as propriedades como um todo: se você alterar o </text:span><text:span text:style-name="Source_20_Text"><text:span text:style-name="T6">currency </text:span></text:span><text:span text:style-name="T5">ou </text:span><text:span text:style-name="Source_20_Text"><text:span text:style-name="T6">amount</text:span></text:span><text:span text:style-name="T5">, você terá um objeto de quantia de dinheiro diferente.</text:span></text:p>
      <text:p text:style-name="P2"><text:tab/>Nas linhas 8-12 definimos o método construtor, que inicializa as propriedades.</text:p>
      <text:p text:style-name="P2"><text:tab/>Nas linhas 15-24, definimos métodos getter para as propriedades do modelo. Observe que não temos métodos setter (o modelo é imutável).</text:p>
      <text:p text:style-name="P2"/>
      <text:h text:style-name="P10" text:outline-level="3"><text:bookmark text:name="Services"/>4.20.4. Serviços</text:h>
      <text:p text:style-name="P13"><text:span text:style-name="Emphasis"><text:span text:style-name="T16"><text:tab/>Os modelos de serviço</text:span></text:span><text:span text:style-name="T5"> geralmente encapsulam algumas funcionalidades da lógica de negócios. Os serviços geralmente têm nomes facilmente reconhecíveis que terminam com o sufixo "er", como </text:span><text:span text:style-name="Source_20_Text"><text:span text:style-name="T6">FileUploader </text:span></text:span><text:span text:style-name="T5">ou </text:span><text:span text:style-name="Source_20_Text"><text:span text:style-name="T6">UserManager</text:span></text:span><text:span text:style-name="T5">.</text:span></text:p>
      <text:p text:style-name="P13"><text:span text:style-name="T5"><text:tab/>Abaixo, um exemplo de </text:span><text:span text:style-name="Source_20_Text"><text:span text:style-name="T6">Mailer</text:span></text:span><text:span text:style-name="T5">serviço é apresentado. Ele tem o método </text:span><text:span text:style-name="Source_20_Text"><text:span text:style-name="T6">sendMail()</text:span></text:span><text:span text:style-name="T5"> que recebe um objeto </text:span><text:span text:style-name="Source_20_Text"><text:span text:style-name="T6">EmailMessage</text:span></text:span><text:span text:style-name="T5"> de valor e envia uma mensagem de e-mail usando a função </text:span><text:span text:style-name="Source_20_Text"><text:span text:style-name="T6">mail()</text:span></text:span><text:span text:style-name="T5"> padrão do PHP:</text:span></text:p>
      <text:p text:style-name="P20"/>
      <text:p text:style-name="P20"/>
      <text:p text:style-name="P20"/>
      <text:p text:style-name="P20"/>
      <text:p text:style-name="P40"><text:soft-page-break/><text:span text:style-name="Source_20_Text"><text:span text:style-name="T58">&lt;?php</text:span></text:span></text:p>
      <text:p text:style-name="P64"/>
      <text:p text:style-name="P40"><text:span text:style-name="Source_20_Text"><text:span text:style-name="T42">// The Email message value object</text:span></text:span></text:p>
      <text:p text:style-name="P40"><text:span text:style-name="Source_20_Text"><text:span text:style-name="T50">class</text:span></text:span><text:span text:style-name="Source_20_Text"><text:span text:style-name="T58"> EmailMessage </text:span></text:span></text:p>
      <text:p text:style-name="P40"><text:span text:style-name="Source_20_Text"><text:span text:style-name="T69">{</text:span></text:span><text:span text:style-name="Source_20_Text"><text:span text:style-name="T58"> <text:s/></text:span></text:span></text:p>
      <text:p text:style-name="P40"><text:span text:style-name="Source_20_Text"><text:span text:style-name="T59"><text:s text:c="4"/></text:span></text:span><text:span text:style-name="Source_20_Text"><text:span text:style-name="T50">private</text:span></text:span><text:span text:style-name="Source_20_Text"><text:span text:style-name="T58"> </text:span></text:span><text:span text:style-name="Source_20_Text"><text:span text:style-name="T76">$recipient</text:span></text:span><text:span text:style-name="Source_20_Text"><text:span text:style-name="T69">;</text:span></text:span></text:p>
      <text:p text:style-name="P40"><text:span text:style-name="Source_20_Text"><text:span text:style-name="T59"><text:s text:c="4"/></text:span></text:span><text:span text:style-name="Source_20_Text"><text:span text:style-name="T50">private</text:span></text:span><text:span text:style-name="Source_20_Text"><text:span text:style-name="T58"> </text:span></text:span><text:span text:style-name="Source_20_Text"><text:span text:style-name="T76">$subject</text:span></text:span><text:span text:style-name="Source_20_Text"><text:span text:style-name="T69">;</text:span></text:span></text:p>
      <text:p text:style-name="P40"><text:span text:style-name="Source_20_Text"><text:span text:style-name="T59"><text:s text:c="4"/></text:span></text:span><text:span text:style-name="Source_20_Text"><text:span text:style-name="T50">private</text:span></text:span><text:span text:style-name="Source_20_Text"><text:span text:style-name="T58"> </text:span></text:span><text:span text:style-name="Source_20_Text"><text:span text:style-name="T76">$text</text:span></text:span><text:span text:style-name="Source_20_Text"><text:span text:style-name="T69">;</text:span></text:span><text:span text:style-name="Source_20_Text"><text:span text:style-name="T58"> <text:s/></text:span></text:span></text:p>
      <text:p text:style-name="P62"><text:span text:style-name="Source_20_Text"><text:span text:style-name="T59"><text:s text:c="2"/></text:span></text:span></text:p>
      <text:p text:style-name="P40"><text:span text:style-name="Source_20_Text"><text:span text:style-name="T59"><text:s text:c="4"/></text:span></text:span><text:span text:style-name="Source_20_Text"><text:span text:style-name="T42">// Constructor</text:span></text:span></text:p>
      <text:p text:style-name="P40"><text:span text:style-name="Source_20_Text"><text:span text:style-name="T59"><text:s text:c="4"/></text:span></text:span><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__construct</text:span></text:span><text:span text:style-name="Source_20_Text"><text:span text:style-name="T69">(</text:span></text:span><text:span text:style-name="Source_20_Text"><text:span text:style-name="T76">$recipient</text:span></text:span><text:span text:style-name="Source_20_Text"><text:span text:style-name="T69">,</text:span></text:span><text:span text:style-name="Source_20_Text"><text:span text:style-name="T58"> </text:span></text:span><text:span text:style-name="Source_20_Text"><text:span text:style-name="T76">$subject</text:span></text:span><text:span text:style-name="Source_20_Text"><text:span text:style-name="T69">,</text:span></text:span><text:span text:style-name="Source_20_Text"><text:span text:style-name="T58"> </text:span></text:span><text:span text:style-name="Source_20_Text"><text:span text:style-name="T76">$text</text:span></text:span><text:span text:style-name="Source_20_Text"><text:span text:style-name="T69">)</text:span></text:span><text:span text:style-name="Source_20_Text"><text:span text:style-name="T58"> </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59"><text:s text:c="8"/></text:span></text:span><text:span text:style-name="Source_20_Text"><text:span text:style-name="T58">$this</text:span></text:span><text:span text:style-name="Source_20_Text"><text:span text:style-name="T90">-&gt;</text:span></text:span><text:span text:style-name="Source_20_Text"><text:span text:style-name="T97">recipient</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76">$recipient</text:span></text:span><text:span text:style-name="Source_20_Text"><text:span text:style-name="T69">;</text:span></text:span></text:p>
      <text:p text:style-name="P40"><text:span text:style-name="Source_20_Text"><text:span text:style-name="T59"><text:s text:c="8"/></text:span></text:span><text:span text:style-name="Source_20_Text"><text:span text:style-name="T58">$this</text:span></text:span><text:span text:style-name="Source_20_Text"><text:span text:style-name="T90">-&gt;</text:span></text:span><text:span text:style-name="Source_20_Text"><text:span text:style-name="T97">subject</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76">$subject</text:span></text:span><text:span text:style-name="Source_20_Text"><text:span text:style-name="T69">;</text:span></text:span></text:p>
      <text:p text:style-name="P40"><text:span text:style-name="Source_20_Text"><text:span text:style-name="T59"><text:s text:c="8"/></text:span></text:span><text:span text:style-name="Source_20_Text"><text:span text:style-name="T58">$this</text:span></text:span><text:span text:style-name="Source_20_Text"><text:span text:style-name="T90">-&gt;</text:span></text:span><text:span text:style-name="Source_20_Text"><text:span text:style-name="T97">text</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76">$text</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62"><text:span text:style-name="Source_20_Text"><text:span text:style-name="T59"><text:s text:c="2"/></text:span></text:span></text:p>
      <text:p text:style-name="P40"><text:span text:style-name="Source_20_Text"><text:span text:style-name="T59"><text:s text:c="4"/></text:span></text:span><text:span text:style-name="Source_20_Text"><text:span text:style-name="T42">// Getters</text:span></text:span></text:p>
      <text:p text:style-name="P40"><text:span text:style-name="Source_20_Text"><text:span text:style-name="T59"><text:s text:c="4"/></text:span></text:span><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getRecipient</text:span></text:span><text:span text:style-name="Source_20_Text"><text:span text:style-name="T69">()</text:span></text:span><text:span text:style-name="Source_20_Text"><text:span text:style-name="T58"> </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59"><text:s text:c="8"/></text:span></text:span><text:span text:style-name="Source_20_Text"><text:span text:style-name="T50">return</text:span></text:span><text:span text:style-name="Source_20_Text"><text:span text:style-name="T58"> $this</text:span></text:span><text:span text:style-name="Source_20_Text"><text:span text:style-name="T90">-&gt;</text:span></text:span><text:span text:style-name="Source_20_Text"><text:span text:style-name="T97">recipient</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59"><text:s text:c="4"/></text:span></text:span><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getSubject</text:span></text:span><text:span text:style-name="Source_20_Text"><text:span text:style-name="T69">()</text:span></text:span><text:span text:style-name="Source_20_Text"><text:span text:style-name="T58"> </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59"><text:s text:c="8"/></text:span></text:span><text:span text:style-name="Source_20_Text"><text:span text:style-name="T50">return</text:span></text:span><text:span text:style-name="Source_20_Text"><text:span text:style-name="T58"> $this</text:span></text:span><text:span text:style-name="Source_20_Text"><text:span text:style-name="T90">-&gt;</text:span></text:span><text:span text:style-name="Source_20_Text"><text:span text:style-name="T97">subject</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59"><text:s text:c="4"/></text:span></text:span><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getText</text:span></text:span><text:span text:style-name="Source_20_Text"><text:span text:style-name="T69">()</text:span></text:span><text:span text:style-name="Source_20_Text"><text:span text:style-name="T58"> </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59"><text:s text:c="8"/></text:span></text:span><text:span text:style-name="Source_20_Text"><text:span text:style-name="T50">return</text:span></text:span><text:span text:style-name="Source_20_Text"><text:span text:style-name="T58"> $this</text:span></text:span><text:span text:style-name="Source_20_Text"><text:span text:style-name="T90">-&gt;</text:span></text:span><text:span text:style-name="Source_20_Text"><text:span text:style-name="T97">text</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69">}</text:span></text:span></text:p>
      <text:p text:style-name="P64"/>
      <text:p text:style-name="P40"><text:span text:style-name="Source_20_Text"><text:span text:style-name="T42">// The Mailer service, which can send messages by E-mail</text:span></text:span></text:p>
      <text:p text:style-name="P40"><text:span text:style-name="Source_20_Text"><text:span text:style-name="T50">class</text:span></text:span><text:span text:style-name="Source_20_Text"><text:span text:style-name="T58"> Mailer </text:span></text:span></text:p>
      <text:p text:style-name="P40"><text:span text:style-name="Source_20_Text"><text:span text:style-name="T69">{</text:span></text:span></text:p>
      <text:p text:style-name="P40"><text:span text:style-name="Source_20_Text"><text:span text:style-name="T59"><text:s text:c="4"/></text:span></text:span><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sendMail</text:span></text:span><text:span text:style-name="Source_20_Text"><text:span text:style-name="T69">(</text:span></text:span><text:span text:style-name="Source_20_Text"><text:span text:style-name="T76">$message</text:span></text:span><text:span text:style-name="Source_20_Text"><text:span text:style-name="T69">)</text:span></text:span><text:span text:style-name="Source_20_Text"><text:span text:style-name="T58"> </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59"><text:s text:c="8"/></text:span></text:span><text:span text:style-name="Source_20_Text"><text:span text:style-name="T42">// Use PHP mail() function to send an E-mail</text:span></text:span></text:p>
      <text:p text:style-name="P40"><text:span text:style-name="Source_20_Text"><text:span text:style-name="T59"><text:s text:c="8"/></text:span></text:span><text:span text:style-name="Source_20_Text"><text:span text:style-name="T50">if</text:span></text:span><text:span text:style-name="Source_20_Text"><text:span text:style-name="T69">(</text:span></text:span><text:span text:style-name="Source_20_Text"><text:span text:style-name="T90">!</text:span></text:span><text:span text:style-name="Source_20_Text"><text:span text:style-name="T83">mail</text:span></text:span><text:span text:style-name="Source_20_Text"><text:span text:style-name="T69">(</text:span></text:span><text:span text:style-name="Source_20_Text"><text:span text:style-name="T76">$message</text:span></text:span><text:span text:style-name="Source_20_Text"><text:span text:style-name="T90">-&gt;</text:span></text:span><text:span text:style-name="Source_20_Text"><text:span text:style-name="T83">getRecipient</text:span></text:span><text:span text:style-name="Source_20_Text"><text:span text:style-name="T69">(),</text:span></text:span><text:span text:style-name="Source_20_Text"><text:span text:style-name="T58"> </text:span></text:span><text:span text:style-name="Source_20_Text"><text:span text:style-name="T76">$message</text:span></text:span><text:span text:style-name="Source_20_Text"><text:span text:style-name="T90">-&gt;</text:span></text:span><text:span text:style-name="Source_20_Text"><text:span text:style-name="T83">getSubject</text:span></text:span><text:span text:style-name="Source_20_Text"><text:span text:style-name="T69">(),</text:span></text:span><text:span text:style-name="Source_20_Text"><text:span text:style-name="T58"> </text:span></text:span></text:p>
      <text:p text:style-name="P40"><text:span text:style-name="Source_20_Text"><text:span text:style-name="T59"><text:s text:c="13"/></text:span></text:span><text:span text:style-name="Source_20_Text"><text:span text:style-name="T76">$message</text:span></text:span><text:span text:style-name="Source_20_Text"><text:span text:style-name="T69">()</text:span></text:span><text:span text:style-name="Source_20_Text"><text:span text:style-name="T90">-&gt;</text:span></text:span><text:span text:style-name="Source_20_Text"><text:span text:style-name="T83">getText</text:span></text:span><text:span text:style-name="Source_20_Text"><text:span text:style-name="T69">()))</text:span></text:span><text:span text:style-name="Source_20_Text"><text:span text:style-name="T58"> </text:span></text:span></text:p>
      <text:p text:style-name="P40"><text:span text:style-name="Source_20_Text"><text:span text:style-name="T59"><text:s text:c="8"/></text:span></text:span><text:span text:style-name="Source_20_Text"><text:span text:style-name="T69">{</text:span></text:span></text:p>
      <text:p text:style-name="P40"><text:span text:style-name="Source_20_Text"><text:span text:style-name="T59"><text:s text:c="12"/></text:span></text:span><text:span text:style-name="Source_20_Text"><text:span text:style-name="T42">// Error sending message</text:span></text:span></text:p>
      <text:p text:style-name="P40"><text:span text:style-name="Source_20_Text"><text:span text:style-name="T59"><text:s text:c="12"/></text:span></text:span><text:span text:style-name="Source_20_Text"><text:span text:style-name="T50">return</text:span></text:span><text:span text:style-name="Source_20_Text"><text:span text:style-name="T58"> </text:span></text:span><text:span text:style-name="Source_20_Text"><text:span text:style-name="T97">false</text:span></text:span><text:span text:style-name="Source_20_Text"><text:span text:style-name="T69">;</text:span></text:span></text:p>
      <text:p text:style-name="P40"><text:span text:style-name="Source_20_Text"><text:span text:style-name="T59"><text:s text:c="8"/></text:span></text:span><text:span text:style-name="Source_20_Text"><text:span text:style-name="T69">}</text:span></text:span></text:p>
      <text:p text:style-name="P40"><text:span text:style-name="Source_20_Text"><text:span text:style-name="T59"><text:s text:c="8"/></text:span></text:span><text:span text:style-name="Source_20_Text"><text:span text:style-name="T50">return</text:span></text:span><text:span text:style-name="Source_20_Text"><text:span text:style-name="T58"> </text:span></text:span><text:span text:style-name="Source_20_Text"><text:span text:style-name="T97">true</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69">}</text:span></text:span></text:p>
      <text:p text:style-name="Quotations"/>
      <text:p text:style-name="P66"><text:tab/>No Zend Framework, você normalmente registra seus modelos de serviço no Service Manager.</text:p>
      <text:h text:style-name="P10" text:outline-level="3"><text:bookmark text:name="Factories"/><text:soft-page-break/>4.20.5.Fábricas</text:h>
      <text:p text:style-name="P13"><text:span text:style-name="Emphasis"><text:span text:style-name="T16"><text:tab/>As fábricas </text:span></text:span><text:span text:style-name="T5">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17">new</text:span></text:span><text:span text:style-name="T5">, mas às vezes a lógica de criação de classe pode ser bastante complexa. Por exemplo, os serviços geralmente dependem uns dos outros, portanto, talvez seja necessário </text:span><text:span text:style-name="Emphasis"><text:span text:style-name="T16">injetar</text:span></text:span><text:span text:style-name="T5"> dependências em um serviço. Além disso, às vezes pode ser necessário inicializar o serviço logo após a instanciação chamando um (ou vários) de seus métodos.</text:span></text:p>
      <text:p text:style-name="P13"><text:span text:style-name="T5"><text:tab/>As classes de fábrica normalmente têm nomes que terminam com sufixo </text:span><text:span text:style-name="Source_20_Text"><text:span text:style-name="T17">Factory</text:span></text:span><text:span text:style-name="T5">, como </text:span><text:span text:style-name="Source_20_Text"><text:span text:style-name="T6">CurrencyConverterFactory</text:span></text:span><text:span text:style-name="T5">, </text:span><text:span text:style-name="Source_20_Text"><text:span text:style-name="T6">MailerFactory</text:span></text:span><text:span text:style-name="T5">, etc.</text:span></text:p>
      <text:p text:style-name="P13"><text:span text:style-name="T5"><text:tab/>Para um exemplo da vida real, vamos imaginar que temos um serviço </text:span><text:span text:style-name="Source_20_Text"><text:span text:style-name="T6">PurchaseManager</text:span></text:span><text:span text:style-name="T5">, que pode processar compras de alguns bens, e que o serviço </text:span><text:span text:style-name="Source_20_Text"><text:span text:style-name="T6">PurchaseManager</text:span></text:span><text:span text:style-name="T5"> usa outro serviço chamado </text:span><text:span text:style-name="Source_20_Text"><text:span text:style-name="T6">CurrencyConverter</text:span></text:span><text:span text:style-name="T5">, que pode se conectar a um sistema externo que fornece taxas de câmbio de dinheiro. Vamos escrever uma classe de fábrica para o </text:span><text:span text:style-name="Source_20_Text"><text:span text:style-name="T6">PurchaseManager</text:span></text:span><text:span text:style-name="T5">, que instanciaria o serviço e passaria a dependência:</text:span></text:p>
      <text:p text:style-name="P20"/>
      <text:p text:style-name="P40"><text:span text:style-name="Source_20_Text"><text:span text:style-name="T58">&lt;?php</text:span></text:span></text:p>
      <text:p text:style-name="P40"><text:span text:style-name="Source_20_Text"><text:span text:style-name="T50">namespace</text:span></text:span><text:span text:style-name="Source_20_Text"><text:span text:style-name="T58"> Application</text:span></text:span><text:span text:style-name="Source_20_Text"><text:span text:style-name="T69">\</text:span></text:span><text:span text:style-name="Source_20_Text"><text:span text:style-name="T58">Service</text:span></text:span><text:span text:style-name="Source_20_Text"><text:span text:style-name="T69">\</text:span></text:span><text:span text:style-name="Source_20_Text"><text:span text:style-name="T58">Factory</text:span></text:span><text:span text:style-name="Source_20_Text"><text:span text:style-name="T69">;</text:span></text:span></text:p>
      <text:p text:style-name="P64"/>
      <text:p text:style-name="P40"><text:span text:style-name="Source_20_Text"><text:span text:style-name="T50">use</text:span></text:span><text:span text:style-name="Source_20_Text"><text:span text:style-name="T58"> Interop</text:span></text:span><text:span text:style-name="Source_20_Text"><text:span text:style-name="T69">\</text:span></text:span><text:span text:style-name="Source_20_Text"><text:span text:style-name="T58">Container</text:span></text:span><text:span text:style-name="Source_20_Text"><text:span text:style-name="T69">\</text:span></text:span><text:span text:style-name="Source_20_Text"><text:span text:style-name="T58">ContainerInterface</text:span></text:span><text:span text:style-name="Source_20_Text"><text:span text:style-name="T69">;</text:span></text:span></text:p>
      <text:p text:style-name="P40"><text:span text:style-name="Source_20_Text"><text:span text:style-name="T50">use</text:span></text:span><text:span text:style-name="Source_20_Text"><text:span text:style-name="T58"> Zend</text:span></text:span><text:span text:style-name="Source_20_Text"><text:span text:style-name="T69">\</text:span></text:span><text:span text:style-name="Source_20_Text"><text:span text:style-name="T58">ServiceManager</text:span></text:span><text:span text:style-name="Source_20_Text"><text:span text:style-name="T69">\</text:span></text:span><text:span text:style-name="Source_20_Text"><text:span text:style-name="T58">Factory</text:span></text:span><text:span text:style-name="Source_20_Text"><text:span text:style-name="T69">\</text:span></text:span><text:span text:style-name="Source_20_Text"><text:span text:style-name="T58">FactoryInterface</text:span></text:span><text:span text:style-name="Source_20_Text"><text:span text:style-name="T69">;</text:span></text:span></text:p>
      <text:p text:style-name="P40"><text:span text:style-name="Source_20_Text"><text:span text:style-name="T50">use</text:span></text:span><text:span text:style-name="Source_20_Text"><text:span text:style-name="T58"> Application</text:span></text:span><text:span text:style-name="Source_20_Text"><text:span text:style-name="T69">\</text:span></text:span><text:span text:style-name="Source_20_Text"><text:span text:style-name="T58">Service</text:span></text:span><text:span text:style-name="Source_20_Text"><text:span text:style-name="T69">\</text:span></text:span><text:span text:style-name="Source_20_Text"><text:span text:style-name="T58">CurrencyConverter</text:span></text:span><text:span text:style-name="Source_20_Text"><text:span text:style-name="T69">;</text:span></text:span></text:p>
      <text:p text:style-name="P40"><text:span text:style-name="Source_20_Text"><text:span text:style-name="T50">use</text:span></text:span><text:span text:style-name="Source_20_Text"><text:span text:style-name="T58"> Application</text:span></text:span><text:span text:style-name="Source_20_Text"><text:span text:style-name="T69">\</text:span></text:span><text:span text:style-name="Source_20_Text"><text:span text:style-name="T58">Service</text:span></text:span><text:span text:style-name="Source_20_Text"><text:span text:style-name="T69">\</text:span></text:span><text:span text:style-name="Source_20_Text"><text:span text:style-name="T58">PurchaseManager</text:span></text:span><text:span text:style-name="Source_20_Text"><text:span text:style-name="T69">;</text:span></text:span></text:p>
      <text:p text:style-name="P64"/>
      <text:p text:style-name="P40"><text:span text:style-name="Source_20_Text"><text:span text:style-name="T42">/**</text:span></text:span></text:p>
      <text:p text:style-name="P62"><text:span text:style-name="Source_20_Text"><text:span text:style-name="T43"><text:s/></text:span></text:span><text:span text:style-name="Source_20_Text"><text:span text:style-name="T42">* This is the factory for PurchaseManager service. Its purpose is to instantiate the </text:span></text:span></text:p>
      <text:p text:style-name="P62"><text:span text:style-name="Source_20_Text"><text:span text:style-name="T43"><text:s/></text:span></text:span><text:span text:style-name="Source_20_Text"><text:span text:style-name="T42">* service and inject its dependencies.</text:span></text:span></text:p>
      <text:p text:style-name="P62"><text:span text:style-name="Source_20_Text"><text:span text:style-name="T43"><text:s/></text:span></text:span><text:span text:style-name="Source_20_Text"><text:span text:style-name="T42">*/</text:span></text:span></text:p>
      <text:p text:style-name="P40"><text:span text:style-name="Source_20_Text"><text:span text:style-name="T50">class</text:span></text:span><text:span text:style-name="Source_20_Text"><text:span text:style-name="T58"> PurchaseManagerFactory </text:span></text:span><text:span text:style-name="Source_20_Text"><text:span text:style-name="T50">implements</text:span></text:span><text:span text:style-name="Source_20_Text"><text:span text:style-name="T58"> FactoryInterface</text:span></text:span></text:p>
      <text:p text:style-name="P40"><text:span text:style-name="Source_20_Text"><text:span text:style-name="T69">{</text:span></text:span></text:p>
      <text:p text:style-name="P40"><text:span text:style-name="Source_20_Text"><text:span text:style-name="T59"><text:s text:c="4"/></text:span></text:span><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__invoke</text:span></text:span><text:span text:style-name="Source_20_Text"><text:span text:style-name="T69">(</text:span></text:span><text:span text:style-name="Source_20_Text"><text:span text:style-name="T58">ContainerInterface </text:span></text:span><text:span text:style-name="Source_20_Text"><text:span text:style-name="T76">$container</text:span></text:span><text:span text:style-name="Source_20_Text"><text:span text:style-name="T69">,</text:span></text:span><text:span text:style-name="Source_20_Text"><text:span text:style-name="T58"> </text:span></text:span></text:p>
      <text:p text:style-name="P40"><text:span text:style-name="Source_20_Text"><text:span text:style-name="T59"><text:s text:c="16"/></text:span></text:span><text:span text:style-name="Source_20_Text"><text:span text:style-name="T76">$requestedName</text:span></text:span><text:span text:style-name="Source_20_Text"><text:span text:style-name="T69">,</text:span></text:span><text:span text:style-name="Source_20_Text"><text:span text:style-name="T58"> </text:span></text:span><text:span text:style-name="Source_20_Text"><text:span text:style-name="T50">array</text:span></text:span><text:span text:style-name="Source_20_Text"><text:span text:style-name="T58"> </text:span></text:span><text:span text:style-name="Source_20_Text"><text:span text:style-name="T76">$options</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50">null</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59"><text:s text:c="8"/></text:span></text:span><text:span text:style-name="Source_20_Text"><text:span text:style-name="T42">// Get CurrencyConverter service from the service manager.</text:span></text:span></text:p>
      <text:p text:style-name="P40"><text:span text:style-name="Source_20_Text"><text:span text:style-name="T59"><text:s text:c="8"/></text:span></text:span><text:span text:style-name="Source_20_Text"><text:span text:style-name="T76">$currencyConverter</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76">$container</text:span></text:span><text:span text:style-name="Source_20_Text"><text:span text:style-name="T90">-&gt;</text:span></text:span><text:span text:style-name="Source_20_Text"><text:span text:style-name="T83">get</text:span></text:span><text:span text:style-name="Source_20_Text"><text:span text:style-name="T69">(</text:span></text:span><text:span text:style-name="Source_20_Text"><text:span text:style-name="T58">CurrencyConverter</text:span></text:span><text:span text:style-name="Source_20_Text"><text:span text:style-name="T69">::</text:span></text:span><text:span text:style-name="Source_20_Text"><text:span text:style-name="T50">class</text:span></text:span><text:span text:style-name="Source_20_Text"><text:span text:style-name="T69">);</text:span></text:span></text:p>
      <text:p text:style-name="P62"><text:span text:style-name="Source_20_Text"><text:span text:style-name="T59"><text:s text:c="8"/></text:span></text:span></text:p>
      <text:p text:style-name="P40"><text:span text:style-name="Source_20_Text"><text:span text:style-name="T59"><text:s text:c="8"/></text:span></text:span><text:span text:style-name="Source_20_Text"><text:span text:style-name="T42">// Instantiate the service and inject dependencies.</text:span></text:span></text:p>
      <text:p text:style-name="P40"><text:span text:style-name="Source_20_Text"><text:span text:style-name="T59"><text:s text:c="8"/></text:span></text:span><text:span text:style-name="Source_20_Text"><text:span text:style-name="T50">return</text:span></text:span><text:span text:style-name="Source_20_Text"><text:span text:style-name="T58"> </text:span></text:span><text:span text:style-name="Source_20_Text"><text:span text:style-name="T50">new</text:span></text:span><text:span text:style-name="Source_20_Text"><text:span text:style-name="T58"> PurchaseManager</text:span></text:span><text:span text:style-name="Source_20_Text"><text:span text:style-name="T69">(</text:span></text:span><text:span text:style-name="Source_20_Text"><text:span text:style-name="T76">$currencyConverter</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69">}</text:span></text:span></text:p>
      <text:p text:style-name="P20"/>
      <text:p text:style-name="P13"><text:soft-page-break/><text:span text:style-name="T5"><text:tab/>No código acima temos a classe </text:span><text:span text:style-name="Source_20_Text"><text:span text:style-name="T6">PurchaseManagerFactory</text:span></text:span><text:span text:style-name="T5"> que implementa a</text:span><text:span text:style-name="Source_20_Text"><text:span text:style-name="T6"> </text:span></text:span><text:span text:style-name="T5">interface </text:span><text:span text:style-name="Source_20_Text"><text:span text:style-name="T6">Zend\ServiceManager\Factory\FactoryInterface</text:span></text:span><text:span text:style-name="T5">. A classe factory possui o</text:span><text:span text:style-name="Source_20_Text"><text:span text:style-name="T6"> </text:span></text:span><text:span text:style-name="T5">método </text:span><text:span text:style-name="Source_20_Text"><text:span text:style-name="T6">__invoke()</text:span></text:span><text:span text:style-name="T5"> cujo objetivo é instanciar o objeto. Este método tem o argumento </text:span><text:span text:style-name="Source_20_Text"><text:span text:style-name="T6">$container</text:span></text:span><text:span text:style-name="T5"> que é o gerenciador de serviço. Você pode usar </text:span><text:span text:style-name="Source_20_Text"><text:span text:style-name="T6">$container </text:span></text:span><text:span text:style-name="T5">para recuperar serviços do gerenciador de serviços e passá-los para o método construtor do serviço que está sendo instanciado.</text:span></text:p>
      <text:p text:style-name="P52"/>
      <text:h text:style-name="P56" text:outline-level="2"><text:bookmark text:name="Determining_the_Correct_Model_Type"/>4.21. Determinando o tipo de modelo correto</text:h>
      <text:p text:style-name="P75"><text:span text:style-name="Strong_20_Emphasis"><text:span text:style-name="T20"><text:tab/>Não é confuso ter tantos tipos de modelos?</text:span></text:span></text:p>
      <text:p text:style-name="P69">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4"><text:tab/></text:p>
      <text:p text:style-name="P4"><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1128430863" text:style-name="L2">
        <text:list-item>
          <text:p text:style-name="P96"><text:span text:style-name="T5">Sua classe de modelo é definitivamente um </text:span><text:span text:style-name="Emphasis"><text:span text:style-name="T16">serviço</text:span></text:span></text:p>
          <text:list>
            <text:list-item>
              <text:p text:style-name="P104">se ele encapsula alguma lógica de negócios</text:p>
            </text:list-item>
            <text:list-item>
              <text:p text:style-name="P104">se você chamá-lo de sua classe de controlador</text:p>
            </text:list-item>
            <text:list-item>
              <text:p text:style-name="P96"><text:span text:style-name="T5">se você acha que o melhor nome para ele termina com "er": sufixo, like </text:span><text:span text:style-name="Source_20_Text"><text:span text:style-name="T6">FileUploader</text:span></text:span><text:span text:style-name="T5">ou</text:span><text:span text:style-name="Source_20_Text"><text:span text:style-name="T6">VersionChecker</text:span></text:span></text:p>
            </text:list-item>
          </text:list>
        </text:list-item>
        <text:list-item>
          <text:p text:style-name="P96"><text:span text:style-name="T5">Sua classe de modelo é uma </text:span><text:span text:style-name="Emphasis"><text:span text:style-name="T16">Entidade</text:span></text:span><text:span text:style-name="T5"> :</text:span></text:p>
          <text:list>
            <text:list-item>
              <text:p text:style-name="P104">se o seu modelo estiver armazenado em um banco de dados</text:p>
            </text:list-item>
            <text:list-item>
              <text:p text:style-name="P104">se tiver um atributo ID</text:p>
            </text:list-item>
            <text:list-item>
              <text:p text:style-name="P104">se tiver métodos getters e setters</text:p>
            </text:list-item>
          </text:list>
        </text:list-item>
        <text:list-item>
          <text:p text:style-name="P96"><text:span text:style-name="T5">Sua classe de modelo é um </text:span><text:span text:style-name="Emphasis"><text:span text:style-name="T16">ValueObject</text:span></text:span><text:span text:style-name="T5"> :</text:span></text:p>
          <text:list>
            <text:list-item>
              <text:p text:style-name="P104">se alterar algum atributo tornaria o modelo completamente diferente</text:p>
            </text:list-item>
            <text:list-item>
              <text:p text:style-name="P104">se o seu modelo tiver getters, mas não setters (imutáveis)</text:p>
            </text:list-item>
          </text:list>
        </text:list-item>
        <text:list-item>
          <text:p text:style-name="P96"><text:span text:style-name="T5">Seu modelo é um </text:span><text:span text:style-name="Emphasis"><text:span text:style-name="T16">repositório</text:span></text:span><text:span text:style-name="T5"> :</text:span></text:p>
          <text:list>
            <text:list-item>
              <text:p text:style-name="P104">se funciona com um banco de dados para recuperar entidades</text:p>
            </text:list-item>
          </text:list>
        </text:list-item>
        <text:list-item>
          <text:p text:style-name="P96"><text:span text:style-name="T5">Seu modelo é uma </text:span><text:span text:style-name="Emphasis"><text:span text:style-name="T16">Fábrica</text:span></text:span><text:span text:style-name="T5"> :</text:span></text:p>
          <text:list>
            <text:list-item>
              <text:p text:style-name="P118">se ele pode criar outros objetos e não pode fazer mais nada</text:p>
            </text:list-item>
          </text:list>
        </text:list-item>
      </text:list>
      <text:p text:style-name="P6"/>
      <text:p text:style-name="P75"><text:span text:style-name="Strong_20_Emphasis"><text:span text:style-name="T20"><text:tab/>Hmm... e se eu armazenar todos os meus modelos em um único diretório de modelos?</text:span></text:span></text:p>
      <text:p text:style-name="P69">Claro, você pode, se desejar fortemente. Mas, quando você usa a biblioteca Doctrine ORM, você notará que ela também utiliza princípios DDD, então usar DDD torna sua aplicação bem organizada.</text:p>
      <text:p text:style-name="P58"/>
      <text:h text:style-name="P57" text:outline-level="2"><text:bookmark text:name="Other_Model_Types"/><text:soft-page-break/>4.22. Outros tipos de modelo</text:h>
      <text:p text:style-name="P3"><text:tab/>Em seu site, você normalmente dividirá seus principais tipos de modelo (descritos acima) em subtipos. Por exemplo, você terá:</text:p>
      <text:list xml:id="list1195308266" text:style-name="L3">
        <text:list-item>
          <text:p text:style-name="P100"><text:span text:style-name="Emphasis"><text:span text:style-name="T16">Formulários</text:span></text:span><text:span text:style-name="T5"> . Formulários são modelos cuja finalidade é coletar dados inseridos pelo usuário da web. Os formulários são um subtipo de </text:span><text:span text:style-name="Emphasis"><text:span text:style-name="T16">entidades</text:span></text:span><text:span text:style-name="T5"> . Você normalmente armazenará formulários no </text:span><text:span text:style-name="Source_20_Text"><text:span text:style-name="T6">APP_DIR/module/Application/src/Form</text:span></text:span><text:span text:style-name="T5">diretório.</text:span></text:p>
        </text:list-item>
        <text:list-item>
          <text:p text:style-name="P100"><text:span text:style-name="Emphasis"><text:span text:style-name="T16">Filtros</text:span></text:span><text:span text:style-name="T5"> . Os filtros são projetados para transformar dados de entrada. Os filtros são um subtipo de </text:span><text:span text:style-name="Emphasis"><text:span text:style-name="T16">serviços</text:span></text:span><text:span text:style-name="T5"> . Você normalmente armazenará filtros no </text:span><text:span text:style-name="Source_20_Text"><text:span text:style-name="T6">APP_DIR/module/Application/src/Filter</text:span></text:span><text:span text:style-name="T5">diretório.</text:span></text:p>
        </text:list-item>
        <text:list-item>
          <text:p text:style-name="P100"><text:span text:style-name="Emphasis"><text:span text:style-name="T16">Validadores</text:span></text:span><text:span text:style-name="T5"> . Os validadores são usados para verificar se os dados de entrada estão corretos. Os validadores também são um subtipo de </text:span><text:span text:style-name="Emphasis"><text:span text:style-name="T16">serviços</text:span></text:span><text:span text:style-name="T5"> . Você normalmente armazenará validadores no </text:span><text:span text:style-name="Source_20_Text"><text:span text:style-name="T6">APP_DIR/module/Application/src/Validator</text:span></text:span><text:span text:style-name="T5">diretório.</text:span></text:p>
        </text:list-item>
        <text:list-item>
          <text:p text:style-name="P100"><text:span text:style-name="Emphasis"><text:span text:style-name="T16">Visualize Ajudantes</text:span></text:span><text:span text:style-name="T5"> . Eles encapsulam algumas funcionalidades de renderização de página. Os auxiliares de visualização são semelhantes aos </text:span><text:span text:style-name="Emphasis"><text:span text:style-name="T16">serviços</text:span></text:span><text:span text:style-name="T5"> . Você normalmente armazenará auxiliares de visualização no </text:span><text:span text:style-name="Source_20_Text"><text:span text:style-name="T6">APP_DIR/module/Application/src/View/Helper</text:span></text:span><text:span text:style-name="T5">diretório.</text:span></text:p>
        </text:list-item>
        <text:list-item>
          <text:p text:style-name="P100"><text:span text:style-name="Emphasis"><text:span text:style-name="T16">Rotas</text:span></text:span><text:span text:style-name="T5"> . As rotas são um modelo de </text:span><text:span text:style-name="Emphasis"><text:span text:style-name="T16">serviço</text:span></text:span><text:span text:style-name="T5"> específico usado para implementar regras de mapeamento personalizadas entre URLs e seus controladores. Você normalmente armazenará rotas personalizadas no </text:span><text:span text:style-name="Source_20_Text"><text:span text:style-name="T6">APP_DIR/module/Application/src/Route</text:span></text:span><text:span text:style-name="T5">diretório.</text:span></text:p>
        </text:list-item>
      </text:list>
      <text:p text:style-name="P21"/>
      <text:p text:style-name="P3"><text:tab/>Assim, eventualmente você terá a seguinte estrutura de diretórios típica do módulo do seu site:</text:p>
      <text:p text:style-name="P40"><text:span text:style-name="Source_20_Text"><text:span text:style-name="T58">/Application/src</text:span></text:span></text:p>
      <text:p text:style-name="P62"><text:span text:style-name="Source_20_Text"><text:span text:style-name="T59"><text:s text:c="8"/></text:span></text:span><text:span text:style-name="Source_20_Text"><text:span text:style-name="T58">/Controller</text:span></text:span></text:p>
      <text:p text:style-name="P62"><text:span text:style-name="Source_20_Text"><text:span text:style-name="T59"><text:s text:c="16"/></text:span></text:span><text:span text:style-name="Source_20_Text"><text:span text:style-name="T58">/Factory</text:span></text:span></text:p>
      <text:p text:style-name="P62"><text:span text:style-name="Source_20_Text"><text:span text:style-name="T59"><text:s text:c="8"/></text:span></text:span><text:span text:style-name="Source_20_Text"><text:span text:style-name="T58">/Plugin</text:span></text:span></text:p>
      <text:p text:style-name="P62"><text:span text:style-name="Source_20_Text"><text:span text:style-name="T59"><text:s text:c="12"/></text:span></text:span><text:span text:style-name="Source_20_Text"><text:span text:style-name="T58">/Factory</text:span></text:span></text:p>
      <text:p text:style-name="P62"><text:span text:style-name="Source_20_Text"><text:span text:style-name="T59"><text:s text:c="8"/></text:span></text:span><text:span text:style-name="Source_20_Text"><text:span text:style-name="T58">/Entity</text:span></text:span></text:p>
      <text:p text:style-name="P62"><text:span text:style-name="Source_20_Text"><text:span text:style-name="T59"><text:s text:c="8"/></text:span></text:span><text:span text:style-name="Source_20_Text"><text:span text:style-name="T58">/Filter</text:span></text:span></text:p>
      <text:p text:style-name="P62"><text:span text:style-name="Source_20_Text"><text:span text:style-name="T59"><text:s text:c="8"/></text:span></text:span><text:span text:style-name="Source_20_Text"><text:span text:style-name="T58">/Form</text:span></text:span></text:p>
      <text:p text:style-name="P62"><text:span text:style-name="Source_20_Text"><text:span text:style-name="T59"><text:s text:c="4"/></text:span></text:span><text:span text:style-name="Source_20_Text"><text:span text:style-name="T58">/Repository</text:span></text:span></text:p>
      <text:p text:style-name="P62"><text:span text:style-name="Source_20_Text"><text:span text:style-name="T59"><text:s text:c="8"/></text:span></text:span><text:span text:style-name="Source_20_Text"><text:span text:style-name="T58">/Route</text:span></text:span></text:p>
      <text:p text:style-name="P62"><text:span text:style-name="Source_20_Text"><text:span text:style-name="T59"><text:s text:c="8"/></text:span></text:span><text:span text:style-name="Source_20_Text"><text:span text:style-name="T58">/Service</text:span></text:span></text:p>
      <text:p text:style-name="P62"><text:span text:style-name="Source_20_Text"><text:span text:style-name="T59"><text:s text:c="16"/></text:span></text:span><text:span text:style-name="Source_20_Text"><text:span text:style-name="T58">/Factory</text:span></text:span></text:p>
      <text:p text:style-name="P62"><text:span text:style-name="Source_20_Text"><text:span text:style-name="T59"><text:s text:c="8"/></text:span></text:span><text:span text:style-name="Source_20_Text"><text:span text:style-name="T58">/Validator</text:span></text:span></text:p>
      <text:p text:style-name="P62"><text:span text:style-name="Source_20_Text"><text:span text:style-name="T59"><text:s text:c="4"/></text:span></text:span><text:span text:style-name="Source_20_Text"><text:span text:style-name="T58">/ValueObject</text:span></text:span></text:p>
      <text:p text:style-name="P62"><text:span text:style-name="Source_20_Text"><text:span text:style-name="T59"><text:s text:c="8"/></text:span></text:span><text:span text:style-name="Source_20_Text"><text:span text:style-name="T58">/View</text:span></text:span></text:p>
      <text:p text:style-name="P62"><text:span text:style-name="Source_20_Text"><text:span text:style-name="T59"><text:s text:c="16"/></text:span></text:span><text:span text:style-name="Source_20_Text"><text:span text:style-name="T58">/Helper</text:span></text:span></text:p>
      <text:p text:style-name="P63"><text:span text:style-name="Source_20_Text"><text:span text:style-name="T59"><text:s text:c="12"/></text:span></text:span><text:span text:style-name="Source_20_Text"><text:span text:style-name="T58">/Factory</text:span></text:span></text:p>
      <text:p text:style-name="Quotations"/>
      <text:p text:style-name="P70"><text:tab/>É possível ter muitos subtipos de modelo arbitrariamente. Quanto mais complexo for o seu aplicativo, mais subtipos de modelo você poderá ter.</text:p>
      <text:h text:style-name="P57" text:outline-level="2"><text:bookmark text:name="Skinny_Controllers__Fat_Models__Simple_Views"/><text:soft-page-break/>4.23. Controladores magros, modelos gordos, visualizações simples</text:h>
      <text:p text:style-name="P3"><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colocado em uma classe de controlador, qual código pode ser colocado em um modelo de exibição e qual código pode ser colocado em uma classe de modelo.</text:p>
      <text:h text:style-name="P11" text:outline-level="3"><text:bookmark text:name="Skinny_Controllers"/>4.23.1. Controladores magros</text:h>
      <text:p text:style-name="P3"><text:tab/>A ideia por trás do termo "controlador magro" é que normalmente, em suas classes de controlador, você coloca apenas o código que:</text:p>
      <text:list xml:id="list3756090107" text:style-name="L4">
        <text:list-item>
          <text:p text:style-name="P97"><text:span text:style-name="T5">acessa dados de solicitação do usuário ( </text:span><text:span text:style-name="Source_20_Text"><text:span text:style-name="T6">$_GET</text:span></text:span><text:span text:style-name="T5">, </text:span><text:span text:style-name="Source_20_Text"><text:span text:style-name="T6">$_POST</text:span></text:span><text:span text:style-name="T5">, </text:span><text:span text:style-name="Source_20_Text"><text:span text:style-name="T6">$_FILES</text:span></text:span><text:span text:style-name="T5">e outras variáveis PHP);</text:span></text:p>
        </text:list-item>
        <text:list-item>
          <text:p text:style-name="P105">verifica a validade dos dados de entrada;</text:p>
        </text:list-item>
        <text:list-item>
          <text:p text:style-name="P105">(opcionalmente) faz alguns preparativos básicos para os dados;</text:p>
        </text:list-item>
        <text:list-item>
          <text:p text:style-name="P105">passa os dados para o(s) modelo(s) e recupera o resultado retornado pelo(s) modelo(s);</text:p>
        </text:list-item>
        <text:list-item>
          <text:p text:style-name="P121"><text:span text:style-name="T5">e finalmente retorna os dados de saída como parte de um </text:span><text:span text:style-name="Source_20_Text"><text:span text:style-name="T6">ViewModel</text:span></text:span><text:span text:style-name="T5">contêiner variável.</text:span></text:p>
        </text:list-item>
      </text:list>
      <text:p text:style-name="P3"><text:tab/>Uma classe de controlador deve evitar:</text:p>
      <text:list xml:id="list1320815209" text:style-name="L5">
        <text:list-item>
          <text:p text:style-name="P106">contendo lógica de negócios complexa, que é melhor mantida em classes de modelo;</text:p>
        </text:list-item>
        <text:list-item>
          <text:p text:style-name="P119">contendo qualquer HTML ou qualquer outro código de marcação de apresentação. Isso é melhor ser colocado em modelos de visualização.</text:p>
        </text:list-item>
      </text:list>
      <text:p text:style-name="P18"><text:span text:style-name="T5"><text:tab/>Para um exemplo de um controlador "magro", veja a classe </text:span><text:span text:style-name="Source_20_Text"><text:span text:style-name="T6">CurrencyConverterController</text:span></text:span><text:span text:style-name="T5"> abaixo. Este controlador fornece o método de ação "converter" cujo objetivo é converter uma quantia em dinheiro de EUR para moeda USD. O usuário passa a quantia de dinheiro através da variável GET "quantia".</text:span></text:p>
      <text:p text:style-name="P21"/>
      <text:p text:style-name="P40"><text:span text:style-name="Source_20_Text"><text:span text:style-name="T50">class</text:span></text:span><text:span text:style-name="Source_20_Text"><text:span text:style-name="T58"> CurrencyConverterController </text:span></text:span><text:span text:style-name="Source_20_Text"><text:span text:style-name="T50">extends</text:span></text:span><text:span text:style-name="Source_20_Text"><text:span text:style-name="T58"> AbstractActionController </text:span></text:span></text:p>
      <text:p text:style-name="P40"><text:span text:style-name="Source_20_Text"><text:span text:style-name="T69">{</text:span></text:span><text:span text:style-name="Source_20_Text"><text:span text:style-name="T58"> <text:s/></text:span></text:span></text:p>
      <text:p text:style-name="P40"><text:span text:style-name="Source_20_Text"><text:span text:style-name="T59"><text:s text:c="4"/></text:span></text:span><text:span text:style-name="Source_20_Text"><text:span text:style-name="T42">// Currency converter model</text:span></text:span></text:p>
      <text:p text:style-name="P40"><text:span text:style-name="Source_20_Text"><text:span text:style-name="T59"><text:s text:c="4"/></text:span></text:span><text:span text:style-name="Source_20_Text"><text:span text:style-name="T50">private</text:span></text:span><text:span text:style-name="Source_20_Text"><text:span text:style-name="T58"> </text:span></text:span><text:span text:style-name="Source_20_Text"><text:span text:style-name="T76">$currencyConverter</text:span></text:span><text:span text:style-name="Source_20_Text"><text:span text:style-name="T69">;</text:span></text:span></text:p>
      <text:p text:style-name="P64"/>
      <text:p text:style-name="P40"><text:span text:style-name="Source_20_Text"><text:span text:style-name="T59"><text:s text:c="4"/></text:span></text:span><text:span text:style-name="Source_20_Text"><text:span text:style-name="T42">// Constructor. It's purpose is to "inject" dependencies.</text:span></text:span></text:p>
      <text:p text:style-name="P40"><text:span text:style-name="Source_20_Text"><text:span text:style-name="T59"><text:s text:c="4"/></text:span></text:span><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__construct</text:span></text:span><text:span text:style-name="Source_20_Text"><text:span text:style-name="T69">(</text:span></text:span><text:span text:style-name="Source_20_Text"><text:span text:style-name="T76">$currencyConverter</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59"><text:s text:c="8"/></text:span></text:span><text:span text:style-name="Source_20_Text"><text:span text:style-name="T58">$this</text:span></text:span><text:span text:style-name="Source_20_Text"><text:span text:style-name="T90">-&gt;</text:span></text:span><text:span text:style-name="Source_20_Text"><text:span text:style-name="T97">currencyConverter</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76">$currencyConverter</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64"/>
      <text:p text:style-name="P40"><text:span text:style-name="Source_20_Text"><text:span text:style-name="T59"><text:s text:c="4"/></text:span></text:span><text:span text:style-name="Source_20_Text"><text:span text:style-name="T42">// The "convert" action displays the converted money amount</text:span></text:span></text:p>
      <text:p text:style-name="P40"><text:span text:style-name="Source_20_Text"><text:span text:style-name="T59"><text:s text:c="4"/></text:span></text:span><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convertAction</text:span></text:span><text:span text:style-name="Source_20_Text"><text:span text:style-name="T69">()</text:span></text:span><text:span text:style-name="Source_20_Text"><text:span text:style-name="T58"> </text:span></text:span></text:p>
      <text:p text:style-name="P40"><text:span text:style-name="Source_20_Text"><text:span text:style-name="T59"><text:s text:c="4"/></text:span></text:span><text:span text:style-name="Source_20_Text"><text:span text:style-name="T69">{</text:span></text:span><text:span text:style-name="Source_20_Text"><text:span text:style-name="T58"> <text:s/></text:span></text:span></text:p>
      <text:p text:style-name="P40"><text:soft-page-break/><text:span text:style-name="Source_20_Text"><text:span text:style-name="T59"><text:s text:c="8"/></text:span></text:span><text:span text:style-name="Source_20_Text"><text:span text:style-name="T42">// Get the money amount from GET</text:span></text:span></text:p>
      <text:p text:style-name="P40"><text:span text:style-name="Source_20_Text"><text:span text:style-name="T59"><text:s text:c="8"/></text:span></text:span><text:span text:style-name="Source_20_Text"><text:span text:style-name="T76">$amount</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69">(</text:span></text:span><text:span text:style-name="Source_20_Text"><text:span text:style-name="T58">float</text:span></text:span><text:span text:style-name="Source_20_Text"><text:span text:style-name="T69">)</text:span></text:span><text:span text:style-name="Source_20_Text"><text:span text:style-name="T58">$this</text:span></text:span><text:span text:style-name="Source_20_Text"><text:span text:style-name="T90">-&gt;</text:span></text:span><text:span text:style-name="Source_20_Text"><text:span text:style-name="T83">params</text:span></text:span><text:span text:style-name="Source_20_Text"><text:span text:style-name="T69">()</text:span></text:span><text:span text:style-name="Source_20_Text"><text:span text:style-name="T90">-&gt;</text:span></text:span><text:span text:style-name="Source_20_Text"><text:span text:style-name="T83">fromQuery</text:span></text:span><text:span text:style-name="Source_20_Text"><text:span text:style-name="T69">(</text:span></text:span><text:span text:style-name="Source_20_Text"><text:span text:style-name="T104">'amount'</text:span></text:span><text:span text:style-name="Source_20_Text"><text:span text:style-name="T69">,</text:span></text:span><text:span text:style-name="Source_20_Text"><text:span text:style-name="T58"> </text:span></text:span><text:span text:style-name="Source_20_Text"><text:span text:style-name="T90">-</text:span></text:span><text:span text:style-name="Source_20_Text"><text:span text:style-name="T97">1</text:span></text:span><text:span text:style-name="Source_20_Text"><text:span text:style-name="T69">);</text:span></text:span></text:p>
      <text:p text:style-name="P62"><text:span text:style-name="Source_20_Text"><text:span text:style-name="T59"><text:s text:c="4"/></text:span></text:span></text:p>
      <text:p text:style-name="P40"><text:span text:style-name="Source_20_Text"><text:span text:style-name="T59"><text:s text:c="8"/></text:span></text:span><text:span text:style-name="Source_20_Text"><text:span text:style-name="T42">// Validate input data</text:span></text:span></text:p>
      <text:p text:style-name="P40"><text:span text:style-name="Source_20_Text"><text:span text:style-name="T59"><text:s text:c="8"/></text:span></text:span><text:span text:style-name="Source_20_Text"><text:span text:style-name="T50">if</text:span></text:span><text:span text:style-name="Source_20_Text"><text:span text:style-name="T69">(</text:span></text:span><text:span text:style-name="Source_20_Text"><text:span text:style-name="T76">$amount</text:span></text:span><text:span text:style-name="Source_20_Text"><text:span text:style-name="T90">&lt;</text:span></text:span><text:span text:style-name="Source_20_Text"><text:span text:style-name="T97">0</text:span></text:span><text:span text:style-name="Source_20_Text"><text:span text:style-name="T69">)</text:span></text:span><text:span text:style-name="Source_20_Text"><text:span text:style-name="T58"> </text:span></text:span><text:span text:style-name="Source_20_Text"><text:span text:style-name="T69">{</text:span></text:span></text:p>
      <text:p text:style-name="P40"><text:span text:style-name="Source_20_Text"><text:span text:style-name="T59"><text:s text:c="12"/></text:span></text:span><text:span text:style-name="Source_20_Text"><text:span text:style-name="T42">// Money amount is missing</text:span></text:span></text:p>
      <text:p text:style-name="P40"><text:span text:style-name="Source_20_Text"><text:span text:style-name="T59"><text:s text:c="12"/></text:span></text:span><text:span text:style-name="Source_20_Text"><text:span text:style-name="T58">$this</text:span></text:span><text:span text:style-name="Source_20_Text"><text:span text:style-name="T90">-&gt;</text:span></text:span><text:span text:style-name="Source_20_Text"><text:span text:style-name="T83">getResponse</text:span></text:span><text:span text:style-name="Source_20_Text"><text:span text:style-name="T69">()</text:span></text:span><text:span text:style-name="Source_20_Text"><text:span text:style-name="T90">-&gt;</text:span></text:span><text:span text:style-name="Source_20_Text"><text:span text:style-name="T83">setStatusCode</text:span></text:span><text:span text:style-name="Source_20_Text"><text:span text:style-name="T69">(</text:span></text:span><text:span text:style-name="Source_20_Text"><text:span text:style-name="T97">404</text:span></text:span><text:span text:style-name="Source_20_Text"><text:span text:style-name="T69">);</text:span></text:span></text:p>
      <text:p text:style-name="P40"><text:span text:style-name="Source_20_Text"><text:span text:style-name="T59"><text:s text:c="12"/></text:span></text:span><text:span text:style-name="Source_20_Text"><text:span text:style-name="T50">return</text:span></text:span><text:span text:style-name="Source_20_Text"><text:span text:style-name="T69">;</text:span></text:span></text:p>
      <text:p text:style-name="P40"><text:span text:style-name="Source_20_Text"><text:span text:style-name="T59"><text:s text:c="8"/></text:span></text:span><text:span text:style-name="Source_20_Text"><text:span text:style-name="T69">}</text:span></text:span></text:p>
      <text:p text:style-name="P62"><text:span text:style-name="Source_20_Text"><text:span text:style-name="T59"><text:s/></text:span></text:span></text:p>
      <text:p text:style-name="P40"><text:span text:style-name="Source_20_Text"><text:span text:style-name="T59"><text:s text:c="8"/></text:span></text:span><text:span text:style-name="Source_20_Text"><text:span text:style-name="T42">// Pass the data to the CurrencyConverter model</text:span></text:span></text:p>
      <text:p text:style-name="P40"><text:span text:style-name="Source_20_Text"><text:span text:style-name="T59"><text:s text:c="8"/></text:span></text:span><text:span text:style-name="Source_20_Text"><text:span text:style-name="T76">$convertedAmount</text:span></text:span><text:span text:style-name="Source_20_Text"><text:span text:style-name="T58"> </text:span></text:span><text:span text:style-name="Source_20_Text"><text:span text:style-name="T90">=</text:span></text:span><text:span text:style-name="Source_20_Text"><text:span text:style-name="T58"> $this</text:span></text:span><text:span text:style-name="Source_20_Text"><text:span text:style-name="T90">-&gt;</text:span></text:span><text:span text:style-name="Source_20_Text"><text:span text:style-name="T97">currencyConverter</text:span></text:span><text:span text:style-name="Source_20_Text"><text:span text:style-name="T90">-&gt;</text:span></text:span><text:span text:style-name="Source_20_Text"><text:span text:style-name="T83">convertEURtoUSD</text:span></text:span><text:span text:style-name="Source_20_Text"><text:span text:style-name="T69">(</text:span></text:span><text:span text:style-name="Source_20_Text"><text:span text:style-name="T76">$amount</text:span></text:span><text:span text:style-name="Source_20_Text"><text:span text:style-name="T69">);</text:span></text:span><text:span text:style-name="Source_20_Text"><text:span text:style-name="T58"> <text:s/></text:span></text:span></text:p>
      <text:p text:style-name="P62"><text:span text:style-name="Source_20_Text"><text:span text:style-name="T59"><text:s text:c="16"/></text:span></text:span></text:p>
      <text:p text:style-name="P40"><text:span text:style-name="Source_20_Text"><text:span text:style-name="T59"><text:s text:c="8"/></text:span></text:span><text:span text:style-name="Source_20_Text"><text:span text:style-name="T50">return</text:span></text:span><text:span text:style-name="Source_20_Text"><text:span text:style-name="T58"> </text:span></text:span><text:span text:style-name="Source_20_Text"><text:span text:style-name="T50">new</text:span></text:span><text:span text:style-name="Source_20_Text"><text:span text:style-name="T58"> ViewModel</text:span></text:span><text:span text:style-name="Source_20_Text"><text:span text:style-name="T69">([</text:span></text:span></text:p>
      <text:p text:style-name="P40"><text:span text:style-name="Source_20_Text"><text:span text:style-name="T59"><text:s text:c="12"/></text:span></text:span><text:span text:style-name="Source_20_Text"><text:span text:style-name="T104">'amount'</text:span></text:span><text:span text:style-name="Source_20_Text"><text:span text:style-name="T90">=&gt;</text:span></text:span><text:span text:style-name="Source_20_Text"><text:span text:style-name="T76">$amount</text:span></text:span><text:span text:style-name="Source_20_Text"><text:span text:style-name="T69">,</text:span></text:span></text:p>
      <text:p text:style-name="P40"><text:span text:style-name="Source_20_Text"><text:span text:style-name="T59"><text:s text:c="12"/></text:span></text:span><text:span text:style-name="Source_20_Text"><text:span text:style-name="T104">'convertedAmount'</text:span></text:span><text:span text:style-name="Source_20_Text"><text:span text:style-name="T90">=&gt;</text:span></text:span><text:span text:style-name="Source_20_Text"><text:span text:style-name="T76">$convertedAmount</text:span></text:span></text:p>
      <text:p text:style-name="P40"><text:span text:style-name="Source_20_Text"><text:span text:style-name="T59"><text:s text:c="8"/></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69">}</text:span></text:span></text:p>
      <text:p text:style-name="P3"/>
      <text:p text:style-name="P3"><text:tab/>O método de ação do controlador acima faz o seguinte:</text:p>
      <text:list xml:id="list2347061504" text:style-name="L6">
        <text:list-item>
          <text:p text:style-name="P101"><text:span text:style-name="T5">Recebe os dados passados pelo usuário do site (linha 16). Esses dados geralmente fazem parte do</text:span><text:span text:style-name="Source_20_Text"><text:span text:style-name="T6"> </text:span></text:span><text:span text:style-name="T5">objeto </text:span><text:span text:style-name="Source_20_Text"><text:span text:style-name="T6">Request</text:span></text:span><text:span text:style-name="T5"> e podem ser recuperados usando o</text:span><text:span text:style-name="Source_20_Text"><text:span text:style-name="T6"> </text:span></text:span><text:span text:style-name="T5">método </text:span><text:span text:style-name="Source_20_Text"><text:span text:style-name="T6">getRequest()</text:span></text:span><text:span text:style-name="T5">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111"> </text:span></text:span><text:span text:style-name="T5">do controlador.</text:span></text:p>
        </text:list-item>
        <text:list-item>
          <text:p text:style-name="P107">Executa a verificação básica dos dados passados pelo usuário (linha 19), e se os dados estiverem ausentes (ou inválidos), define um código de erro HTTP (linha 21).</text:p>
        </text:list-item>
        <text:list-item>
          <text:p text:style-name="P101"><text:span text:style-name="T5">Passa a quantia em dinheiro para o</text:span><text:span text:style-name="Source_20_Text"><text:span text:style-name="T6"> </text:span></text:span><text:span text:style-name="T5">modelo </text:span><text:span text:style-name="Source_20_Text"><text:span text:style-name="T6">CurrencyConverter</text:span></text:span><text:span text:style-name="T5"> (linha 26) chamando seu </text:span><text:span text:style-name="Source_20_Text"><text:span text:style-name="T6"><text:s/></text:span></text:span><text:span text:style-name="T5">método </text:span><text:span text:style-name="Source_20_Text"><text:span text:style-name="T6">convertEURtoUSD()</text:span></text:span><text:span text:style-name="T5">. O método retorna o valor convertido.</text:span></text:p>
        </text:list-item>
        <text:list-item>
          <text:p text:style-name="P101"><text:span text:style-name="T5">Constrói </text:span><text:span text:style-name="T13">a</text:span><text:span text:style-name="T5">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1">ViewModel</text:span></text:span></text:a><text:span text:style-name="T5"> e passa os dados resultantes para ele (linha 28). Est</text:span><text:span text:style-name="T13">a variável </text:span><text:span text:style-name="T5">container pode ser acessado posteriormente no template de view correspondente responsável pela apresentação dos dados.</text:span></text:p>
        </text:list-item>
      </text:list>
      <text:h text:style-name="P9" text:outline-level="3"/>
      <text:h text:style-name="P11" text:outline-level="3"><text:bookmark text:name="Fat_Models"/>4.23.2. Modelos de gordura</text:h>
      <text:p text:style-name="P3"><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2415979810" text:style-name="L7">
        <text:list-item>
          <text:p text:style-name="P108">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108"><text:soft-page-break/>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3"/>
      <text:p text:style-name="P3"><text:tab/>Em uma classe de modelo, não é recomendado:</text:p>
      <text:list xml:id="list1166612155" text:style-name="L8">
        <text:list-item>
          <text:p text:style-name="P102"><text:span text:style-name="T5">Acesse os dados da solicitação HTTP, </text:span><text:span text:style-name="Source_20_Text"><text:span text:style-name="T6">$_GET</text:span></text:span><text:span text:style-name="T5">, </text:span><text:span text:style-name="Source_20_Text"><text:span text:style-name="T6">$_POST</text:span></text:span><text:span text:style-name="T5">e outras variáveis pHP. É o trabalho do controlador extrair esses dados e passá-los para a entrada do modelo.</text:span></text:p>
        </text:list-item>
        <text:list-item>
          <text:p text:style-name="P109">Produza HTML ou outro código específico para apresentação. O código de apresentação pode variar de acordo com a solicitação do usuário, e é melhor colocá-lo em um modelo de visualização.</text:p>
        </text:list-item>
      </text:list>
      <text:p text:style-name="P3"/>
      <text:p text:style-name="P3"><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3"><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11" text:outline-level="3"/>
      <text:h text:style-name="P11" text:outline-level="3"><text:bookmark text:name="Simple_View_Templates"/>4.23.3. Modelos de Visualização Simples</text:h>
      <text:p text:style-name="P3"><text:tab/>Como a maior parte da lógica é armazenada em modelos, seus modelos de visualização devem ser o mais simples possível para produzir a apresentação dos dados passados pelo contêiner de variáveis. Em um modelo de visualização, você pode:</text:p>
      <text:list xml:id="list114844263" text:style-name="L9">
        <text:list-item>
          <text:p text:style-name="P110">Mantenha o código de marcação HTML estático.</text:p>
        </text:list-item>
        <text:list-item>
          <text:p text:style-name="P110">Recupere os dados de um contêiner de variável e os ecoe no fluxo de saída do PHP.</text:p>
        </text:list-item>
        <text:list-item>
          <text:p text:style-name="P110">Se um controlador passou um determinado modelo por meio de um contêiner de variáveis, pesquise dados no modelo (por exemplo, você pode recuperar linhas de uma tabela de banco de dados e renderizá-las).</text:p>
        </text:list-item>
        <text:list-item>
          <text:p text:style-name="P103"><text:span text:style-name="T5">Contêm operações simples de controle de fluxo PHP, como , </text:span><text:span text:style-name="Source_20_Text"><text:span text:style-name="T6">if</text:span></text:span><text:span text:style-name="T5">e assim por diante. Isso permite variar a apresentação dependendo das variáveis passadas pelo controlador.</text:span><text:span text:style-name="Source_20_Text"><text:span text:style-name="T6">foreachswitch</text:span></text:span></text:p>
        </text:list-item>
      </text:list>
      <text:p text:style-name="P5"><text:tab/></text:p>
      <text:p text:style-name="P5"><text:tab/>O modelo de visualização não é recomendado para:</text:p>
      <text:list xml:id="list359843769" text:style-name="L10">
        <text:list-item>
          <text:p text:style-name="P111">Acesse dados da solicitação HTTP e variáveis pHP super globais.</text:p>
        </text:list-item>
        <text:list-item>
          <text:p text:style-name="P111">Crie modelos, manipule-os e modifique o estado da aplicação.</text:p>
        </text:list-item>
      </text:list>
      <text:p text:style-name="P3"><text:soft-page-break/><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59"/>
      <text:h text:style-name="P57" text:outline-level="2"><text:bookmark text:name="Summary"/>4.24. Resumo</text:h>
      <text:p text:style-name="P2"><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2"><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13"><text:span text:style-name="T5"><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1">ViewModel</text:span></text:span></text:a><text:span text:style-name="T5"> contêiner de variáveis.</text:span></text:p>
      <text:p text:style-name="P2">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59"/>
      <text:p text:style-name="P59"/>
      <text:p text:style-name="P59"/>
      <text:p text:style-name="P59"/>
      <text:p text:style-name="P59"/>
      <text:p text:style-name="P59"/>
      <text:p text:style-name="P59"/>
      <text:p text:style-name="P59"/>
      <text:p text:style-name="P59"/>
      <text:p text:style-name="P59"/>
      <text:p text:style-name="P59"/>
      <text:h text:style-name="P61" text:outline-level="1"><text:bookmark text:name="routing"/><text:soft-page-break/>5. Roteamento</text:h>
      <text:p text:style-name="P18"><text:span text:style-name="T5"><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11">Zend\Router</text:span></text:span></text:a><text:span text:style-name="T5">componente.</text:span></text:p>
      <text:p text:style-name="P3">Componentes ZF3 abordados neste capítulo:</text:p>
      <table:table table:name="Tabela2" table:style-name="Tabela2">
        <table:table-column table:style-name="Tabela2.A"/>
        <table:table-column table:style-name="Tabela2.B"/>
        <table:table-header-rows>
          <table:table-row table:style-name="TableLine94059756655408">
            <table:table-cell table:style-name="Tabela2.A1" office:value-type="string">
              <text:p text:style-name="P46"><text:span text:style-name="Emphasis"><text:span text:style-name="T126">Componente</text:span></text:span></text:p>
            </table:table-cell>
            <table:table-cell table:style-name="Tabela2.A1" office:value-type="string">
              <text:p text:style-name="P46"><text:span text:style-name="Emphasis"><text:span text:style-name="T126">Descrição</text:span></text:span></text:p>
            </table:table-cell>
          </table:table-row>
        </table:table-header-rows>
        <table:table-row table:style-name="TableLine94059755618448">
          <table:table-cell table:style-name="Tabela2.A1" office:value-type="string">
            <text:p text:style-name="P44"><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30">Zend\Router</text:span></text:span></text:a></text:p>
          </table:table-cell>
          <table:table-cell table:style-name="Tabela2.A1" office:value-type="string">
            <text:p text:style-name="P43">Implementa suporte de roteamento.</text:p>
          </table:table-cell>
        </table:table-row>
        <table:table-row table:style-name="TableLine94059755655568">
          <table:table-cell table:style-name="Tabela2.A1" office:value-type="string">
            <text:p text:style-name="P44"><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30">Zend\Barcode</text:span></text:span></text:a></text:p>
          </table:table-cell>
          <table:table-cell table:style-name="Tabela2.A1" office:value-type="string">
            <text:p text:style-name="P65">Componente auxiliar implementando códigos de barras.</text:p>
          </table:table-cell>
        </table:table-row>
      </table:table>
      <text:p text:style-name="P19"><text:a xlink:type="simple" xlink:href="https://olegkrivtsov.github.io/using-zend-framework-3-book/html/en/Routing/URL_Structure.html" text:style-name="Internet_20_link" text:visited-style-name="Visited_20_Internet_20_Link"><text:span text:style-name="T1"/></text:a></text:p>
      <text:list xml:id="list2902242627" text:style-name="L11">
        <text:list-item>
          <text:p text:style-name="P98"><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98"><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98"><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98"><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98"><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98"><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98"><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98"><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98"><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98"><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98"><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98"><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98"><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98"><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98"><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98"><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98"><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98"><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98"><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98"><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98"><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98"><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98"><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98"><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98"><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98"><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98"><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98"><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122"><text:a xlink:type="simple" xlink:href="https://olegkrivtsov.github.io/using-zend-framework-3-book/html/en/Routing/Summary.html" text:style-name="Internet_20_link" text:visited-style-name="Visited_20_Internet_20_Link"><text:span text:style-name="T1">5.12. Resumo</text:span></text:a></text:p>
        </text:list-item>
      </text:list>
      <text:h text:style-name="P57" text:outline-level="2"><text:bookmark text:name="URL_Structure"/><text:soft-page-break/>5.1. Estrutura de URL</text:h>
      <text:p text:style-name="P3"><text:tab/>Para entender melhor o roteamento, primeiro precisamos examinar a estrutura da URL. Uma URL típica de uma solicitação HTTP consiste em várias partes. Existem partes de esquema, nome de host, caminho, fragmento e consulta.</text:p>
      <text:p text:style-name="P18"><text:span text:style-name="T5"><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5">" (figura 5.1).</text:span></text:p>
      <text:p text:style-name="P21"/>
      <text:p text:style-name="P24"><text:span text:style-name="T132"><draw:a xlink:type="simple" xlink:href="https://olegkrivtsov.github.io/using-zend-framework-3-book/html/en/images/routing/url_segments.png" office:target-frame-name="_blank" xlink:show="new"><draw:frame draw:style-name="fr5"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135">Figura 5.1. Estrutura de URL típica</text:span></text:p>
      <text:p text:style-name="P21"/>
      <text:p text:style-name="P18"><text:span text:style-name="T5"><text:tab/>Essa URL começa com o esquema (o esquema geralmente se parece com </text:span><text:span text:style-name="Emphasis"><text:span text:style-name="T16">http</text:span></text:span><text:span text:style-name="T5"> ou </text:span><text:span text:style-name="Emphasis"><text:span text:style-name="T16">https</text:span></text:span><text:span text:style-name="T5">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18"><text:span text:style-name="T5"><text:tab/>Cada parte em um URL usa codificação de caracteres especial, que é chamada de </text:span><text:span text:style-name="Emphasis"><text:span text:style-name="T16">codificação de URL</text:span></text:span><text:span text:style-name="T5">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5">Se um URL contiver caracteres não seguros, eles serão substituídos por um caractere de porcentagem ('%') seguido por dois dígitos hexadecimais (por exemplo, o caractere de espaço será substituído por '%20').</text:span></text:p>
      <text:p text:style-name="P35"><text:tab/></text:p>
      <text:p text:style-name="P33"><text:span text:style-name="T134">3)</text:span><text:span text:style-name="T133">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59"/>
      <text:h text:style-name="P57" text:outline-level="2"><text:bookmark text:name="Route_Types"/>5.2. Tipos de rota</text:h>
      <text:p text:style-name="P18"><text:span text:style-name="Emphasis"><text:span text:style-name="T16"><text:tab/>O roteamento</text:span></text:span><text:span text:style-name="T5"> é um mecanismo que permite mapear a solicitação HTTP para a ação de um controlador. Com o roteamento, o ZF3 sabe qual método de ação do controlador deve ser executado como resultado da solicitação. Por exemplo, você pode mapear a URL "</text:span><text:a xlink:type="simple" xlink:href="http://localhost/" text:style-name="Internet_20_link" text:visited-style-name="Visited_20_Internet_20_Link"><text:span text:style-name="T1">http://localhost/</text:span></text:a><text:span text:style-name="T5">" para o </text:span><text:span text:style-name="Source_20_Text"><text:span text:style-name="T6">IndexController::indexAction()</text:span></text:span><text:span text:style-name="T5">método e a URL "</text:span><text:a xlink:type="simple" xlink:href="http://localhost/about" text:style-name="Internet_20_link" text:visited-style-name="Visited_20_Internet_20_Link"><text:span text:style-name="T1">http://localhost/about</text:span></text:a><text:span text:style-name="T5">" para o </text:span><text:span text:style-name="Source_20_Text"><text:span text:style-name="T6">IndexController::aboutAction()</text:span></text:span><text:span text:style-name="T5">método.</text:span></text:p>
      <text:p text:style-name="P21"><text:soft-page-break/></text:p>
      <text:p text:style-name="P76"><text:span text:style-name="T18"><text:tab/>Você define o mapeamento entre URLs e controladores com a ajuda de </text:span><text:span text:style-name="Emphasis"><text:span text:style-name="T21">rotas</text:span></text:span><text:span text:style-name="T18"> .</text:span></text:p>
      <text:p text:style-name="P21"/>
      <text:p text:style-name="P18"><text:span text:style-name="T5"><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11">Zend\Router\Http</text:span></text:span></text:a><text:span text:style-name="T5">namespace.</text:span></text:p>
      <text:p text:style-name="P21"/>
      <text:p text:style-name="P48">Tabela 5.1. Tipos de rota</text:p>
      <table:table table:name="Tabela3" table:style-name="Tabela3">
        <table:table-column table:style-name="Tabela3.A"/>
        <table:table-column table:style-name="Tabela3.B"/>
        <table:table-header-rows>
          <table:table-row table:style-name="TableLine94059756633840">
            <table:table-cell table:style-name="Tabela3.A1" office:value-type="string">
              <text:p text:style-name="P46"><text:span text:style-name="Emphasis"><text:span text:style-name="T126">Tipo de rota</text:span></text:span></text:p>
            </table:table-cell>
            <table:table-cell table:style-name="Tabela3.A1" office:value-type="string">
              <text:p text:style-name="P46"><text:span text:style-name="Emphasis"><text:span text:style-name="T126">Descrição</text:span></text:span></text:p>
            </table:table-cell>
          </table:table-row>
        </table:table-header-rows>
        <table:table-row table:style-name="TableLine94059756784352">
          <table:table-cell table:style-name="Tabela3.A1" office:value-type="string">
            <text:p text:style-name="P44"><text:span text:style-name="Emphasis"><text:span text:style-name="T126">Literal</text:span></text:span></text:p>
          </table:table-cell>
          <table:table-cell table:style-name="Tabela3.A1" office:value-type="string">
            <text:p text:style-name="P43">Correspondência exata com a parte do caminho de um URL.</text:p>
          </table:table-cell>
        </table:table-row>
        <table:table-row table:style-name="TableLine94059756784992">
          <table:table-cell table:style-name="Tabela3.A1" office:value-type="string">
            <text:p text:style-name="P44"><text:span text:style-name="Emphasis"><text:span text:style-name="T126">Segmento</text:span></text:span></text:p>
          </table:table-cell>
          <table:table-cell table:style-name="Tabela3.A1" office:value-type="string">
            <text:p text:style-name="P43">Correspondência com um segmento de caminho (ou vários segmentos) de um URL.</text:p>
          </table:table-cell>
        </table:table-row>
        <table:table-row table:style-name="TableLine94059756785632">
          <table:table-cell table:style-name="Tabela3.A1" office:value-type="string">
            <text:p text:style-name="P44"><text:span text:style-name="Emphasis"><text:span text:style-name="T126">Regex</text:span></text:span></text:p>
          </table:table-cell>
          <table:table-cell table:style-name="Tabela3.A1" office:value-type="string">
            <text:p text:style-name="P43">Correspondência da parte do caminho de um URL com um modelo de expressão regular.</text:p>
          </table:table-cell>
        </table:table-row>
        <table:table-row table:style-name="TableLine94059756786912">
          <table:table-cell table:style-name="Tabela3.A1" office:value-type="string">
            <text:p text:style-name="P44"><text:span text:style-name="Emphasis"><text:span text:style-name="T126">nome de anfitrião</text:span></text:span></text:p>
          </table:table-cell>
          <table:table-cell table:style-name="Tabela3.A1" office:value-type="string">
            <text:p text:style-name="P43">Correspondência do nome do host com alguns critérios.</text:p>
          </table:table-cell>
        </table:table-row>
        <table:table-row table:style-name="TableLine94059756789952">
          <table:table-cell table:style-name="Tabela3.A1" office:value-type="string">
            <text:p text:style-name="P44"><text:span text:style-name="Emphasis"><text:span text:style-name="T126">Esquema</text:span></text:span></text:p>
          </table:table-cell>
          <table:table-cell table:style-name="Tabela3.A1" office:value-type="string">
            <text:p text:style-name="P43">Esquema de URL correspondente a alguns critérios.</text:p>
          </table:table-cell>
        </table:table-row>
        <table:table-row table:style-name="TableLine94059756795104">
          <table:table-cell table:style-name="Tabela3.A1" office:value-type="string">
            <text:p text:style-name="P44"><text:span text:style-name="Emphasis"><text:span text:style-name="T126">Método</text:span></text:span></text:p>
          </table:table-cell>
          <table:table-cell table:style-name="Tabela3.A1" office:value-type="string">
            <text:p text:style-name="P65">Correspondência de um método HTTP (por exemplo, GET, POST, etc.) com alguns critérios.</text:p>
          </table:table-cell>
        </table:table-row>
      </table:table>
      <text:p text:style-name="P28"/>
      <text:p text:style-name="P18"><text:span text:style-name="T18"><text:tab/></text:span><text:span text:style-name="T5">Cada tipo de rota na tabela acima (exceto o tipo </text:span><text:span text:style-name="Emphasis"><text:span text:style-name="T16">Method</text:span></text:span><text:span text:style-name="T5"> ) pode ser comparado a uma parte específica (ou várias partes) de um URL. O tipo de rota </text:span><text:span text:style-name="Emphasis"><text:span text:style-name="T16">Method</text:span></text:span><text:span text:style-name="T5"> corresponde ao método HTTP (GET ou POST) recuperado da solicitação HTTP.</text:span></text:p>
      <text:p text:style-name="P59"/>
      <text:h text:style-name="P57" text:outline-level="2"><text:bookmark text:name="Combining_Route_Types"/>5.3. Combinando Tipos de Rota</text:h>
      <text:p text:style-name="P3"><text:tab/>As rotas podem ser combinadas com a ajuda de tipos de rota "agregados" (mostrados na tabela 5.2). Os tipos de rotas compostas permitem definir regras de mapeamento de URL arbitrariamente complexas.</text:p>
      <text:p text:style-name="P48">Tabela 5.2. Tipos de rota agregados</text:p>
      <table:table table:name="Tabela4" table:style-name="Tabela4">
        <table:table-column table:style-name="Tabela4.A"/>
        <table:table-column table:style-name="Tabela4.B"/>
        <table:table-header-rows>
          <table:table-row table:style-name="TableLine94059754887808">
            <table:table-cell table:style-name="Tabela4.A1" office:value-type="string">
              <text:p text:style-name="P46"><text:span text:style-name="Emphasis"><text:span text:style-name="T126">Tipo de rota</text:span></text:span></text:p>
            </table:table-cell>
            <table:table-cell table:style-name="Tabela4.A1" office:value-type="string">
              <text:p text:style-name="P46"><text:span text:style-name="Emphasis"><text:span text:style-name="T126">Descrição</text:span></text:span></text:p>
            </table:table-cell>
          </table:table-row>
        </table:table-header-rows>
        <table:table-row table:style-name="TableLine94059756468112">
          <table:table-cell table:style-name="Tabela4.A1" office:value-type="string">
            <text:p text:style-name="P44"><text:span text:style-name="Emphasis"><text:span text:style-name="T126">SimpleRouteStack</text:span></text:span></text:p>
          </table:table-cell>
          <table:table-cell table:style-name="Tabela4.A1" office:value-type="string">
            <text:p text:style-name="P43">Agrega diferentes tipos de rota em uma lista com prioridades.</text:p>
          </table:table-cell>
        </table:table-row>
        <table:table-row table:style-name="TableLine94059756572400">
          <table:table-cell table:style-name="Tabela4.A1" office:value-type="string">
            <text:p text:style-name="P44"><text:span text:style-name="Emphasis"><text:span text:style-name="T126">TreeRouteStack</text:span></text:span></text:p>
          </table:table-cell>
          <table:table-cell table:style-name="Tabela4.A1" office:value-type="string">
            <text:p text:style-name="P43">Agrega diferentes tipos de rota em uma estrutura em forma de árvore.</text:p>
          </table:table-cell>
        </table:table-row>
        <table:table-row table:style-name="TableLine94059756563584">
          <table:table-cell table:style-name="Tabela4.A1" office:value-type="string">
            <text:p text:style-name="P44"><text:span text:style-name="Emphasis"><text:span text:style-name="T126">Papel</text:span></text:span></text:p>
          </table:table-cell>
          <table:table-cell table:style-name="Tabela4.A1" office:value-type="string">
            <text:p text:style-name="P43">Agrega diferentes tipos de rota em uma subárvore.</text:p>
          </table:table-cell>
        </table:table-row>
        <table:table-row table:style-name="TableLine94059756550288">
          <table:table-cell table:style-name="Tabela4.A1" office:value-type="string">
            <text:p text:style-name="P44"><text:span text:style-name="Emphasis"><text:span text:style-name="T126">Corrente</text:span></text:span></text:p>
          </table:table-cell>
          <table:table-cell table:style-name="Tabela4.A1" office:value-type="string">
            <text:p text:style-name="P65">Agrega diferentes tipos de rota em uma cadeia (subárvore degenerada).</text:p>
          </table:table-cell>
        </table:table-row>
      </table:table>
      <text:p text:style-name="P28"/>
      <text:p text:style-name="P18"><text:span text:style-name="T5"><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1">TreeRouteStack</text:span></text:span></text:a><text:span text:style-name="T5">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1">SimpleRouteStack</text:span></text:span></text:a><text:span text:style-name="T5">são usados como os tipos de rota de "nível superior". O </text:span><text:span text:style-name="Emphasis"><text:span text:style-name="T16">SimpleRouteStack</text:span></text:span><text:span text:style-name="T5"> permite organizar diferentes rotas em uma lista de prioridades. O </text:span><text:span text:style-name="Emphasis"><text:span text:style-name="T16">TreeRouteStack</text:span></text:span><text:span text:style-name="T5"> permite </text:span><text:span text:style-name="Emphasis"><text:span text:style-name="T16">aninhar</text:span></text:span><text:span text:style-name="T5"> diferentes rotas, formando uma "árvore".</text:span></text:p>
      <text:p text:style-name="P21"/>
      <text:p text:style-name="P3"><text:tab/>A Figura 5.2 mostra o diagrama de herança da classe de rota.</text:p>
      <text:p text:style-name="P24"><text:soft-page-break/><text:span text:style-name="T132"><draw:a xlink:type="simple" xlink:href="https://olegkrivtsov.github.io/using-zend-framework-3-book/html/en/images/routing/route_inheritance.png" office:target-frame-name="_blank" xlink:show="new"><draw:frame draw:style-name="fr3"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135">Figura 5.2. Diagrama de herança de classe de rota</text:span></text:p>
      <text:p text:style-name="P21"/>
      <text:p text:style-name="P18"><text:span text:style-name="T5"><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111">RouteInterface</text:span></text:span></text:a><text:span text:style-name="T5">interface (aprenderemos essa interface em detalhes na seção </text:span><text:span text:style-name="Emphasis"><text:span text:style-name="T16">Escrevendo o próprio tipo de rota</text:span></text:span><text:span text:style-name="T5">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1">SimpleRouteStack</text:span></text:span></text:a><text:span text:style-name="T5">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1">TreeRouteStack</text:span></text:span></text:a><text:span text:style-name="T5">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11">Part</text:span></text:span></text:a><text:span text:style-name="T5">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11">Chain</text:span></text:span></text:a><text:span text:style-name="T5">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1">TreeRouteStack</text:span></text:span></text:a><text:span text:style-name="T5">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1">TreeRouteStack</text:span></text:span></text:a><text:span text:style-name="T5">para construir subárvores e cadeias de rotas filhas.</text:span></text:p>
      <text:h text:style-name="P9" text:outline-level="3"/>
      <text:h text:style-name="P11" text:outline-level="3"><text:bookmark text:name="Simple_Route_Stack"/>5.3.1. Pilha de Rota Simples</text:h>
      <text:p text:style-name="P18"><text:span text:style-name="T5"><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1">SimpleRouteStack</text:span></text:span></text:a><text:span text:style-name="T5">permite combinar diferentes rotas em uma lista de prioridades. Para obter um exemplo dessa lista, observe a pilha de rotas na parte esquerda da figura 5.3. A lista de exemplo contém várias rotas </text:span><text:span text:style-name="Emphasis"><text:span text:style-name="T16">Literais</text:span></text:span><text:span text:style-name="T5"> e várias rotas de </text:span><text:span text:style-name="Emphasis"><text:span text:style-name="T16">Segmento</text:span></text:span><text:span text:style-name="T5"> .</text:span></text:p>
      <text:p text:style-name="P18"><text:span text:style-name="T5">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1">SimpleRouteStack</text:span></text:span></text:a><text:span text:style-name="T5">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25"><text:soft-page-break/><text:span text:style-name="T132"><draw:a xlink:type="simple" xlink:href="https://olegkrivtsov.github.io/using-zend-framework-3-book/html/en/images/routing/route_tree.png" office:target-frame-name="_blank" xlink:show="new"><draw:frame draw:style-name="fr4"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29">Figura 5.3. Um exemplo de Simple Route Stack (esquerda) e Tree Route Stack (direita)</text:p>
      <text:h text:style-name="P9" text:outline-level="3"/>
      <text:h text:style-name="P11" text:outline-level="3"><text:bookmark text:name="Tree_Route_Stack"/>5.3.2. Pilha de Rota de Árvore</text:h>
      <text:p text:style-name="P18"><text:span text:style-name="T5"><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11"> </text:span></text:span><text:span text:style-name="T5">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11"> </text:span></text:span><text:span text:style-name="T5">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4">rota</text:span><text:span text:style-name="T5">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11"> </text:span></text:span><text:span text:style-name="T5">, uma cadeia de </text:span><text:span text:style-name="T14">rotas</text:span><text:span text:style-name="T5">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11"> </text:span></text:span><text:span text:style-name="T5">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11"> </text:span></text:span><text:span text:style-name="T5"><text:s/>e uma subárvore que consiste em duas ramificações: uma ramificação contendo uma única </text:span><text:span text:style-name="T15">rota</text:span><text:span text:style-name="T5">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11"> </text:span></text:span><text:span text:style-name="T5"><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111">Scheme</text:span></text:span></text:a><text:span text:style-name="T5">, </text:span><text:span text:style-name="T15">rotas</text:span><text:span text:style-name="T5">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111"> </text:span></text:span><text:span text:style-name="T5">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11"> </text:span></text:span><text:span text:style-name="T5">.</text:span></text:p>
      <text:p text:style-name="P18"><text:span text:style-name="T5"><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11">Chain</text:span></text:span></text:a><text:span text:style-name="T5">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11">Part</text:span></text:span></text:a><text:span text:style-name="T5">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3"><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26"><text:soft-page-break/><text:span text:style-name="T132"><draw:a xlink:type="simple" xlink:href="https://olegkrivtsov.github.io/using-zend-framework-3-book/html/en/images/routing/route_matching.png" office:target-frame-name="_blank" xlink:show="new"><draw:frame draw:style-name="fr4"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30">Figura 5.4. Um exemplo de correspondência de rota aninhada</text:p>
      <text:p text:style-name="P59"/>
      <text:p text:style-name="P59"/>
      <text:h text:style-name="P57" text:outline-level="2"><text:bookmark text:name="Routing_Configuration"/>5.4. Configuração de roteamento</text:h>
      <text:p text:style-name="P3"><text:tab/>Normalmente, você não cria a pilha de rotas (ou árvore), em vez disso, fornece as instruções para o ZF3 sobre como fazer isso.</text:p>
      <text:p text:style-name="P18"><text:span text:style-name="T5"><text:tab/>A configuração de roteamento de um módulo é armazenada no arquivo de configuração </text:span><text:span text:style-name="Emphasis"><text:span text:style-name="T16">module.config.php :</text:span></text:span></text:p>
      <text:p text:style-name="P18"><text:span text:style-name="Emphasis"><text:span text:style-name="T16"/></text:span></text:p>
      <text:p text:style-name="P40"><text:span text:style-name="Source_20_Text"><text:span text:style-name="T58">&lt;?php</text:span></text:span></text:p>
      <text:p text:style-name="P40"><text:span text:style-name="Source_20_Text"><text:span text:style-name="T50">use</text:span></text:span><text:span text:style-name="Source_20_Text"><text:span text:style-name="T58"> Zend</text:span></text:span><text:span text:style-name="Source_20_Text"><text:span text:style-name="T69">\</text:span></text:span><text:span text:style-name="Source_20_Text"><text:span text:style-name="T58">Router</text:span></text:span><text:span text:style-name="Source_20_Text"><text:span text:style-name="T69">\</text:span></text:span><text:span text:style-name="Source_20_Text"><text:span text:style-name="T58">Http</text:span></text:span><text:span text:style-name="Source_20_Text"><text:span text:style-name="T69">\</text:span></text:span><text:span text:style-name="Source_20_Text"><text:span text:style-name="T58">TreeRouteStack</text:span></text:span><text:span text:style-name="Source_20_Text"><text:span text:style-name="T69">;</text:span></text:span></text:p>
      <text:p text:style-name="P64"/>
      <text:p text:style-name="P40"><text:span text:style-name="Source_20_Text"><text:span text:style-name="T50">return</text:span></text:span><text:span text:style-name="Source_20_Text"><text:span text:style-name="T58"> </text:span></text:span><text:span text:style-name="Source_20_Text"><text:span text:style-name="T69">[</text:span></text:span></text:p>
      <text:p text:style-name="P40"><text:span text:style-name="Source_20_Text"><text:span text:style-name="T59"><text:s text:c="4"/></text:span></text:span><text:span text:style-name="Source_20_Text"><text:span text:style-name="T42">//...</text:span></text:span></text:p>
      <text:p text:style-name="P40"><text:span text:style-name="Source_20_Text"><text:span text:style-name="T59"><text:s text:c="4"/></text:span></text:span><text:span text:style-name="Source_20_Text"><text:span text:style-name="T104">'router'</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8"/></text:span></text:span><text:span text:style-name="Source_20_Text"><text:span text:style-name="T104">'router_class'</text:span></text:span><text:span text:style-name="Source_20_Text"><text:span text:style-name="T58"> </text:span></text:span><text:span text:style-name="Source_20_Text"><text:span text:style-name="T90">=&gt;</text:span></text:span><text:span text:style-name="Source_20_Text"><text:span text:style-name="T58"> TreeRouteStack</text:span></text:span><text:span text:style-name="Source_20_Text"><text:span text:style-name="T69">::</text:span></text:span><text:span text:style-name="Source_20_Text"><text:span text:style-name="T50">class</text:span></text:span><text:span text:style-name="Source_20_Text"><text:span text:style-name="T69">,</text:span></text:span></text:p>
      <text:p text:style-name="P40"><text:span text:style-name="Source_20_Text"><text:span text:style-name="T59"><text:s text:c="8"/></text:span></text:span><text:span text:style-name="Source_20_Text"><text:span text:style-name="T104">'route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span text:style-name="Source_20_Text"><text:span text:style-name="T58"> <text:s text:c="2"/></text:span></text:span></text:p>
      <text:p text:style-name="P40"><text:span text:style-name="Source_20_Text"><text:span text:style-name="T59"><text:s text:c="12"/></text:span></text:span><text:span text:style-name="Source_20_Text"><text:span text:style-name="T42">// Register your routing rules here... <text:s text:c="5"/></text:span></text:span></text:p>
      <text:p text:style-name="P40"><text:span text:style-name="Source_20_Text"><text:span text:style-name="T59"><text:s text:c="8"/></text:span></text:span><text:span text:style-name="Source_20_Text"><text:span text:style-name="T69">],</text:span></text:span></text:p>
      <text:p text:style-name="P40"><text:span text:style-name="Source_20_Text"><text:span text:style-name="T59"><text:s text:c="8"/></text:span></text:span><text:span text:style-name="Source_20_Text"><text:span text:style-name="T104">'default_param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span text:style-name="Source_20_Text"><text:span text:style-name="T58"> <text:s text:c="2"/></text:span></text:span></text:p>
      <text:p text:style-name="P40"><text:span text:style-name="Source_20_Text"><text:span text:style-name="T59"><text:s text:c="12"/></text:span></text:span><text:span text:style-name="Source_20_Text"><text:span text:style-name="T42">// Specify default parameters here for all routes here ... <text:s/></text:span></text:span></text:p>
      <text:p text:style-name="P40"><text:span text:style-name="Source_20_Text"><text:span text:style-name="T59"><text:s text:c="8"/></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69">];</text:span></text:span></text:p>
      <text:p text:style-name="P21"/>
      <text:p text:style-name="P18"><text:span text:style-name="T5"><text:tab/>Acima, na linha 6 temos a chave do </text:span><text:span text:style-name="Emphasis"><text:span text:style-name="T16">roteador</text:span></text:span><text:span text:style-name="T5"> , sob a qual está a subchave de </text:span><text:span text:style-name="Emphasis"><text:span text:style-name="T16">rotas</text:span></text:span><text:span text:style-name="T5"> (linha 8), contendo as regras de roteamento.</text:span></text:p>
      <text:p text:style-name="P18"><text:soft-page-break/><text:span text:style-name="T5"><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1">TreeRouteStack</text:span></text:span></text:a><text:span text:style-name="T5">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1">SimpleRouteStack</text:span></text:span></text:a><text:span text:style-name="T5">) com o </text:span><text:span text:style-name="Source_20_Text"><text:span text:style-name="T6">router_class</text:span></text:span><text:span text:style-name="T5">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1">TreeRouteStack</text:span></text:span></text:a><text:span text:style-name="T5">é usado por padrão.</text:span></text:p>
      <text:p text:style-name="P18"><text:span text:style-name="T5"><text:tab/>Você pode usar a chave opcional </text:span><text:span text:style-name="Source_20_Text"><text:span text:style-name="T6">default_params</text:span></text:span><text:span text:style-name="T5">(linha 11) para definir os </text:span><text:span text:style-name="Emphasis"><text:span text:style-name="T16">valores padrão</text:span></text:span><text:span text:style-name="T5"> dos parâmetros para todas as rotas de uma só vez. No entanto, você normalmente não usa essa chave e define os padrões por rota.</text:span></text:p>
      <text:p text:style-name="P21"/>
      <text:p text:style-name="P70"><text:tab/>Mostraremos como você extrai parâmetros da rota mais adiante neste capítulo.</text:p>
      <text:h text:style-name="P11" text:outline-level="3"><text:bookmark text:name="Configuration_for_Simple_Routes"/>5.4.1. Configuração para Rotas Simples</text:h>
      <text:p text:style-name="P18"><text:span text:style-name="T5"><text:tab/>Uma rota típica tem o </text:span><text:span text:style-name="Emphasis"><text:span text:style-name="T16">nome</text:span></text:span><text:span text:style-name="T5"> , </text:span><text:span text:style-name="Emphasis"><text:span text:style-name="T16">tipo</text:span></text:span><text:span text:style-name="T5"> e </text:span><text:span text:style-name="Emphasis"><text:span text:style-name="T16">opções</text:span></text:span><text:span text:style-name="T5"> :</text:span></text:p>
      <text:list xml:id="list3803737909" text:style-name="L12">
        <text:list-item>
          <text:p text:style-name="P99"><text:span text:style-name="T5">O </text:span><text:span text:style-name="Emphasis"><text:span text:style-name="T16">nome</text:span></text:span><text:span text:style-name="T5"> é usado para identificar exclusivamente a rota.</text:span></text:p>
        </text:list-item>
        <text:list-item>
          <text:p text:style-name="P99"><text:span text:style-name="T5">O </text:span><text:span text:style-name="Emphasis"><text:span text:style-name="T16">tipo</text:span></text:span><text:span text:style-name="T5"> define o nome totalmente qualificado do tipo de rota (classe PHP que implementa o algoritmo de correspondência).</text:span></text:p>
        </text:list-item>
        <text:list-item>
          <text:p text:style-name="P123"><text:span text:style-name="T5">As </text:span><text:span text:style-name="Emphasis"><text:span text:style-name="T16">opções</text:span></text:span><text:span text:style-name="T5"> são uma matriz que inclui a string de </text:span><text:span text:style-name="Emphasis"><text:span text:style-name="T16">rota</text:span></text:span><text:span text:style-name="T5"> que deve ser comparada com a parte da URL e vários parâmetros chamados de </text:span><text:span text:style-name="Emphasis"><text:span text:style-name="T16">defaults</text:span></text:span><text:span text:style-name="T5"> .</text:span></text:p>
        </text:list-item>
      </text:list>
      <text:p text:style-name="P18"><text:span text:style-name="T5"><text:tab/>A configuração para cada rota na </text:span><text:span text:style-name="Source_20_Text"><text:span text:style-name="T6">routes</text:span></text:span><text:span text:style-name="T5">subchave pode ter o seguinte formato:</text:span></text:p>
      <text:p text:style-name="P21"/>
      <text:p text:style-name="P40"><text:span text:style-name="Source_20_Text"><text:span text:style-name="T58">'</text:span></text:span><text:span text:style-name="Source_20_Text"><text:span text:style-name="T69">&lt;</text:span></text:span><text:span text:style-name="Source_20_Text"><text:span text:style-name="T97">route_name</text:span></text:span><text:span text:style-name="Source_20_Text"><text:span text:style-name="T69">&gt;</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4"/></text:span></text:span><text:span text:style-name="Source_20_Text"><text:span text:style-name="T104">'type'</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lt;</text:span></text:span><text:span text:style-name="Source_20_Text"><text:span text:style-name="T97">route_type_class</text:span></text:span><text:span text:style-name="Source_20_Text"><text:span text:style-name="T69">&gt;</text:span></text:span><text:span text:style-name="Source_20_Text"><text:span text:style-name="T58">'</text:span></text:span><text:span text:style-name="Source_20_Text"><text:span text:style-name="T69">,</text:span></text:span></text:p>
      <text:p text:style-name="P40"><text:span text:style-name="Source_20_Text"><text:span text:style-name="T59"><text:s text:c="4"/></text:span></text:span><text:span text:style-name="Source_20_Text"><text:span text:style-name="T104">'priority'</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lt;</text:span></text:span><text:span text:style-name="Source_20_Text"><text:span text:style-name="T97">priority</text:span></text:span><text:span text:style-name="Source_20_Text"><text:span text:style-name="T69">&gt;,</text:span></text:span></text:p>
      <text:p text:style-name="P40"><text:span text:style-name="Source_20_Text"><text:span text:style-name="T59"><text:s text:c="4"/></text:span></text:span><text:span text:style-name="Source_20_Text"><text:span text:style-name="T104">'option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8"/></text:span></text:span><text:span text:style-name="Source_20_Text"><text:span text:style-name="T104">'route'</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lt;</text:span></text:span><text:span text:style-name="Source_20_Text"><text:span text:style-name="T97">route</text:span></text:span><text:span text:style-name="Source_20_Text"><text:span text:style-name="T69">&gt;</text:span></text:span><text:span text:style-name="Source_20_Text"><text:span text:style-name="T58">'</text:span></text:span><text:span text:style-name="Source_20_Text"><text:span text:style-name="T69">,</text:span></text:span></text:p>
      <text:p text:style-name="P40"><text:span text:style-name="Source_20_Text"><text:span text:style-name="T59"><text:s text:c="8"/></text:span></text:span><text:span text:style-name="Source_20_Text"><text:span text:style-name="T104">'default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12"/></text:span></text:span><text:span text:style-name="Source_20_Text"><text:span text:style-name="T42">//...</text:span></text:span></text:p>
      <text:p text:style-name="P40"><text:span text:style-name="Source_20_Text"><text:span text:style-name="T59"><text:s text:c="8"/></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span text:style-name="Source_20_Text"><text:span text:style-name="T58"> <text:s/></text:span></text:span></text:p>
      <text:p text:style-name="P40"><text:span text:style-name="Source_20_Text"><text:span text:style-name="T69">]</text:span></text:span></text:p>
      <text:p text:style-name="P21"/>
      <text:p text:style-name="P18"><text:span text:style-name="T5"><text:tab/>Acima, o </text:span><text:span text:style-name="Source_20_Text"><text:span text:style-name="T6">&lt;route_name&gt;</text:span></text:span><text:span text:style-name="T5">espaço reservado deve ser o nome da rota. Um nome de rota deve estar em letras minúsculas, como "casa" ou "sobre". A </text:span><text:span text:style-name="Source_20_Text"><text:span text:style-name="T6">type</text:span></text:span><text:span text:style-name="T5">chave especifica o nome da classe de rota totalmente qualificado.</text:span></text:p>
      <text:p text:style-name="P18"><text:span text:style-name="T5"><text:tab/>A chave opcional </text:span><text:span text:style-name="Source_20_Text"><text:span text:style-name="T6">priority</text:span></text:span><text:span text:style-name="T5">permite definir a prioridade (que deve ser um número inteiro) da rota na lista de prioridades (as rotas com maior prioridade serão visitadas primeiro). Se você omitir a </text:span><text:span text:style-name="Source_20_Text"><text:span text:style-name="T6">priority</text:span></text:span><text:span text:style-name="T5">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5"> .</text:span></text:p>
      <text:p text:style-name="P21"/>
      <text:p text:style-name="P70"><text:tab/>Rotas com igual prioridade serão visitadas na ordem LIFO. Assim, para o melhor desempenho, você deve registrar as rotas que irão corresponder com mais frequência no último turno, e as rotas menos comuns devem ser registradas primeiro.</text:p>
      <text:p text:style-name="P34"/>
      <text:p text:style-name="P37"><text:span text:style-name="T129">4)</text:span> LIFO (significa Last In, First Out) é usado para organizar os itens em uma pilha, onde o item mais alto, que é adicionado por último, é retirado primeiro.</text:p>
      <text:p text:style-name="P18"><text:soft-page-break/><text:span text:style-name="T5"><text:tab/>A </text:span><text:span text:style-name="Source_20_Text"><text:span text:style-name="T6">options</text:span></text:span><text:span text:style-name="T5">chave define o array de opções da rota. Discutiremos as opções nas seções seguintes deste capítulo.</text:span></text:p>
      <text:h text:style-name="P11" text:outline-level="3"><text:bookmark text:name="Configuration_for_Nested_Routes"/>5.4.2. Configuração para rotas aninhadas</text:h>
      <text:p text:style-name="P18"><text:span text:style-name="T5"><text:tab/>Para organizar rotas em uma subárvore, você adiciona a </text:span><text:span text:style-name="Source_20_Text"><text:span text:style-name="T6">child_routes</text:span></text:span><text:span text:style-name="T5">chave à definição de rota e adiciona suas rotas filhas nessa chave, como abaixo:</text:span></text:p>
      <text:p text:style-name="P21"/>
      <text:p text:style-name="P40"><text:span text:style-name="Source_20_Text"><text:span text:style-name="T58">'</text:span></text:span><text:span text:style-name="Source_20_Text"><text:span text:style-name="T69">&lt;</text:span></text:span><text:span text:style-name="Source_20_Text"><text:span text:style-name="T97">route_name</text:span></text:span><text:span text:style-name="Source_20_Text"><text:span text:style-name="T69">&gt;</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4"/></text:span></text:span><text:span text:style-name="Source_20_Text"><text:span text:style-name="T104">'type'</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lt;</text:span></text:span><text:span text:style-name="Source_20_Text"><text:span text:style-name="T97">route_type_class</text:span></text:span><text:span text:style-name="Source_20_Text"><text:span text:style-name="T69">&gt;</text:span></text:span><text:span text:style-name="Source_20_Text"><text:span text:style-name="T58">'</text:span></text:span><text:span text:style-name="Source_20_Text"><text:span text:style-name="T69">,</text:span></text:span></text:p>
      <text:p text:style-name="P40"><text:span text:style-name="Source_20_Text"><text:span text:style-name="T59"><text:s text:c="4"/></text:span></text:span><text:span text:style-name="Source_20_Text"><text:span text:style-name="T104">'priority'</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lt;</text:span></text:span><text:span text:style-name="Source_20_Text"><text:span text:style-name="T97">priority</text:span></text:span><text:span text:style-name="Source_20_Text"><text:span text:style-name="T69">&gt;,</text:span></text:span></text:p>
      <text:p text:style-name="P40"><text:span text:style-name="Source_20_Text"><text:span text:style-name="T59"><text:s text:c="4"/></text:span></text:span><text:span text:style-name="Source_20_Text"><text:span text:style-name="T104">'option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8"/></text:span></text:span><text:span text:style-name="Source_20_Text"><text:span text:style-name="T42">//...</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59"><text:s text:c="4"/></text:span></text:span><text:span text:style-name="Source_20_Text"><text:span text:style-name="T104">'child_route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8"/></text:span></text:span><text:span text:style-name="Source_20_Text"><text:span text:style-name="T42">// Add child routes here.</text:span></text:span></text:p>
      <text:p text:style-name="P40"><text:span text:style-name="Source_20_Text"><text:span text:style-name="T59"><text:s text:c="8"/></text:span></text:span><text:span text:style-name="Source_20_Text"><text:span text:style-name="T42">// ...</text:span></text:span></text:p>
      <text:p text:style-name="P40"><text:span text:style-name="Source_20_Text"><text:span text:style-name="T59"><text:s text:c="4"/></text:span></text:span><text:span text:style-name="Source_20_Text"><text:span text:style-name="T69">]</text:span></text:span><text:span text:style-name="Source_20_Text"><text:span text:style-name="T58"> <text:s text:c="2"/></text:span></text:span></text:p>
      <text:p text:style-name="P40"><text:span text:style-name="Source_20_Text"><text:span text:style-name="T69">],</text:span></text:span></text:p>
      <text:p text:style-name="P21"/>
      <text:p text:style-name="P18"><text:span text:style-name="T5"><text:tab/>Se você precisar organizar as rotas em uma cadeia (subárvore degenerada), adicione a </text:span><text:span text:style-name="Source_20_Text"><text:span text:style-name="T6">chain_routes</text:span></text:span><text:span text:style-name="T5">chave à sua configuração de rota:</text:span></text:p>
      <text:p text:style-name="P21"/>
      <text:p text:style-name="P40"><text:span text:style-name="Source_20_Text"><text:span text:style-name="T58">'</text:span></text:span><text:span text:style-name="Source_20_Text"><text:span text:style-name="T69">&lt;</text:span></text:span><text:span text:style-name="Source_20_Text"><text:span text:style-name="T97">route_name</text:span></text:span><text:span text:style-name="Source_20_Text"><text:span text:style-name="T69">&gt;</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4"/></text:span></text:span><text:span text:style-name="Source_20_Text"><text:span text:style-name="T104">'type'</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lt;</text:span></text:span><text:span text:style-name="Source_20_Text"><text:span text:style-name="T97">route_type_class</text:span></text:span><text:span text:style-name="Source_20_Text"><text:span text:style-name="T69">&gt;</text:span></text:span><text:span text:style-name="Source_20_Text"><text:span text:style-name="T58">'</text:span></text:span><text:span text:style-name="Source_20_Text"><text:span text:style-name="T69">,</text:span></text:span></text:p>
      <text:p text:style-name="P40"><text:span text:style-name="Source_20_Text"><text:span text:style-name="T59"><text:s text:c="4"/></text:span></text:span><text:span text:style-name="Source_20_Text"><text:span text:style-name="T104">'priority'</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lt;</text:span></text:span><text:span text:style-name="Source_20_Text"><text:span text:style-name="T97">priority</text:span></text:span><text:span text:style-name="Source_20_Text"><text:span text:style-name="T69">&gt;,</text:span></text:span></text:p>
      <text:p text:style-name="P40"><text:span text:style-name="Source_20_Text"><text:span text:style-name="T59"><text:s text:c="4"/></text:span></text:span><text:span text:style-name="Source_20_Text"><text:span text:style-name="T104">'option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8"/></text:span></text:span><text:span text:style-name="Source_20_Text"><text:span text:style-name="T42">//...</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59"><text:s text:c="4"/></text:span></text:span><text:span text:style-name="Source_20_Text"><text:span text:style-name="T104">'chain_route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8"/></text:span></text:span><text:span text:style-name="Source_20_Text"><text:span text:style-name="T42">// Add chained routes here.</text:span></text:span></text:p>
      <text:p text:style-name="P40"><text:span text:style-name="Source_20_Text"><text:span text:style-name="T59"><text:s text:c="8"/></text:span></text:span><text:span text:style-name="Source_20_Text"><text:span text:style-name="T42">// ...</text:span></text:span></text:p>
      <text:p text:style-name="P40"><text:span text:style-name="Source_20_Text"><text:span text:style-name="T59"><text:s text:c="4"/></text:span></text:span><text:span text:style-name="Source_20_Text"><text:span text:style-name="T69">]</text:span></text:span><text:span text:style-name="Source_20_Text"><text:span text:style-name="T58"> <text:s text:c="2"/></text:span></text:span></text:p>
      <text:p text:style-name="P40"><text:span text:style-name="Source_20_Text"><text:span text:style-name="T69">],</text:span></text:span></text:p>
      <text:p text:style-name="Quotations"/>
      <text:p text:style-name="P77"><text:span text:style-name="T18"><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12">Part</text:span></text:span></text:a><text:span text:style-name="T18">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12">Chain</text:span></text:span></text:a><text:span text:style-name="T18">tipos de rota, porque (para sua conveniência) eles são usados ​​pelo ZF3 automaticamente quando ele encontra as chaves </text:span><text:span text:style-name="Source_20_Text"><text:span text:style-name="T19">child_routes</text:span></text:span><text:span text:style-name="T18">e </text:span><text:span text:style-name="Source_20_Text"><text:span text:style-name="T19">chain_routes</text:span></text:span><text:span text:style-name="T18">em sua configuração de roteamento.</text:span></text:p>
      <text:p text:style-name="P78"/>
      <text:h text:style-name="P9" text:outline-level="3"/>
      <text:h text:style-name="P11" text:outline-level="3"><text:bookmark text:name="Default_Routing_Configuration_in_Zend_Skeleton_Application"/>5.4.3. Configuração de roteamento padrão no aplicativo Zend Skeleton</text:h>
      <text:p text:style-name="P3"><text:tab/>Agora que você sabe como configurar rotas e organizá-las em estruturas compostas, vejamos o exemplo da vida real. Em um novo Zend Skeleton Application, a configuração de roteamento se parece com a abaixo:</text:p>
      <text:p text:style-name="P3"><text:soft-page-break/></text:p>
      <text:p text:style-name="P40"><text:span text:style-name="Source_20_Text"><text:span text:style-name="T58">&lt;?php</text:span></text:span></text:p>
      <text:p text:style-name="P40"><text:span text:style-name="Source_20_Text"><text:span text:style-name="T50">use</text:span></text:span><text:span text:style-name="Source_20_Text"><text:span text:style-name="T58"> Zend</text:span></text:span><text:span text:style-name="Source_20_Text"><text:span text:style-name="T69">\</text:span></text:span><text:span text:style-name="Source_20_Text"><text:span text:style-name="T58">Router</text:span></text:span><text:span text:style-name="Source_20_Text"><text:span text:style-name="T69">\</text:span></text:span><text:span text:style-name="Source_20_Text"><text:span text:style-name="T58">Http</text:span></text:span><text:span text:style-name="Source_20_Text"><text:span text:style-name="T69">\</text:span></text:span><text:span text:style-name="Source_20_Text"><text:span text:style-name="T58">Literal</text:span></text:span><text:span text:style-name="Source_20_Text"><text:span text:style-name="T69">;</text:span></text:span></text:p>
      <text:p text:style-name="P40"><text:span text:style-name="Source_20_Text"><text:span text:style-name="T50">use</text:span></text:span><text:span text:style-name="Source_20_Text"><text:span text:style-name="T58"> Zend</text:span></text:span><text:span text:style-name="Source_20_Text"><text:span text:style-name="T69">\</text:span></text:span><text:span text:style-name="Source_20_Text"><text:span text:style-name="T58">Router</text:span></text:span><text:span text:style-name="Source_20_Text"><text:span text:style-name="T69">\</text:span></text:span><text:span text:style-name="Source_20_Text"><text:span text:style-name="T58">Http</text:span></text:span><text:span text:style-name="Source_20_Text"><text:span text:style-name="T69">\</text:span></text:span><text:span text:style-name="Source_20_Text"><text:span text:style-name="T58">Segment</text:span></text:span><text:span text:style-name="Source_20_Text"><text:span text:style-name="T69">;</text:span></text:span></text:p>
      <text:p text:style-name="P64"/>
      <text:p text:style-name="P40"><text:span text:style-name="Source_20_Text"><text:span text:style-name="T50">return</text:span></text:span><text:span text:style-name="Source_20_Text"><text:span text:style-name="T58"> </text:span></text:span><text:span text:style-name="Source_20_Text"><text:span text:style-name="T69">[</text:span></text:span></text:p>
      <text:p text:style-name="P40"><text:span text:style-name="Source_20_Text"><text:span text:style-name="T59"><text:s text:c="4"/></text:span></text:span><text:span text:style-name="Source_20_Text"><text:span text:style-name="T104">'router'</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8"/></text:span></text:span><text:span text:style-name="Source_20_Text"><text:span text:style-name="T104">'route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12"/></text:span></text:span><text:span text:style-name="Source_20_Text"><text:span text:style-name="T104">'home'</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16"/></text:span></text:span><text:span text:style-name="Source_20_Text"><text:span text:style-name="T104">'type'</text:span></text:span><text:span text:style-name="Source_20_Text"><text:span text:style-name="T58"> </text:span></text:span><text:span text:style-name="Source_20_Text"><text:span text:style-name="T90">=&gt;</text:span></text:span><text:span text:style-name="Source_20_Text"><text:span text:style-name="T58"> Literal</text:span></text:span><text:span text:style-name="Source_20_Text"><text:span text:style-name="T69">::</text:span></text:span><text:span text:style-name="Source_20_Text"><text:span text:style-name="T50">class</text:span></text:span><text:span text:style-name="Source_20_Text"><text:span text:style-name="T69">,</text:span></text:span></text:p>
      <text:p text:style-name="P40"><text:span text:style-name="Source_20_Text"><text:span text:style-name="T59"><text:s text:c="16"/></text:span></text:span><text:span text:style-name="Source_20_Text"><text:span text:style-name="T104">'option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20"/></text:span></text:span><text:span text:style-name="Source_20_Text"><text:span text:style-name="T104">'route'</text:span></text:span><text:span text:style-name="Source_20_Text"><text:span text:style-name="T58"> <text:s text:c="3"/></text:span></text:span><text:span text:style-name="Source_20_Text"><text:span text:style-name="T90">=&gt;</text:span></text:span><text:span text:style-name="Source_20_Text"><text:span text:style-name="T58"> </text:span></text:span><text:span text:style-name="Source_20_Text"><text:span text:style-name="T104">'/'</text:span></text:span><text:span text:style-name="Source_20_Text"><text:span text:style-name="T69">,</text:span></text:span></text:p>
      <text:p text:style-name="P40"><text:span text:style-name="Source_20_Text"><text:span text:style-name="T59"><text:s text:c="20"/></text:span></text:span><text:span text:style-name="Source_20_Text"><text:span text:style-name="T104">'default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24"/></text:span></text:span><text:span text:style-name="Source_20_Text"><text:span text:style-name="T104">'controller'</text:span></text:span><text:span text:style-name="Source_20_Text"><text:span text:style-name="T58"> </text:span></text:span><text:span text:style-name="Source_20_Text"><text:span text:style-name="T90">=&gt;</text:span></text:span><text:span text:style-name="Source_20_Text"><text:span text:style-name="T58"> Controller</text:span></text:span><text:span text:style-name="Source_20_Text"><text:span text:style-name="T69">\</text:span></text:span><text:span text:style-name="Source_20_Text"><text:span text:style-name="T58">IndexController</text:span></text:span><text:span text:style-name="Source_20_Text"><text:span text:style-name="T69">::</text:span></text:span><text:span text:style-name="Source_20_Text"><text:span text:style-name="T50">class</text:span></text:span><text:span text:style-name="Source_20_Text"><text:span text:style-name="T69">,</text:span></text:span></text:p>
      <text:p text:style-name="P40"><text:span text:style-name="Source_20_Text"><text:span text:style-name="T59"><text:s text:c="24"/></text:span></text:span><text:span text:style-name="Source_20_Text"><text:span text:style-name="T104">'action'</text:span></text:span><text:span text:style-name="Source_20_Text"><text:span text:style-name="T58"> <text:s text:c="4"/></text:span></text:span><text:span text:style-name="Source_20_Text"><text:span text:style-name="T90">=&gt;</text:span></text:span><text:span text:style-name="Source_20_Text"><text:span text:style-name="T58"> </text:span></text:span><text:span text:style-name="Source_20_Text"><text:span text:style-name="T104">'index'</text:span></text:span><text:span text:style-name="Source_20_Text"><text:span text:style-name="T69">,</text:span></text:span></text:p>
      <text:p text:style-name="P40"><text:span text:style-name="Source_20_Text"><text:span text:style-name="T59"><text:s text:c="20"/></text:span></text:span><text:span text:style-name="Source_20_Text"><text:span text:style-name="T69">],</text:span></text:span></text:p>
      <text:p text:style-name="P40"><text:span text:style-name="Source_20_Text"><text:span text:style-name="T59"><text:s text:c="16"/></text:span></text:span><text:span text:style-name="Source_20_Text"><text:span text:style-name="T69">],</text:span></text:span></text:p>
      <text:p text:style-name="P40"><text:span text:style-name="Source_20_Text"><text:span text:style-name="T59"><text:s text:c="12"/></text:span></text:span><text:span text:style-name="Source_20_Text"><text:span text:style-name="T69">],</text:span></text:span></text:p>
      <text:p text:style-name="P40"><text:span text:style-name="Source_20_Text"><text:span text:style-name="T59"><text:s text:c="12"/></text:span></text:span><text:span text:style-name="Source_20_Text"><text:span text:style-name="T104">'application'</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16"/></text:span></text:span><text:span text:style-name="Source_20_Text"><text:span text:style-name="T104">'type'</text:span></text:span><text:span text:style-name="Source_20_Text"><text:span text:style-name="T58"> <text:s text:c="3"/></text:span></text:span><text:span text:style-name="Source_20_Text"><text:span text:style-name="T90">=&gt;</text:span></text:span><text:span text:style-name="Source_20_Text"><text:span text:style-name="T58"> Segment</text:span></text:span><text:span text:style-name="Source_20_Text"><text:span text:style-name="T69">::</text:span></text:span><text:span text:style-name="Source_20_Text"><text:span text:style-name="T50">class</text:span></text:span><text:span text:style-name="Source_20_Text"><text:span text:style-name="T69">,</text:span></text:span></text:p>
      <text:p text:style-name="P40"><text:span text:style-name="Source_20_Text"><text:span text:style-name="T59"><text:s text:c="16"/></text:span></text:span><text:span text:style-name="Source_20_Text"><text:span text:style-name="T104">'option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20"/></text:span></text:span><text:span text:style-name="Source_20_Text"><text:span text:style-name="T104">'route'</text:span></text:span><text:span text:style-name="Source_20_Text"><text:span text:style-name="T58"> <text:s text:c="3"/></text:span></text:span><text:span text:style-name="Source_20_Text"><text:span text:style-name="T90">=&gt;</text:span></text:span><text:span text:style-name="Source_20_Text"><text:span text:style-name="T58"> </text:span></text:span><text:span text:style-name="Source_20_Text"><text:span text:style-name="T104">'/application[/:action]'</text:span></text:span><text:span text:style-name="Source_20_Text"><text:span text:style-name="T69">,</text:span></text:span></text:p>
      <text:p text:style-name="P40"><text:span text:style-name="Source_20_Text"><text:span text:style-name="T59"><text:s text:c="20"/></text:span></text:span><text:span text:style-name="Source_20_Text"><text:span text:style-name="T104">'default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24"/></text:span></text:span><text:span text:style-name="Source_20_Text"><text:span text:style-name="T104">'controller'</text:span></text:span><text:span text:style-name="Source_20_Text"><text:span text:style-name="T58"> <text:s text:c="3"/></text:span></text:span><text:span text:style-name="Source_20_Text"><text:span text:style-name="T90">=&gt;</text:span></text:span><text:span text:style-name="Source_20_Text"><text:span text:style-name="T58"> Controller</text:span></text:span><text:span text:style-name="Source_20_Text"><text:span text:style-name="T69">\</text:span></text:span><text:span text:style-name="Source_20_Text"><text:span text:style-name="T58">IndexController</text:span></text:span><text:span text:style-name="Source_20_Text"><text:span text:style-name="T69">::</text:span></text:span><text:span text:style-name="Source_20_Text"><text:span text:style-name="T50">class</text:span></text:span><text:span text:style-name="Source_20_Text"><text:span text:style-name="T69">,</text:span></text:span></text:p>
      <text:p text:style-name="P40"><text:span text:style-name="Source_20_Text"><text:span text:style-name="T59"><text:s text:c="24"/></text:span></text:span><text:span text:style-name="Source_20_Text"><text:span text:style-name="T104">'action'</text:span></text:span><text:span text:style-name="Source_20_Text"><text:span text:style-name="T58"> <text:s text:c="7"/></text:span></text:span><text:span text:style-name="Source_20_Text"><text:span text:style-name="T90">=&gt;</text:span></text:span><text:span text:style-name="Source_20_Text"><text:span text:style-name="T58"> </text:span></text:span><text:span text:style-name="Source_20_Text"><text:span text:style-name="T104">'index'</text:span></text:span><text:span text:style-name="Source_20_Text"><text:span text:style-name="T69">,</text:span></text:span></text:p>
      <text:p text:style-name="P40"><text:span text:style-name="Source_20_Text"><text:span text:style-name="T59"><text:s text:c="20"/></text:span></text:span><text:span text:style-name="Source_20_Text"><text:span text:style-name="T69">],</text:span></text:span></text:p>
      <text:p text:style-name="P40"><text:span text:style-name="Source_20_Text"><text:span text:style-name="T59"><text:s text:c="16"/></text:span></text:span><text:span text:style-name="Source_20_Text"><text:span text:style-name="T69">],</text:span></text:span></text:p>
      <text:p text:style-name="P40"><text:span text:style-name="Source_20_Text"><text:span text:style-name="T59"><text:s text:c="12"/></text:span></text:span><text:span text:style-name="Source_20_Text"><text:span text:style-name="T69">],</text:span></text:span></text:p>
      <text:p text:style-name="P40"><text:span text:style-name="Source_20_Text"><text:span text:style-name="T59"><text:s text:c="8"/></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62"><text:span text:style-name="Source_20_Text"><text:span text:style-name="T59"><text:s text:c="4"/></text:span></text:span></text:p>
      <text:p text:style-name="P40"><text:span text:style-name="Source_20_Text"><text:span text:style-name="T59"><text:s text:c="2"/></text:span></text:span><text:span text:style-name="Source_20_Text"><text:span text:style-name="T42">//...</text:span></text:span></text:p>
      <text:p text:style-name="P40"><text:span text:style-name="Source_20_Text"><text:span text:style-name="T69">];</text:span></text:span></text:p>
      <text:p text:style-name="P3"/>
      <text:p text:style-name="P3"><text:tab/>Na configuração apresentada acima, temos duas regras de roteamento listadas por vez: primeiro temos a rota "home" (linha 8) e depois temos a rota "application" (linha 18).</text:p>
      <text:p text:style-name="P18"><text:span text:style-name="T5"><text:tab/>A rota "home" mapeia o caminho da URL vazia para a ação "index" do </text:span><text:span text:style-name="Source_20_Text"><text:span text:style-name="T6">IndexController</text:span></text:span><text:span text:style-name="T5">controlador. Por exemplo, digite "</text:span><text:a xlink:type="simple" xlink:href="http://localhost/" text:style-name="Internet_20_link" text:visited-style-name="Visited_20_Internet_20_Link"><text:span text:style-name="T1">http://localhost/</text:span></text:a><text:span text:style-name="T5">"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5"> " no seu navegador para ver a página inicial do seu site. Esta rota é do tipo "Literal".</text:span></text:p>
      <text:p text:style-name="P18"><text:span text:style-name="T5"><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5">", "</text:span><text:a xlink:type="simple" xlink:href="http://localhost/application/about" text:style-name="Internet_20_link" text:visited-style-name="Visited_20_Internet_20_Link"><text:span text:style-name="T1">http://localhost/application/about</text:span></text:a><text:span text:style-name="T5">", "</text:span><text:a xlink:type="simple" xlink:href="http://localhost/application/news" text:style-name="Internet_20_link" text:visited-style-name="Visited_20_Internet_20_Link"><text:span text:style-name="T1">http://localhost/application/news</text:span></text:a><text:span text:style-name="T5">", etc para a ação correspondente do controlador. O nome da ação real é determinado pelo parâmetro "action". O valor padrão para este parâmetro é "índice". Isso significa que se você não especificar nenhuma ação, a solicitação será despachada para a ação "index".</text:span><text:a xlink:type="simple" xlink:href="http://localhost/application" text:style-name="Internet_20_link" text:visited-style-name="Visited_20_Internet_20_Link"><text:span text:style-name="T1">http :// localhost / aplicativo</text:span></text:a><text:span text:style-name="T5"> ", "</text:span><text:a xlink:type="simple" xlink:href="http://localhost/application/about" text:style-name="Internet_20_link" text:visited-style-name="Visited_20_Internet_20_Link"> http :// </text:a><text:soft-page-break/><text:a xlink:type="simple" xlink:href="http://localhost/application/about" text:style-name="Internet_20_link" text:visited-style-name="Visited_20_Internet_20_Link">localhost / aplicativo / sobre</text:a><text:span text:style-name="T5"> ", "</text:span><text:a xlink:type="simple" xlink:href="http://localhost/application/news" text:style-name="Internet_20_link" text:visited-style-name="Visited_20_Internet_20_Link"><text:span text:style-name="T1"> http :// localhost / aplicativo / notícias</text:span></text:a><text:span text:style-name="T5"> ", etc para a ação correspondente do</text:span><text:span text:style-name="Source_20_Text"><text:span text:style-name="T6">IndexController</text:span></text:span></text:p>
      <text:p text:style-name="P3"><text:tab/>Esta configuração corresponde à pilha de rotas em árvore mostrada na figura 5.5:</text:p>
      <text:p text:style-name="P3"/>
      <text:p text:style-name="P27"><text:span text:style-name="T132"><draw:a xlink:type="simple" xlink:href="https://olegkrivtsov.github.io/using-zend-framework-3-book/html/en/images/routing/skeleton_route_tree.png" office:target-frame-name="_blank" xlink:show="new"><draw:frame draw:style-name="fr4"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31">Figura 5.5. Pilha de rotas padrão no aplicativo Skeleton</text:p>
      <text:p text:style-name="P3"/>
      <text:p text:style-name="P3"><text:tab/>Nas próximas seções, forneceremos alguns exemplos de como usar os tipos de rota em seu site.</text:p>
      <text:h text:style-name="P57" text:outline-level="2"><text:bookmark text:name="Literal_Route_Type"/>5.5. Tipo de rota literal</text:h>
      <text:p text:style-name="P18"><text:span text:style-name="T5"><text:tab/>Com o tipo de rota </text:span><text:span text:style-name="Emphasis"><text:span text:style-name="T16">Literal , a correspondência de rota é alcançada somente quando você tem a correspondência exata da string de rota com a parte do caminho do URL. </text:span></text:span><text:span text:style-name="T5">Você normalmente usa o tipo </text:span><text:span text:style-name="Emphasis"><text:span text:style-name="T16">Literal</text:span></text:span><text:span text:style-name="T5"> para URLs que devem ser curtos e memoráveis, como '/about' ou '/news'.</text:span></text:p>
      <text:p text:style-name="P18"><text:span text:style-name="T5"><text:tab/>Abaixo, é apresentada a definição da rota denominada "casa". A rota "home" geralmente é mapeada para a ação "index" do </text:span><text:span text:style-name="Source_20_Text"><text:span text:style-name="T6">IndexController</text:span></text:span><text:span text:style-name="T5">e aponta para a página </text:span><text:span text:style-name="Emphasis"><text:span text:style-name="T16">inicial</text:span></text:span><text:span text:style-name="T5"> do seu site:</text:span></text:p>
      <text:p text:style-name="P21"/>
      <text:p text:style-name="P40"><text:span text:style-name="Source_20_Text"><text:span text:style-name="T104">'home'</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4"/></text:span></text:span><text:span text:style-name="Source_20_Text"><text:span text:style-name="T104">'type'</text:span></text:span><text:span text:style-name="Source_20_Text"><text:span text:style-name="T58"> </text:span></text:span><text:span text:style-name="Source_20_Text"><text:span text:style-name="T90">=&gt;</text:span></text:span><text:span text:style-name="Source_20_Text"><text:span text:style-name="T58"> Literal</text:span></text:span><text:span text:style-name="Source_20_Text"><text:span text:style-name="T69">::</text:span></text:span><text:span text:style-name="Source_20_Text"><text:span text:style-name="T50">class</text:span></text:span><text:span text:style-name="Source_20_Text"><text:span text:style-name="T69">,</text:span></text:span></text:p>
      <text:p text:style-name="P40"><text:span text:style-name="Source_20_Text"><text:span text:style-name="T59"><text:s text:c="4"/></text:span></text:span><text:span text:style-name="Source_20_Text"><text:span text:style-name="T104">'option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8"/></text:span></text:span><text:span text:style-name="Source_20_Text"><text:span text:style-name="T104">'route'</text:span></text:span><text:span text:style-name="Source_20_Text"><text:span text:style-name="T58"> <text:s text:c="3"/></text:span></text:span><text:span text:style-name="Source_20_Text"><text:span text:style-name="T90">=&gt;</text:span></text:span><text:span text:style-name="Source_20_Text"><text:span text:style-name="T58"> </text:span></text:span><text:span text:style-name="Source_20_Text"><text:span text:style-name="T104">'/'</text:span></text:span><text:span text:style-name="Source_20_Text"><text:span text:style-name="T69">,</text:span></text:span></text:p>
      <text:p text:style-name="P40"><text:span text:style-name="Source_20_Text"><text:span text:style-name="T59"><text:s text:c="8"/></text:span></text:span><text:span text:style-name="Source_20_Text"><text:span text:style-name="T104">'default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12"/></text:span></text:span><text:span text:style-name="Source_20_Text"><text:span text:style-name="T104">'controller'</text:span></text:span><text:span text:style-name="Source_20_Text"><text:span text:style-name="T58"> </text:span></text:span><text:span text:style-name="Source_20_Text"><text:span text:style-name="T90">=&gt;</text:span></text:span><text:span text:style-name="Source_20_Text"><text:span text:style-name="T58"> Controller</text:span></text:span><text:span text:style-name="Source_20_Text"><text:span text:style-name="T69">\</text:span></text:span><text:span text:style-name="Source_20_Text"><text:span text:style-name="T58">IndexController</text:span></text:span><text:span text:style-name="Source_20_Text"><text:span text:style-name="T69">::</text:span></text:span><text:span text:style-name="Source_20_Text"><text:span text:style-name="T50">class</text:span></text:span><text:span text:style-name="Source_20_Text"><text:span text:style-name="T69">,</text:span></text:span></text:p>
      <text:p text:style-name="P40"><text:span text:style-name="Source_20_Text"><text:span text:style-name="T59"><text:s text:c="12"/></text:span></text:span><text:span text:style-name="Source_20_Text"><text:span text:style-name="T104">'action'</text:span></text:span><text:span text:style-name="Source_20_Text"><text:span text:style-name="T58"> <text:s text:c="4"/></text:span></text:span><text:span text:style-name="Source_20_Text"><text:span text:style-name="T90">=&gt;</text:span></text:span><text:span text:style-name="Source_20_Text"><text:span text:style-name="T58"> </text:span></text:span><text:span text:style-name="Source_20_Text"><text:span text:style-name="T104">'index'</text:span></text:span><text:span text:style-name="Source_20_Text"><text:span text:style-name="T69">,</text:span></text:span></text:p>
      <text:p text:style-name="P40"><text:span text:style-name="Source_20_Text"><text:span text:style-name="T59"><text:s text:c="8"/></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69">],</text:span></text:span></text:p>
      <text:p text:style-name="P18"><text:span text:style-name="T5"><text:tab/>A linha 2 deste exemplo diz que o tipo da rota é </text:span><text:span text:style-name="Emphasis"><text:span text:style-name="T16">Literal</text:span></text:span><text:span text:style-name="T5">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11">Zend\Router\Http\Literal</text:span></text:span></text:a><text:span text:style-name="T5"> classe.</text:span></text:p>
      <text:p text:style-name="P18"><text:soft-page-break/><text:span text:style-name="T5"><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5">" ou "</text:span><text:a xlink:type="simple" xlink:href="http://localhost/" text:style-name="Internet_20_link" text:visited-style-name="Visited_20_Internet_20_Link"><text:span text:style-name="T1">http://localhost</text:span></text:a><text:span text:style-name="T5">", ela corresponderá à string de rota '/'.</text:span><text:a xlink:type="simple" xlink:href="http://localhost/" text:style-name="Internet_20_link" text:visited-style-name="Visited_20_Internet_20_Link"><text:span text:style-name="T1">http :// localhost /</text:span></text:a><text:span text:style-name="T5"> " ou "</text:span><text:a xlink:type="simple" xlink:href="http://localhost/" text:style-name="Internet_20_link" text:visited-style-name="Visited_20_Internet_20_Link"><text:span text:style-name="T1"> http :// localhost</text:span></text:a><text:span text:style-name="T5"> ", ele corresponderá à string de rota '/'.</text:span></text:p>
      <text:p text:style-name="P18"><text:span text:style-name="T5">As linhas 5-8 definem o </text:span><text:span text:style-name="Source_20_Text"><text:span text:style-name="T6">defaults</text:span></text:span><text:span text:style-name="T5">, que são os parâmetros retornados pelo roteador se a rota corresponder. Os parâmetros </text:span><text:span text:style-name="Source_20_Text"><text:span text:style-name="T6">controller</text:span></text:span><text:span text:style-name="T5">e </text:span><text:span text:style-name="Source_20_Text"><text:span text:style-name="T6">action</text:span></text:span><text:span text:style-name="T5">definem o controlador e o método de ação do controlador que deve ser executado. Você também pode definir outros parâmetros aqui, se necessário.</text:span></text:p>
      <text:p text:style-name="P18"><text:span text:style-name="T5"><text:tab/>Como outro exemplo do tipo de rota </text:span><text:span text:style-name="Emphasis"><text:span text:style-name="T16">Literal</text:span></text:span><text:span text:style-name="T5"> , vamos adicionar a rota '/about' para a página </text:span><text:span text:style-name="Emphasis"><text:span text:style-name="T16">About</text:span></text:span><text:span text:style-name="T5"> que criamos anteriormente na seção </text:span><text:span text:style-name="Emphasis"><text:span text:style-name="T16">Views</text:span></text:span><text:span text:style-name="T5">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5"> . Para criar a rota, adicione as seguintes linhas logo após a definição da rota "home" dentro do seu arquivo </text:span><text:span text:style-name="Emphasis"><text:span text:style-name="T16">module.config.php</text:span></text:span><text:span text:style-name="T5"> :</text:span></text:p>
      <text:p text:style-name="P21"/>
      <text:p text:style-name="P40"><text:span text:style-name="Source_20_Text"><text:span text:style-name="T104">'about'</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4"/></text:span></text:span><text:span text:style-name="Source_20_Text"><text:span text:style-name="T104">'type'</text:span></text:span><text:span text:style-name="Source_20_Text"><text:span text:style-name="T58"> </text:span></text:span><text:span text:style-name="Source_20_Text"><text:span text:style-name="T90">=&gt;</text:span></text:span><text:span text:style-name="Source_20_Text"><text:span text:style-name="T58"> Literal</text:span></text:span><text:span text:style-name="Source_20_Text"><text:span text:style-name="T69">::</text:span></text:span><text:span text:style-name="Source_20_Text"><text:span text:style-name="T50">class</text:span></text:span><text:span text:style-name="Source_20_Text"><text:span text:style-name="T69">,</text:span></text:span></text:p>
      <text:p text:style-name="P40"><text:span text:style-name="Source_20_Text"><text:span text:style-name="T59"><text:s text:c="4"/></text:span></text:span><text:span text:style-name="Source_20_Text"><text:span text:style-name="T104">'option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8"/></text:span></text:span><text:span text:style-name="Source_20_Text"><text:span text:style-name="T104">'route'</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104">'/about'</text:span></text:span><text:span text:style-name="Source_20_Text"><text:span text:style-name="T69">,</text:span></text:span></text:p>
      <text:p text:style-name="P40"><text:span text:style-name="Source_20_Text"><text:span text:style-name="T59"><text:s text:c="8"/></text:span></text:span><text:span text:style-name="Source_20_Text"><text:span text:style-name="T104">'default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12"/></text:span></text:span><text:span text:style-name="Source_20_Text"><text:span text:style-name="T104">'controller'</text:span></text:span><text:span text:style-name="Source_20_Text"><text:span text:style-name="T58"> </text:span></text:span><text:span text:style-name="Source_20_Text"><text:span text:style-name="T90">=&gt;</text:span></text:span><text:span text:style-name="Source_20_Text"><text:span text:style-name="T58"> Controller</text:span></text:span><text:span text:style-name="Source_20_Text"><text:span text:style-name="T69">\</text:span></text:span><text:span text:style-name="Source_20_Text"><text:span text:style-name="T58">IndexController</text:span></text:span><text:span text:style-name="Source_20_Text"><text:span text:style-name="T69">::</text:span></text:span><text:span text:style-name="Source_20_Text"><text:span text:style-name="T50">class</text:span></text:span><text:span text:style-name="Source_20_Text"><text:span text:style-name="T69">,</text:span></text:span></text:p>
      <text:p text:style-name="P40"><text:span text:style-name="Source_20_Text"><text:span text:style-name="T59"><text:s text:c="12"/></text:span></text:span><text:span text:style-name="Source_20_Text"><text:span text:style-name="T104">'action'</text:span></text:span><text:span text:style-name="Source_20_Text"><text:span text:style-name="T58"> <text:s text:c="4"/></text:span></text:span><text:span text:style-name="Source_20_Text"><text:span text:style-name="T90">=&gt;</text:span></text:span><text:span text:style-name="Source_20_Text"><text:span text:style-name="T58"> </text:span></text:span><text:span text:style-name="Source_20_Text"><text:span text:style-name="T104">'about'</text:span></text:span><text:span text:style-name="Source_20_Text"><text:span text:style-name="T69">,</text:span></text:span></text:p>
      <text:p text:style-name="P40"><text:span text:style-name="Source_20_Text"><text:span text:style-name="T59"><text:s text:c="8"/></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69">],</text:span></text:span></text:p>
      <text:p text:style-name="P21"/>
      <text:p text:style-name="P18"><text:span text:style-name="T5"><text:tab/>Se você agora abrir a URL "</text:span><text:a xlink:type="simple" xlink:href="http://localhost/about" text:style-name="Internet_20_link" text:visited-style-name="Visited_20_Internet_20_Link"><text:span text:style-name="T1">http://localhost/about</text:span></text:a><text:span text:style-name="T5">" em seu navegador da Web, deverá ver a página </text:span><text:span text:style-name="Emphasis"><text:span text:style-name="T16">Sobre .</text:span></text:span></text:p>
      <text:p text:style-name="P59"/>
      <text:h text:style-name="P57" text:outline-level="2"><text:bookmark text:name="Segment_Route_Type"/>5.6. Tipo de rota do segmento</text:h>
      <text:p text:style-name="P13"><text:span text:style-name="T5"><text:tab/>O tipo de rota de </text:span><text:span text:style-name="Emphasis"><text:span text:style-name="T16">segmento</text:span></text:span><text:span text:style-name="T5"> permite a correspondência da string de rota com um ou vários segmentos de caminho de URL.</text:span></text:p>
      <text:p text:style-name="P20"/>
      <text:p text:style-name="P72"><text:span text:style-name="T18"><text:tab/>Se você olhar para o arquivo </text:span><text:span text:style-name="Emphasis"><text:span text:style-name="T21">module.config.php</text:span></text:span><text:span text:style-name="T18"> , você pode ver que o tipo de rota </text:span><text:span text:style-name="Emphasis"><text:span text:style-name="T21">Segment</text:span></text:span><text:span text:style-name="T18"> é usado dentro da rota "aplicativo" para fazer ações do seu </text:span><text:span text:style-name="Source_20_Text"><text:span text:style-name="T19">IndexController</text:span></text:span><text:span text:style-name="T18"> mapeado automaticamente para as URLs do site. Você apenas adiciona um método de ação à sua </text:span><text:span text:style-name="Source_20_Text"><text:span text:style-name="T19">IndexController</text:span></text:span><text:span text:style-name="T18">classe e ele se torna disponível por uma URL como " </text:span><text:a xlink:type="simple" xlink:href="http://localhost/application/" text:style-name="Internet_20_link" text:visited-style-name="Visited_20_Internet_20_Link"><text:span text:style-name="T3">http :// localhost / application /</text:span></text:a><text:span text:style-name="T18"> &lt;action&gt;". Por exemplo, você pode ver a página </text:span><text:span text:style-name="Emphasis"><text:span text:style-name="T21">Sobre</text:span></text:span><text:span text:style-name="T18"> do seu site com a seguinte URL: " </text:span><text:a xlink:type="simple" xlink:href="http://localhost/application/about" text:style-name="Internet_20_link" text:visited-style-name="Visited_20_Internet_20_Link"><text:span text:style-name="T3">http :// localhost / application / about</text:span></text:a><text:span text:style-name="T18"> ".</text:span></text:p>
      <text:p text:style-name="P20"/>
      <text:p text:style-name="P13"><text:span text:style-name="T5"><text:tab/>Para demonstrar a criação do tipo de rota </text:span><text:span text:style-name="Emphasis"><text:span text:style-name="T16">Segmento</text:span></text:span><text:span text:style-name="T5"> , vamos implementar uma ação do controller que irá gerar uma imagem simples de código de barras. Os códigos de barras são amplamente utilizados em supermercados para reconhecimento óptico de mercadorias em seu </text:span><text:soft-page-break/><text:span text:style-name="T5">carrinho de compras. Os códigos de barras podem ser de diferentes tipos e ter etiquetas diferentes. Usaremos o tipo de rota </text:span><text:span text:style-name="Emphasis"><text:span text:style-name="T16">Segmento</text:span></text:span><text:span text:style-name="T5"> para mapear a ação para uma URL como " </text:span><text:a xlink:type="simple" xlink:href="http://localhost/barcode/" text:style-name="Internet_20_link" text:visited-style-name="Visited_20_Internet_20_Link"><text:span text:style-name="T1">http :// localhost / barcode /</text:span></text:a><text:span text:style-name="T5"> &lt;type&gt;/&lt;label&gt;".</text:span></text:p>
      <text:p text:style-name="P20"/>
      <text:p text:style-name="P72"><text:span text:style-name="T18"><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12">Zend\Barcode</text:span></text:span></text:a><text:span text:style-name="T18">componente com o Composer, digitando o seguinte comando:</text:span></text:p>
      <text:p text:style-name="P72"><text:span text:style-name="Source_20_Text"><text:span text:style-name="T19"><text:tab/>php composer.phar require zendframework/zend-barcode</text:span></text:span></text:p>
      <text:p text:style-name="P80"/>
      <text:p text:style-name="P73"><text:span text:style-name="T18"><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3">5</text:span></text:a><text:span text:style-name="T18"> do mecanismo PHP instalada e ativada. No Linux Ubuntu, você pode instalar esta extensão com o seguinte comando:</text:span></text:p>
      <text:p text:style-name="P73"><text:span text:style-name="Source_20_Text"><text:span text:style-name="T19">sudo apt-get install php-gd</text:span></text:span></text:p>
      <text:p text:style-name="P67"><text:tab/>Após instalar a extensão, reinicie o Apache para aplicar suas alterações.</text:p>
      <text:p text:style-name="P36"/>
      <text:p text:style-name="P38"><text:span text:style-name="T129">5)</text:span> A extensão PHP GD permite criar arquivos de imagem em diferentes formatos (como JPEG, PNG, GIF, etc.)</text:p>
      <text:p text:style-name="P20"/>
      <text:p text:style-name="P13"><text:span text:style-name="T5"><text:tab/>Primeiro, definimos a rota "barcode" no arquivo </text:span><text:span text:style-name="Emphasis"><text:span text:style-name="T16">module.config.php</text:span></text:span><text:span text:style-name="T5"> :</text:span></text:p>
      <text:p text:style-name="P20"/>
      <text:p text:style-name="P40"><text:span text:style-name="Source_20_Text"><text:span text:style-name="T104">'barcode'</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4"/></text:span></text:span><text:span text:style-name="Source_20_Text"><text:span text:style-name="T104">'type'</text:span></text:span><text:span text:style-name="Source_20_Text"><text:span text:style-name="T58"> </text:span></text:span><text:span text:style-name="Source_20_Text"><text:span text:style-name="T90">=&gt;</text:span></text:span><text:span text:style-name="Source_20_Text"><text:span text:style-name="T58"> Segment</text:span></text:span><text:span text:style-name="Source_20_Text"><text:span text:style-name="T69">::</text:span></text:span><text:span text:style-name="Source_20_Text"><text:span text:style-name="T50">class</text:span></text:span><text:span text:style-name="Source_20_Text"><text:span text:style-name="T69">,</text:span></text:span></text:p>
      <text:p text:style-name="P40"><text:span text:style-name="Source_20_Text"><text:span text:style-name="T59"><text:s text:c="4"/></text:span></text:span><text:span text:style-name="Source_20_Text"><text:span text:style-name="T104">'option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8"/></text:span></text:span><text:span text:style-name="Source_20_Text"><text:span text:style-name="T104">'route'</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104">'/barcode[/:type/:label]'</text:span></text:span><text:span text:style-name="Source_20_Text"><text:span text:style-name="T69">,</text:span></text:span></text:p>
      <text:p text:style-name="P40"><text:span text:style-name="Source_20_Text"><text:span text:style-name="T59"><text:s text:c="8"/></text:span></text:span><text:span text:style-name="Source_20_Text"><text:span text:style-name="T104">'constraint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span text:style-name="Source_20_Text"><text:span text:style-name="T58"> <text:s text:c="4"/></text:span></text:span></text:p>
      <text:p text:style-name="P40"><text:span text:style-name="Source_20_Text"><text:span text:style-name="T59"><text:s text:c="12"/></text:span></text:span><text:span text:style-name="Source_20_Text"><text:span text:style-name="T104">'type'</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104">'[a-zA-Z][a-zA-Z0-9_-]*'</text:span></text:span><text:span text:style-name="Source_20_Text"><text:span text:style-name="T69">,</text:span></text:span></text:p>
      <text:p text:style-name="P40"><text:span text:style-name="Source_20_Text"><text:span text:style-name="T59"><text:s text:c="12"/></text:span></text:span><text:span text:style-name="Source_20_Text"><text:span text:style-name="T104">'label'</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104">'[a-zA-Z0-9_-]*'</text:span></text:span></text:p>
      <text:p text:style-name="P40"><text:span text:style-name="Source_20_Text"><text:span text:style-name="T59"><text:s text:c="8"/></text:span></text:span><text:span text:style-name="Source_20_Text"><text:span text:style-name="T69">],</text:span></text:span></text:p>
      <text:p text:style-name="P40"><text:span text:style-name="Source_20_Text"><text:span text:style-name="T59"><text:s text:c="8"/></text:span></text:span><text:span text:style-name="Source_20_Text"><text:span text:style-name="T104">'default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12"/></text:span></text:span><text:span text:style-name="Source_20_Text"><text:span text:style-name="T104">'controller'</text:span></text:span><text:span text:style-name="Source_20_Text"><text:span text:style-name="T58"> </text:span></text:span><text:span text:style-name="Source_20_Text"><text:span text:style-name="T90">=&gt;</text:span></text:span><text:span text:style-name="Source_20_Text"><text:span text:style-name="T58"> Controller</text:span></text:span><text:span text:style-name="Source_20_Text"><text:span text:style-name="T69">\</text:span></text:span><text:span text:style-name="Source_20_Text"><text:span text:style-name="T58">IndexController</text:span></text:span><text:span text:style-name="Source_20_Text"><text:span text:style-name="T69">::</text:span></text:span><text:span text:style-name="Source_20_Text"><text:span text:style-name="T50">class</text:span></text:span><text:span text:style-name="Source_20_Text"><text:span text:style-name="T69">,</text:span></text:span></text:p>
      <text:p text:style-name="P40"><text:span text:style-name="Source_20_Text"><text:span text:style-name="T59"><text:s text:c="12"/></text:span></text:span><text:span text:style-name="Source_20_Text"><text:span text:style-name="T104">'action'</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104">'barcode'</text:span></text:span><text:span text:style-name="Source_20_Text"><text:span text:style-name="T69">,</text:span></text:span></text:p>
      <text:p text:style-name="P40"><text:span text:style-name="Source_20_Text"><text:span text:style-name="T59"><text:s text:c="8"/></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69">],</text:span></text:span></text:p>
      <text:p text:style-name="P20"/>
      <text:p text:style-name="P13"><text:span text:style-name="T5"><text:tab/>Os segmentos da string de rota (linha 4) podem ser constantes ou variáveis. Você pode definir os segmentos variáveis usando "curingas". Temos três segmentos: </text:span><text:span text:style-name="Source_20_Text"><text:span text:style-name="T6">barcode</text:span></text:span><text:span text:style-name="T5">, </text:span><text:span text:style-name="Source_20_Text"><text:span text:style-name="T6">:type</text:span></text:span><text:span text:style-name="T5">e </text:span><text:span text:style-name="Source_20_Text"><text:span text:style-name="T6">:label</text:span></text:span><text:span text:style-name="T5">. <text:tab/>O </text:span><text:span text:style-name="Source_20_Text"><text:span text:style-name="T6">barcode</text:span></text:span><text:span text:style-name="T5">segmento é constante, enquanto os dois últimos são curingas (o nome do curinga deve começar com dois pontos).</text:span></text:p>
      <text:p text:style-name="P13"><text:span text:style-name="T5"><text:tab/>Você especifica como um curinga deve ficar dentro da </text:span><text:span text:style-name="Source_20_Text"><text:span text:style-name="T6">constraints</text:span></text:span><text:span text:style-name="T5">subchave (linhas 5-8). <text:tab/>Definimos a expressão regular </text:span><text:span text:style-name="Source_20_Text"><text:span text:style-name="T6">[a-zA-Z][a-zA-Z0-9_-]*</text:span></text:span><text:span text:style-name="T5">que restringe nosso </text:span><text:span text:style-name="Source_20_Text"><text:span text:style-name="T6">:type</text:span></text:span><text:span text:style-name="T5"> curinga a começar com uma letra e (opcionalmente) conter várias letras, dígitos, sublinhados ou caracteres de menos. A restrição para o </text:span><text:span text:style-name="Source_20_Text"><text:span text:style-name="T6">:label</text:span></text:span><text:span text:style-name="T5">curinga é quase a mesma, mas esse segmento </text:span><text:soft-page-break/><text:span text:style-name="T5">pode começar com qualquer caractere permitido (letra, dígito, sublinhado ou caractere de sinal de menos).</text:span></text:p>
      <text:p text:style-name="P13"><text:span text:style-name="T5"><text:tab/>Segmentos opcionais podem ser colocados entre colchetes. Em nosso exemplo, temos os segmentos </text:span><text:span text:style-name="Source_20_Text"><text:span text:style-name="T6">:type</text:span></text:span><text:span text:style-name="T5">e como opcionais.</text:span><text:span text:style-name="Source_20_Text"><text:span text:style-name="T6">:label</text:span></text:span></text:p>
      <text:p text:style-name="P13"><text:span text:style-name="T5"><text:tab/>Nas linhas 9-12, definimos o </text:span><text:span text:style-name="Source_20_Text"><text:span text:style-name="T6">defaults</text:span></text:span><text:span text:style-name="T5">, os parâmetros que serão retornados pelo roteador. <text:tab/>Os padrões </text:span><text:span text:style-name="Source_20_Text"><text:span text:style-name="T6">controller</text:span></text:span><text:span text:style-name="T5">e </text:span><text:span text:style-name="Source_20_Text"><text:span text:style-name="T6">action</text:span></text:span><text:span text:style-name="T5">especificam qual controlador e método de ação executar na correspondência de rota.</text:span></text:p>
      <text:p text:style-name="P13"><text:span text:style-name="T5"><text:tab/>Em seguida, adicionamos o </text:span><text:span text:style-name="Source_20_Text"><text:span text:style-name="T6">barcodeAction()</text:span></text:span><text:span text:style-name="T5">método na </text:span><text:span text:style-name="Source_20_Text"><text:span text:style-name="T6">IndexController</text:span></text:span><text:span text:style-name="T5">classe:</text:span></text:p>
      <text:p text:style-name="P20"/>
      <text:p text:style-name="P40"><text:span text:style-name="Source_20_Text"><text:span text:style-name="T42">// Add name alias in the beginning of the file</text:span></text:span></text:p>
      <text:p text:style-name="P40"><text:span text:style-name="Source_20_Text"><text:span text:style-name="T50">use</text:span></text:span><text:span text:style-name="Source_20_Text"><text:span text:style-name="T58"> Zend</text:span></text:span><text:span text:style-name="Source_20_Text"><text:span text:style-name="T69">\</text:span></text:span><text:span text:style-name="Source_20_Text"><text:span text:style-name="T58">Barcode</text:span></text:span><text:span text:style-name="Source_20_Text"><text:span text:style-name="T69">\</text:span></text:span><text:span text:style-name="Source_20_Text"><text:span text:style-name="T58">Barcode</text:span></text:span><text:span text:style-name="Source_20_Text"><text:span text:style-name="T69">;</text:span></text:span></text:p>
      <text:p text:style-name="P64"/>
      <text:p text:style-name="P40"><text:span text:style-name="Source_20_Text"><text:span text:style-name="T42">// ...</text:span></text:span></text:p>
      <text:p text:style-name="P64"/>
      <text:p text:style-name="P40"><text:span text:style-name="Source_20_Text"><text:span text:style-name="T42">// The "barcode" action</text:span></text:span></text:p>
      <text:p text:style-name="P40"><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barcodeAction</text:span></text:span><text:span text:style-name="Source_20_Text"><text:span text:style-name="T69">()</text:span></text:span><text:span text:style-name="Source_20_Text"><text:span text:style-name="T58"> </text:span></text:span></text:p>
      <text:p text:style-name="P40"><text:span text:style-name="Source_20_Text"><text:span text:style-name="T69">{</text:span></text:span></text:p>
      <text:p text:style-name="P40"><text:span text:style-name="Source_20_Text"><text:span text:style-name="T59"><text:s text:c="2"/></text:span></text:span><text:span text:style-name="Source_20_Text"><text:span text:style-name="T42">// Get parameters from route.</text:span></text:span></text:p>
      <text:p text:style-name="P40"><text:span text:style-name="Source_20_Text"><text:span text:style-name="T59"><text:s text:c="4"/></text:span></text:span><text:span text:style-name="Source_20_Text"><text:span text:style-name="T76">$type</text:span></text:span><text:span text:style-name="Source_20_Text"><text:span text:style-name="T58"> </text:span></text:span><text:span text:style-name="Source_20_Text"><text:span text:style-name="T90">=</text:span></text:span><text:span text:style-name="Source_20_Text"><text:span text:style-name="T58"> $this</text:span></text:span><text:span text:style-name="Source_20_Text"><text:span text:style-name="T90">-&gt;</text:span></text:span><text:span text:style-name="Source_20_Text"><text:span text:style-name="T83">params</text:span></text:span><text:span text:style-name="Source_20_Text"><text:span text:style-name="T69">()</text:span></text:span><text:span text:style-name="Source_20_Text"><text:span text:style-name="T90">-&gt;</text:span></text:span><text:span text:style-name="Source_20_Text"><text:span text:style-name="T83">fromRoute</text:span></text:span><text:span text:style-name="Source_20_Text"><text:span text:style-name="T69">(</text:span></text:span><text:span text:style-name="Source_20_Text"><text:span text:style-name="T104">'type'</text:span></text:span><text:span text:style-name="Source_20_Text"><text:span text:style-name="T69">,</text:span></text:span><text:span text:style-name="Source_20_Text"><text:span text:style-name="T58"> </text:span></text:span><text:span text:style-name="Source_20_Text"><text:span text:style-name="T104">'code39'</text:span></text:span><text:span text:style-name="Source_20_Text"><text:span text:style-name="T69">);</text:span></text:span></text:p>
      <text:p text:style-name="P40"><text:span text:style-name="Source_20_Text"><text:span text:style-name="T59"><text:s text:c="4"/></text:span></text:span><text:span text:style-name="Source_20_Text"><text:span text:style-name="T76">$label</text:span></text:span><text:span text:style-name="Source_20_Text"><text:span text:style-name="T58"> </text:span></text:span><text:span text:style-name="Source_20_Text"><text:span text:style-name="T90">=</text:span></text:span><text:span text:style-name="Source_20_Text"><text:span text:style-name="T58"> $this</text:span></text:span><text:span text:style-name="Source_20_Text"><text:span text:style-name="T90">-&gt;</text:span></text:span><text:span text:style-name="Source_20_Text"><text:span text:style-name="T83">params</text:span></text:span><text:span text:style-name="Source_20_Text"><text:span text:style-name="T69">()</text:span></text:span><text:span text:style-name="Source_20_Text"><text:span text:style-name="T90">-&gt;</text:span></text:span><text:span text:style-name="Source_20_Text"><text:span text:style-name="T83">fromRoute</text:span></text:span><text:span text:style-name="Source_20_Text"><text:span text:style-name="T69">(</text:span></text:span><text:span text:style-name="Source_20_Text"><text:span text:style-name="T104">'label'</text:span></text:span><text:span text:style-name="Source_20_Text"><text:span text:style-name="T69">,</text:span></text:span><text:span text:style-name="Source_20_Text"><text:span text:style-name="T58"> </text:span></text:span><text:span text:style-name="Source_20_Text"><text:span text:style-name="T104">'HELLO-WORLD'</text:span></text:span><text:span text:style-name="Source_20_Text"><text:span text:style-name="T69">);</text:span></text:span></text:p>
      <text:p text:style-name="P62"><text:span text:style-name="Source_20_Text"><text:span text:style-name="T59"><text:s text:c="8"/></text:span></text:span></text:p>
      <text:p text:style-name="P40"><text:span text:style-name="Source_20_Text"><text:span text:style-name="T59"><text:s text:c="4"/></text:span></text:span><text:span text:style-name="Source_20_Text"><text:span text:style-name="T42">// Set barcode options.</text:span></text:span></text:p>
      <text:p text:style-name="P40"><text:span text:style-name="Source_20_Text"><text:span text:style-name="T59"><text:s text:c="4"/></text:span></text:span><text:span text:style-name="Source_20_Text"><text:span text:style-name="T76">$barcodeOptions</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69">[</text:span></text:span><text:span text:style-name="Source_20_Text"><text:span text:style-name="T104">'text'</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76">$label</text:span></text:span><text:span text:style-name="Source_20_Text"><text:span text:style-name="T69">];</text:span></text:span><text:span text:style-name="Source_20_Text"><text:span text:style-name="T58"> <text:s text:c="7"/></text:span></text:span></text:p>
      <text:p text:style-name="P40"><text:span text:style-name="Source_20_Text"><text:span text:style-name="T59"><text:s text:c="4"/></text:span></text:span><text:span text:style-name="Source_20_Text"><text:span text:style-name="T76">$rendererOptions</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69">[];</text:span></text:span></text:p>
      <text:p text:style-name="P62"><text:span text:style-name="Source_20_Text"><text:span text:style-name="T59"><text:s text:c="8"/></text:span></text:span></text:p>
      <text:p text:style-name="P40"><text:span text:style-name="Source_20_Text"><text:span text:style-name="T59"><text:s text:c="4"/></text:span></text:span><text:span text:style-name="Source_20_Text"><text:span text:style-name="T42">// Create barcode object</text:span></text:span></text:p>
      <text:p text:style-name="P40"><text:span text:style-name="Source_20_Text"><text:span text:style-name="T59"><text:s text:c="4"/></text:span></text:span><text:span text:style-name="Source_20_Text"><text:span text:style-name="T76">$barcode</text:span></text:span><text:span text:style-name="Source_20_Text"><text:span text:style-name="T58"> </text:span></text:span><text:span text:style-name="Source_20_Text"><text:span text:style-name="T90">=</text:span></text:span><text:span text:style-name="Source_20_Text"><text:span text:style-name="T58"> Barcode</text:span></text:span><text:span text:style-name="Source_20_Text"><text:span text:style-name="T69">::</text:span></text:span><text:span text:style-name="Source_20_Text"><text:span text:style-name="T83">factory</text:span></text:span><text:span text:style-name="Source_20_Text"><text:span text:style-name="T69">(</text:span></text:span><text:span text:style-name="Source_20_Text"><text:span text:style-name="T76">$type</text:span></text:span><text:span text:style-name="Source_20_Text"><text:span text:style-name="T69">,</text:span></text:span><text:span text:style-name="Source_20_Text"><text:span text:style-name="T58"> </text:span></text:span><text:span text:style-name="Source_20_Text"><text:span text:style-name="T104">'image'</text:span></text:span><text:span text:style-name="Source_20_Text"><text:span text:style-name="T69">,</text:span></text:span><text:span text:style-name="Source_20_Text"><text:span text:style-name="T58"> </text:span></text:span></text:p>
      <text:p text:style-name="P40"><text:span text:style-name="Source_20_Text"><text:span text:style-name="T59"><text:s text:c="17"/></text:span></text:span><text:span text:style-name="Source_20_Text"><text:span text:style-name="T76">$barcodeOptions</text:span></text:span><text:span text:style-name="Source_20_Text"><text:span text:style-name="T69">,</text:span></text:span><text:span text:style-name="Source_20_Text"><text:span text:style-name="T58"> </text:span></text:span><text:span text:style-name="Source_20_Text"><text:span text:style-name="T76">$rendererOptions</text:span></text:span><text:span text:style-name="Source_20_Text"><text:span text:style-name="T69">);</text:span></text:span></text:p>
      <text:p text:style-name="P62"><text:span text:style-name="Source_20_Text"><text:span text:style-name="T59"><text:s text:c="8"/></text:span></text:span></text:p>
      <text:p text:style-name="P40"><text:span text:style-name="Source_20_Text"><text:span text:style-name="T59"><text:s text:c="4"/></text:span></text:span><text:span text:style-name="Source_20_Text"><text:span text:style-name="T42">// The line below will output barcode image to standard </text:span></text:span></text:p>
      <text:p text:style-name="P40"><text:span text:style-name="Source_20_Text"><text:span text:style-name="T59"><text:s text:c="4"/></text:span></text:span><text:span text:style-name="Source_20_Text"><text:span text:style-name="T42">// output stream.</text:span></text:span></text:p>
      <text:p text:style-name="P40"><text:span text:style-name="Source_20_Text"><text:span text:style-name="T59"><text:s text:c="4"/></text:span></text:span><text:span text:style-name="Source_20_Text"><text:span text:style-name="T76">$barcode</text:span></text:span><text:span text:style-name="Source_20_Text"><text:span text:style-name="T90">-&gt;</text:span></text:span><text:span text:style-name="Source_20_Text"><text:span text:style-name="T83">render</text:span></text:span><text:span text:style-name="Source_20_Text"><text:span text:style-name="T69">();</text:span></text:span></text:p>
      <text:p text:style-name="P64"/>
      <text:p text:style-name="P40"><text:span text:style-name="Source_20_Text"><text:span text:style-name="T59"><text:s text:c="4"/></text:span></text:span><text:span text:style-name="Source_20_Text"><text:span text:style-name="T42">// Return Response object to disable default view rendering. </text:span></text:span></text:p>
      <text:p text:style-name="P40"><text:span text:style-name="Source_20_Text"><text:span text:style-name="T59"><text:s text:c="4"/></text:span></text:span><text:span text:style-name="Source_20_Text"><text:span text:style-name="T50">return</text:span></text:span><text:span text:style-name="Source_20_Text"><text:span text:style-name="T58"> $this</text:span></text:span><text:span text:style-name="Source_20_Text"><text:span text:style-name="T90">-&gt;</text:span></text:span><text:span text:style-name="Source_20_Text"><text:span text:style-name="T83">getResponse</text:span></text:span><text:span text:style-name="Source_20_Text"><text:span text:style-name="T69">();</text:span></text:span></text:p>
      <text:p text:style-name="P40"><text:span text:style-name="Source_20_Text"><text:span text:style-name="T69">}</text:span></text:span><text:span text:style-name="Source_20_Text"><text:span text:style-name="T58"> <text:s/></text:span></text:span></text:p>
      <text:p text:style-name="P20"/>
      <text:p text:style-name="P13"><text:span text:style-name="T5"><text:tab/>Nas linhas 10-11, obtemos os valores de </text:span><text:span text:style-name="Source_20_Text"><text:span text:style-name="T6">type</text:span></text:span><text:span text:style-name="T5">e </text:span><text:span text:style-name="Source_20_Text"><text:span text:style-name="T6">label</text:span></text:span><text:span text:style-name="T5">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11">Params</text:span></text:span></text:a><text:span text:style-name="T5">do plugin do controlador </text:span><text:span text:style-name="Source_20_Text"><text:span text:style-name="T6">fromRoute()</text:span></text:span><text:span text:style-name="T5">. Analogamente ao </text:span><text:span text:style-name="Source_20_Text"><text:span text:style-name="T6">fromQuery()</text:span></text:span><text:span text:style-name="T5">método, ele recebe dois argumentos: o nome da variável e seu valor padrão.</text:span></text:p>
      <text:p text:style-name="P13"><text:span text:style-name="T5"><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11">Zend\Barcode</text:span></text:span></text:a><text:span text:style-name="T5">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111">Barcode</text:span></text:span></text:a><text:span text:style-name="T5">objeto com o método factory. Finalmente, na linha 23, renderizamos o arquivo de imagem despejando-o no fluxo de saída do PHP.</text:span></text:p>
      <text:p text:style-name="P72"><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12">Zend\Barcode</text:span></text:span></text:a><text:span text:style-name="T18">é um componente auxiliar usado para geração de várias imagens de código de barras. Para obter informações adicionais sobre este componente, consulte a seção correspondente do manual de referência do Zend Framework.</text:span></text:p>
      <text:p text:style-name="P20"/>
      <text:p text:style-name="P13"><text:span text:style-name="T5">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11">Response</text:span></text:span></text:a><text:span text:style-name="T5">objeto para suprimir a renderização da visualização padrão.</text:span></text:p>
      <text:p text:style-name="P13"><text:span text:style-name="T5">Agora, insira a URL " </text:span><text:a xlink:type="simple" xlink:href="http://localhost/barcode" text:style-name="Internet_20_link" text:visited-style-name="Visited_20_Internet_20_Link"><text:span text:style-name="T1">http :// localhost / barcode</text:span></text:a><text:span text:style-name="T5"> " em seu navegador para ver a imagem do código de barras (mostrada na figura 5.6):</text:span></text:p>
      <text:p text:style-name="P20"/>
      <text:p text:style-name="P22"><text:span text:style-name="T132"><draw:a xlink:type="simple" xlink:href="https://olegkrivtsov.github.io/using-zend-framework-3-book/html/en/images/routing/barcode.png" office:target-frame-name="_blank" xlink:show="new"><draw:frame draw:style-name="fr3"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32">Figura 5.6. Uma imagem de código de barras de exemplo</text:p>
      <text:p text:style-name="P60"/>
      <text:p text:style-name="P60"><text:tab/>Como temos os curingas na rota, você pode passar os parâmetros type e label da imagem do código de barras na URL. Abaixo, vários exemplos de URL são fornecidos (os códigos de barras correspondentes são apresentados na figura 5.7):</text:p>
      <text:p text:style-name="P60"/>
      <text:p text:style-name="P40"><text:span text:style-name="Source_20_Text"><text:span text:style-name="T58">a. </text:span></text:span><text:a xlink:type="simple" xlink:href="http://localhost/barcode/code39/HELLO-WORLD" text:style-name="Internet_20_link" text:visited-style-name="Visited_20_Internet_20_Link"><text:span text:style-name="Source_20_Text"><text:span text:style-name="T3">http://localhost/barcode/code39/HELLO-WORLD</text:span></text:span></text:a></text:p>
      <text:p text:style-name="P40"><text:span text:style-name="Source_20_Text"><text:span text:style-name="T58">b. </text:span></text:span><text:a xlink:type="simple" xlink:href="http://localhost/barcode/leitcode/12345" text:style-name="Internet_20_link" text:visited-style-name="Visited_20_Internet_20_Link"><text:span text:style-name="Source_20_Text"><text:span text:style-name="T3">http://localhost/barcode/leitcode/12345</text:span></text:span></text:a></text:p>
      <text:p text:style-name="P40"><text:span text:style-name="Source_20_Text"><text:span text:style-name="T58">c. </text:span></text:span><text:a xlink:type="simple" xlink:href="http://localhost/barcode/identcode/98765453212" text:style-name="Internet_20_link" text:visited-style-name="Visited_20_Internet_20_Link"><text:span text:style-name="Source_20_Text"><text:span text:style-name="T3">http://localhost/barcode/identcode/98765453212</text:span></text:span></text:a></text:p>
      <text:p text:style-name="P40"><text:span text:style-name="Source_20_Text"><text:span text:style-name="T58">d. </text:span></text:span><text:a xlink:type="simple" xlink:href="http://localhost/barcode/postnet/123456" text:style-name="Internet_20_link" text:visited-style-name="Visited_20_Internet_20_Link"><text:span text:style-name="Source_20_Text"><text:span text:style-name="T3">http://localhost/barcode/postnet/123456</text:span></text:span></text:a></text:p>
      <text:p text:style-name="P40"><text:span text:style-name="Source_20_Text"><text:span text:style-name="T58">e. </text:span></text:span><text:a xlink:type="simple" xlink:href="http://localhost/barcode/planet/1234567890123" text:style-name="Internet_20_link" text:visited-style-name="Visited_20_Internet_20_Link"><text:span text:style-name="Source_20_Text"><text:span text:style-name="T3">http://localhost/barcode/planet/1234567890123</text:span></text:span></text:a></text:p>
      <text:p text:style-name="P40"><text:span text:style-name="Source_20_Text"><text:span text:style-name="T58">f. </text:span></text:span><text:a xlink:type="simple" xlink:href="http://localhost/barcode/upca/12345678901" text:style-name="Internet_20_link" text:visited-style-name="Visited_20_Internet_20_Link"><text:span text:style-name="Source_20_Text"><text:span text:style-name="T3">http://localhost/barcode/upca/12345678901</text:span></text:span></text:a></text:p>
      <text:p text:style-name="P40"><text:span text:style-name="Source_20_Text"><text:span text:style-name="T58">g. </text:span></text:span><text:a xlink:type="simple" xlink:href="http://localhost/barcode/code128/ABCDEF" text:style-name="Internet_20_link" text:visited-style-name="Visited_20_Internet_20_Link"><text:span text:style-name="Source_20_Text"><text:span text:style-name="T3">http://localhost/barcode/code128/ABCDEF</text:span></text:span></text:a></text:p>
      <text:p text:style-name="P40"><text:span text:style-name="Source_20_Text"><text:span text:style-name="T58">h. </text:span></text:span><text:a xlink:type="simple" xlink:href="http://localhost/barcode/ean2/12" text:style-name="Internet_20_link" text:visited-style-name="Visited_20_Internet_20_Link"><text:span text:style-name="Source_20_Text"><text:span text:style-name="T3">http://localhost/barcode/ean2/12</text:span></text:span></text:a></text:p>
      <text:p text:style-name="P82"/>
      <text:p text:style-name="P81"><text:line-break/><text:span text:style-name="T4"><draw:a xlink:type="simple" xlink:href="https://olegkrivtsov.github.io/using-zend-framework-3-book/html/en/images/routing/barcodes.png" office:target-frame-name="_blank" xlink:show="new"><draw:frame draw:style-name="fr2"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22"> </text:span></text:p>
      <text:p text:style-name="P83">Figure 5.7. Barcode types</text:p>
      <text:h text:style-name="P57" text:outline-level="2"><text:bookmark text:name="Regex_Route_Type"/><text:soft-page-break/>5.7. Tipo de rota Regex</text:h>
      <text:p text:style-name="P13"><text:span text:style-name="T5"><text:tab/>O tipo de rota de expressão regular ( </text:span><text:span text:style-name="Emphasis"><text:span text:style-name="T16">Regex</text:span></text:span><text:span text:style-name="T5"> ) é útil se você tiver URLs que possam ser correspondidas com uma expressão regular.</text:span></text:p>
      <text:p text:style-name="P13"><text:span text:style-name="T5">Por exemplo, suponha que você queira criar um sistema de documentação simples para seu site. A documentação consistiria em páginas "estáticas" mapeadas para URLs como </text:span><text:span text:style-name="Emphasis"><text:span text:style-name="T16">/doc/&lt;page_name&gt;.html</text:span></text:span><text:span text:style-name="T5"> .</text:span></text:p>
      <text:p text:style-name="P20"/>
      <text:p text:style-name="P68"><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20"/>
      <text:p text:style-name="P13"><text:span text:style-name="T5"><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6">IndexController::docAction()</text:span></text:span><text:span text:style-name="T5">.</text:span></text:p>
      <text:p text:style-name="P13"><text:span text:style-name="T5">Primeiro, adicionamos a rota </text:span><text:span text:style-name="Emphasis"><text:span text:style-name="T16">Regex chamada "doc" ao arquivo module.config.php</text:span></text:span><text:span text:style-name="T5"> :</text:span></text:p>
      <text:p text:style-name="P20"/>
      <text:p text:style-name="P40"><text:span text:style-name="Source_20_Text"><text:span text:style-name="T104">'doc'</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4"/></text:span></text:span><text:span text:style-name="Source_20_Text"><text:span text:style-name="T104">'type'</text:span></text:span><text:span text:style-name="Source_20_Text"><text:span text:style-name="T58"> </text:span></text:span><text:span text:style-name="Source_20_Text"><text:span text:style-name="T90">=&gt;</text:span></text:span><text:span text:style-name="Source_20_Text"><text:span text:style-name="T58"> Regex</text:span></text:span><text:span text:style-name="Source_20_Text"><text:span text:style-name="T69">::</text:span></text:span><text:span text:style-name="Source_20_Text"><text:span text:style-name="T50">class</text:span></text:span><text:span text:style-name="Source_20_Text"><text:span text:style-name="T69">,</text:span></text:span></text:p>
      <text:p text:style-name="P40"><text:span text:style-name="Source_20_Text"><text:span text:style-name="T59"><text:s text:c="4"/></text:span></text:span><text:span text:style-name="Source_20_Text"><text:span text:style-name="T104">'option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8"/></text:span></text:span><text:span text:style-name="Source_20_Text"><text:span text:style-name="T104">'regex'</text:span></text:span><text:span text:style-name="Source_20_Text"><text:span text:style-name="T58"> <text:s text:c="3"/></text:span></text:span><text:span text:style-name="Source_20_Text"><text:span text:style-name="T90">=&gt;</text:span></text:span><text:span text:style-name="Source_20_Text"><text:span text:style-name="T58"> '</text:span></text:span><text:span text:style-name="Source_20_Text"><text:span text:style-name="T90">/</text:span></text:span><text:span text:style-name="Source_20_Text"><text:span text:style-name="T83">doc</text:span></text:span><text:span text:style-name="Source_20_Text"><text:span text:style-name="T69">(</text:span></text:span><text:span text:style-name="Source_20_Text"><text:span text:style-name="T90">?</text:span></text:span><text:span text:style-name="Source_20_Text"><text:span text:style-name="T69">&lt;</text:span></text:span><text:span text:style-name="Source_20_Text"><text:span text:style-name="T97">page</text:span></text:span><text:span text:style-name="Source_20_Text"><text:span text:style-name="T69">&gt;</text:span></text:span><text:span text:style-name="Source_20_Text"><text:span text:style-name="T58">\</text:span></text:span><text:span text:style-name="Source_20_Text"><text:span text:style-name="T90">/</text:span></text:span><text:span text:style-name="Source_20_Text"><text:span text:style-name="T69">[</text:span></text:span><text:span text:style-name="Source_20_Text"><text:span text:style-name="T58">a</text:span></text:span><text:span text:style-name="Source_20_Text"><text:span text:style-name="T90">-</text:span></text:span><text:span text:style-name="Source_20_Text"><text:span text:style-name="T58">zA</text:span></text:span><text:span text:style-name="Source_20_Text"><text:span text:style-name="T90">-</text:span></text:span><text:span text:style-name="Source_20_Text"><text:span text:style-name="T97">Z0</text:span></text:span><text:span text:style-name="Source_20_Text"><text:span text:style-name="T90">-</text:span></text:span><text:span text:style-name="Source_20_Text"><text:span text:style-name="T97">9_</text:span></text:span><text:span text:style-name="Source_20_Text"><text:span text:style-name="T58">\</text:span></text:span><text:span text:style-name="Source_20_Text"><text:span text:style-name="T90">-</text:span></text:span><text:span text:style-name="Source_20_Text"><text:span text:style-name="T69">]</text:span></text:span><text:span text:style-name="Source_20_Text"><text:span text:style-name="T90">+</text:span></text:span><text:span text:style-name="Source_20_Text"><text:span text:style-name="T69">)</text:span></text:span><text:span text:style-name="Source_20_Text"><text:span text:style-name="T58">\</text:span></text:span><text:span text:style-name="Source_20_Text"><text:span text:style-name="T69">.</text:span></text:span><text:span text:style-name="Source_20_Text"><text:span text:style-name="T58">html'</text:span></text:span><text:span text:style-name="Source_20_Text"><text:span text:style-name="T69">,</text:span></text:span></text:p>
      <text:p text:style-name="P40"><text:span text:style-name="Source_20_Text"><text:span text:style-name="T59"><text:s text:c="8"/></text:span></text:span><text:span text:style-name="Source_20_Text"><text:span text:style-name="T104">'default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12"/></text:span></text:span><text:span text:style-name="Source_20_Text"><text:span text:style-name="T104">'controller'</text:span></text:span><text:span text:style-name="Source_20_Text"><text:span text:style-name="T58"> </text:span></text:span><text:span text:style-name="Source_20_Text"><text:span text:style-name="T90">=&gt;</text:span></text:span><text:span text:style-name="Source_20_Text"><text:span text:style-name="T58"> Controller</text:span></text:span><text:span text:style-name="Source_20_Text"><text:span text:style-name="T69">\</text:span></text:span><text:span text:style-name="Source_20_Text"><text:span text:style-name="T58">IndexController</text:span></text:span><text:span text:style-name="Source_20_Text"><text:span text:style-name="T69">::</text:span></text:span><text:span text:style-name="Source_20_Text"><text:span text:style-name="T50">class</text:span></text:span><text:span text:style-name="Source_20_Text"><text:span text:style-name="T69">,</text:span></text:span></text:p>
      <text:p text:style-name="P40"><text:span text:style-name="Source_20_Text"><text:span text:style-name="T59"><text:s text:c="12"/></text:span></text:span><text:span text:style-name="Source_20_Text"><text:span text:style-name="T104">'action'</text:span></text:span><text:span text:style-name="Source_20_Text"><text:span text:style-name="T58"> <text:s text:c="4"/></text:span></text:span><text:span text:style-name="Source_20_Text"><text:span text:style-name="T90">=&gt;</text:span></text:span><text:span text:style-name="Source_20_Text"><text:span text:style-name="T58"> </text:span></text:span><text:span text:style-name="Source_20_Text"><text:span text:style-name="T104">'doc'</text:span></text:span><text:span text:style-name="Source_20_Text"><text:span text:style-name="T69">,</text:span></text:span></text:p>
      <text:p text:style-name="P40"><text:span text:style-name="Source_20_Text"><text:span text:style-name="T59"><text:s text:c="8"/></text:span></text:span><text:span text:style-name="Source_20_Text"><text:span text:style-name="T69">],</text:span></text:span></text:p>
      <text:p text:style-name="P40"><text:span text:style-name="Source_20_Text"><text:span text:style-name="T59"><text:s text:c="8"/></text:span></text:span><text:span text:style-name="Source_20_Text"><text:span text:style-name="T104">'spec'</text:span></text:span><text:span text:style-name="Source_20_Text"><text:span text:style-name="T90">=&gt;</text:span></text:span><text:span text:style-name="Source_20_Text"><text:span text:style-name="T104">'/doc/%page%.html'</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69">],</text:span></text:span></text:p>
      <text:p text:style-name="P20"/>
      <text:p text:style-name="P13"><text:span text:style-name="T5"><text:tab/>A linha 2 define o tipo de </text:span><text:span text:style-name="Emphasis"><text:span text:style-name="T16">Regex</text:span></text:span><text:span text:style-name="T5"> para a rota. Na linha 4, temos a expressão regular </text:span><text:span text:style-name="Source_20_Text"><text:span text:style-name="T6">/doc(?&lt;page&gt;\/[a-zA-Z0-9_\-]+)\.html</text:span></text:span><text:span text:style-name="T5">.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5"> nomeada , que será retornada pelo roteador ao combinar com os parâmetros padrão.</text:span></text:p>
      <text:p text:style-name="P13"><text:span text:style-name="T5"><text:tab/>A linha 9 contém a </text:span><text:span text:style-name="Source_20_Text"><text:span text:style-name="T6">spec</text:span></text:span><text:span text:style-name="T5">opção, que é usada para gerar URLs por rota (discutiremos a geração de URLs por rota posteriormente neste capítulo).</text:span></text:p>
      <text:p text:style-name="P20"/>
      <text:p text:style-name="P12"><text:span text:style-name="T138">6)</text:span><text:span text:style-name="T137"> Em expressões regulares PHP PCRE, é possível nomear um subpadrão usando a sintaxe </text:span><text:span text:style-name="Source_20_Text"><text:span text:style-name="T138">(?P&lt;name&gt;pattern)</text:span></text:span><text:span text:style-name="T137">. Este subpadrão será então indexado na matriz de </text:span><text:span text:style-name="Emphasis"><text:span text:style-name="T139">correspondências por seu nome.</text:span></text:span></text:p>
      <text:p text:style-name="P12"><text:span text:style-name="Emphasis"><text:span text:style-name="T136"/></text:span></text:p>
      <text:p text:style-name="P12"><text:soft-page-break/><text:span text:style-name="Emphasis"><text:span text:style-name="T136"/></text:span></text:p>
      <text:p text:style-name="P72"><text:span text:style-name="T18"><text:tab/>Não se esqueça de adicionar a seguinte linha no início do </text:span><text:span text:style-name="Source_20_Text"><text:span text:style-name="T19">module.config.php</text:span></text:span><text:span text:style-name="T18">arquivo:</text:span></text:p>
      <text:p text:style-name="P72"><text:span text:style-name="Source_20_Text"><text:span text:style-name="T19">use Zend\Router\Http\Regex;</text:span></text:span></text:p>
      <text:p text:style-name="P20"/>
      <text:p text:style-name="P13"><text:span text:style-name="T5"><text:tab/>Em seguida, adicione a seguinte ação à </text:span><text:span text:style-name="Source_20_Text"><text:span text:style-name="T6">IndexController</text:span></text:span><text:span text:style-name="T5">classe:</text:span></text:p>
      <text:p text:style-name="P20"/>
      <text:p text:style-name="P40"><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docAction</text:span></text:span><text:span text:style-name="Source_20_Text"><text:span text:style-name="T69">()</text:span></text:span><text:span text:style-name="Source_20_Text"><text:span text:style-name="T58"> </text:span></text:span></text:p>
      <text:p text:style-name="P40"><text:span text:style-name="Source_20_Text"><text:span text:style-name="T69">{</text:span></text:span></text:p>
      <text:p text:style-name="P40"><text:span text:style-name="Source_20_Text"><text:span text:style-name="T59"><text:s text:c="4"/></text:span></text:span><text:span text:style-name="Source_20_Text"><text:span text:style-name="T76">$pageTemplate</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104">'application/index/doc'</text:span></text:span><text:span text:style-name="Source_20_Text"><text:span text:style-name="T69">.</text:span></text:span></text:p>
      <text:p text:style-name="P40"><text:span text:style-name="Source_20_Text"><text:span text:style-name="T59"><text:s text:c="8"/></text:span></text:span><text:span text:style-name="Source_20_Text"><text:span text:style-name="T58">$this</text:span></text:span><text:span text:style-name="Source_20_Text"><text:span text:style-name="T90">-&gt;</text:span></text:span><text:span text:style-name="Source_20_Text"><text:span text:style-name="T83">params</text:span></text:span><text:span text:style-name="Source_20_Text"><text:span text:style-name="T69">()</text:span></text:span><text:span text:style-name="Source_20_Text"><text:span text:style-name="T90">-&gt;</text:span></text:span><text:span text:style-name="Source_20_Text"><text:span text:style-name="T83">fromRoute</text:span></text:span><text:span text:style-name="Source_20_Text"><text:span text:style-name="T69">(</text:span></text:span><text:span text:style-name="Source_20_Text"><text:span text:style-name="T104">'page'</text:span></text:span><text:span text:style-name="Source_20_Text"><text:span text:style-name="T69">,</text:span></text:span><text:span text:style-name="Source_20_Text"><text:span text:style-name="T58"> </text:span></text:span><text:span text:style-name="Source_20_Text"><text:span text:style-name="T104">'documentation.phtml'</text:span></text:span><text:span text:style-name="Source_20_Text"><text:span text:style-name="T69">);</text:span></text:span><text:span text:style-name="Source_20_Text"><text:span text:style-name="T58"> <text:s text:c="7"/></text:span></text:span></text:p>
      <text:p text:style-name="P62"><text:span text:style-name="Source_20_Text"><text:span text:style-name="T59"><text:s text:c="2"/></text:span></text:span></text:p>
      <text:p text:style-name="P40"><text:span text:style-name="Source_20_Text"><text:span text:style-name="T59"><text:s text:c="4"/></text:span></text:span><text:span text:style-name="Source_20_Text"><text:span text:style-name="T76">$filePath</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97">__DIR__</text:span></text:span><text:span text:style-name="Source_20_Text"><text:span text:style-name="T69">.</text:span></text:span><text:span text:style-name="Source_20_Text"><text:span text:style-name="T104">'/../../view/'</text:span></text:span><text:span text:style-name="Source_20_Text"><text:span text:style-name="T69">.</text:span></text:span><text:span text:style-name="Source_20_Text"><text:span text:style-name="T76">$pageTemplate</text:span></text:span><text:span text:style-name="Source_20_Text"><text:span text:style-name="T69">.</text:span></text:span><text:span text:style-name="Source_20_Text"><text:span text:style-name="T104">'.phtml'</text:span></text:span><text:span text:style-name="Source_20_Text"><text:span text:style-name="T69">;</text:span></text:span></text:p>
      <text:p text:style-name="P40"><text:span text:style-name="Source_20_Text"><text:span text:style-name="T59"><text:s text:c="4"/></text:span></text:span><text:span text:style-name="Source_20_Text"><text:span text:style-name="T50">if</text:span></text:span><text:span text:style-name="Source_20_Text"><text:span text:style-name="T69">(</text:span></text:span><text:span text:style-name="Source_20_Text"><text:span text:style-name="T90">!</text:span></text:span><text:span text:style-name="Source_20_Text"><text:span text:style-name="T83">file_exists</text:span></text:span><text:span text:style-name="Source_20_Text"><text:span text:style-name="T69">(</text:span></text:span><text:span text:style-name="Source_20_Text"><text:span text:style-name="T76">$filePath</text:span></text:span><text:span text:style-name="Source_20_Text"><text:span text:style-name="T69">)</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90">!</text:span></text:span><text:span text:style-name="Source_20_Text"><text:span text:style-name="T83">is_readable</text:span></text:span><text:span text:style-name="Source_20_Text"><text:span text:style-name="T69">(</text:span></text:span><text:span text:style-name="Source_20_Text"><text:span text:style-name="T76">$filePath</text:span></text:span><text:span text:style-name="Source_20_Text"><text:span text:style-name="T69">))</text:span></text:span><text:span text:style-name="Source_20_Text"><text:span text:style-name="T58"> </text:span></text:span><text:span text:style-name="Source_20_Text"><text:span text:style-name="T69">{</text:span></text:span></text:p>
      <text:p text:style-name="P40"><text:span text:style-name="Source_20_Text"><text:span text:style-name="T59"><text:s text:c="8"/></text:span></text:span><text:span text:style-name="Source_20_Text"><text:span text:style-name="T58">$this</text:span></text:span><text:span text:style-name="Source_20_Text"><text:span text:style-name="T90">-&gt;</text:span></text:span><text:span text:style-name="Source_20_Text"><text:span text:style-name="T83">getResponse</text:span></text:span><text:span text:style-name="Source_20_Text"><text:span text:style-name="T69">()</text:span></text:span><text:span text:style-name="Source_20_Text"><text:span text:style-name="T90">-&gt;</text:span></text:span><text:span text:style-name="Source_20_Text"><text:span text:style-name="T83">setStatusCode</text:span></text:span><text:span text:style-name="Source_20_Text"><text:span text:style-name="T69">(</text:span></text:span><text:span text:style-name="Source_20_Text"><text:span text:style-name="T97">404</text:span></text:span><text:span text:style-name="Source_20_Text"><text:span text:style-name="T69">);</text:span></text:span></text:p>
      <text:p text:style-name="P40"><text:span text:style-name="Source_20_Text"><text:span text:style-name="T59"><text:s text:c="8"/></text:span></text:span><text:span text:style-name="Source_20_Text"><text:span text:style-name="T50">return</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62"><text:span text:style-name="Source_20_Text"><text:span text:style-name="T59"><text:s text:c="8"/></text:span></text:span></text:p>
      <text:p text:style-name="P40"><text:span text:style-name="Source_20_Text"><text:span text:style-name="T59"><text:s text:c="4"/></text:span></text:span><text:span text:style-name="Source_20_Text"><text:span text:style-name="T76">$viewModel</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50">new</text:span></text:span><text:span text:style-name="Source_20_Text"><text:span text:style-name="T58"> ViewModel</text:span></text:span><text:span text:style-name="Source_20_Text"><text:span text:style-name="T69">([</text:span></text:span></text:p>
      <text:p text:style-name="P40"><text:span text:style-name="Source_20_Text"><text:span text:style-name="T59"><text:s text:c="12"/></text:span></text:span><text:span text:style-name="Source_20_Text"><text:span text:style-name="T104">'page'</text:span></text:span><text:span text:style-name="Source_20_Text"><text:span text:style-name="T90">=&gt;</text:span></text:span><text:span text:style-name="Source_20_Text"><text:span text:style-name="T76">$pageTemplate</text:span></text:span></text:p>
      <text:p text:style-name="P40"><text:span text:style-name="Source_20_Text"><text:span text:style-name="T59"><text:s text:c="8"/></text:span></text:span><text:span text:style-name="Source_20_Text"><text:span text:style-name="T69">]);</text:span></text:span></text:p>
      <text:p text:style-name="P40"><text:span text:style-name="Source_20_Text"><text:span text:style-name="T59"><text:s text:c="4"/></text:span></text:span><text:span text:style-name="Source_20_Text"><text:span text:style-name="T76">$viewModel</text:span></text:span><text:span text:style-name="Source_20_Text"><text:span text:style-name="T90">-&gt;</text:span></text:span><text:span text:style-name="Source_20_Text"><text:span text:style-name="T83">setTemplate</text:span></text:span><text:span text:style-name="Source_20_Text"><text:span text:style-name="T69">(</text:span></text:span><text:span text:style-name="Source_20_Text"><text:span text:style-name="T76">$pageTemplate</text:span></text:span><text:span text:style-name="Source_20_Text"><text:span text:style-name="T69">);</text:span></text:span></text:p>
      <text:p text:style-name="P62"><text:span text:style-name="Source_20_Text"><text:span text:style-name="T59"><text:s text:c="8"/></text:span></text:span></text:p>
      <text:p text:style-name="P40"><text:span text:style-name="Source_20_Text"><text:span text:style-name="T59"><text:s text:c="4"/></text:span></text:span><text:span text:style-name="Source_20_Text"><text:span text:style-name="T50">return</text:span></text:span><text:span text:style-name="Source_20_Text"><text:span text:style-name="T58"> </text:span></text:span><text:span text:style-name="Source_20_Text"><text:span text:style-name="T76">$viewModel</text:span></text:span><text:span text:style-name="Source_20_Text"><text:span text:style-name="T69">;</text:span></text:span></text:p>
      <text:p text:style-name="P40"><text:span text:style-name="Source_20_Text"><text:span text:style-name="T69">}</text:span></text:span></text:p>
      <text:p text:style-name="P20"/>
      <text:p text:style-name="P13"><text:span text:style-name="T5"><text:tab/>Nas linhas 3-4 acima, recuperamos o </text:span><text:span text:style-name="Source_20_Text"><text:span text:style-name="T6">page</text:span></text:span><text:span text:style-name="T5">parâmetro de route (lembra da "página" chamada capture de nossa expressão regular?) e o salvamos como a </text:span><text:span text:style-name="Source_20_Text"><text:span text:style-name="T6">$pageTemplate</text:span></text:span><text:span text:style-name="T5">variável. <text:tab/>Usaremos a </text:span><text:span text:style-name="Source_20_Text"><text:span text:style-name="T6">$pageTemplate</text:span></text:span><text:span text:style-name="T5">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1">ViewModel</text:span></text:span></text:a><text:span text:style-name="T5">variável container e na linha 15 definimos explicitamente o nome do modelo de visualização para renderização.</text:span></text:p>
      <text:p text:style-name="P13"><text:span text:style-name="T5"><text:tab/>Para ver o sistema de documentação em ação, crie alguns arquivos de modelo de visualização "estática": a página Índice ( </text:span><text:span text:style-name="Source_20_Text"><text:span text:style-name="T6">contents.phtml</text:span></text:span><text:span text:style-name="T5">) e a página Introdução ( </text:span><text:span text:style-name="Source_20_Text"><text:span text:style-name="T6">introduction.phtml</text:span></text:span><text:span text:style-name="T5">). Crie o subdiretório </text:span><text:span text:style-name="Emphasis"><text:span text:style-name="T16">doc no diretório view/application/index</text:span></text:span><text:span text:style-name="T5"> do </text:span><text:span text:style-name="Source_20_Text"><text:span text:style-name="T6">Application</text:span></text:span><text:span text:style-name="T5">módulo e coloque o template de view </text:span><text:span text:style-name="Emphasis"><text:span text:style-name="T16">contents.phtml lá:</text:span></text:span></text:p>
      <text:p text:style-name="P13"><text:span text:style-name="Emphasis"><text:span text:style-name="T16"/></text:span></text:p>
      <text:p text:style-name="P40"><text:span text:style-name="Source_20_Text"><text:span text:style-name="T69">&lt;</text:span></text:span><text:span text:style-name="Source_20_Text"><text:span text:style-name="T97">h1</text:span></text:span><text:span text:style-name="Source_20_Text"><text:span text:style-name="T69">&gt;</text:span></text:span><text:span text:style-name="Source_20_Text"><text:span text:style-name="T58">Table of Contents</text:span></text:span><text:span text:style-name="Source_20_Text"><text:span text:style-name="T69">&lt;/</text:span></text:span><text:span text:style-name="Source_20_Text"><text:span text:style-name="T97">h1</text:span></text:span><text:span text:style-name="Source_20_Text"><text:span text:style-name="T69">&gt;</text:span></text:span></text:p>
      <text:p text:style-name="P40"><text:span text:style-name="Source_20_Text"><text:span text:style-name="T69">&lt;</text:span></text:span><text:span text:style-name="Source_20_Text"><text:span text:style-name="T97">ul</text:span></text:span><text:span text:style-name="Source_20_Text"><text:span text:style-name="T69">&gt;</text:span></text:span></text:p>
      <text:p text:style-name="P40"><text:span text:style-name="Source_20_Text"><text:span text:style-name="T59"><text:s text:c="4"/></text:span></text:span><text:span text:style-name="Source_20_Text"><text:span text:style-name="T69">&lt;</text:span></text:span><text:span text:style-name="Source_20_Text"><text:span text:style-name="T97">li</text:span></text:span><text:span text:style-name="Source_20_Text"><text:span text:style-name="T69">&gt;</text:span></text:span></text:p>
      <text:p text:style-name="P40"><text:span text:style-name="Source_20_Text"><text:span text:style-name="T59"><text:s text:c="8"/></text:span></text:span><text:span text:style-name="Source_20_Text"><text:span text:style-name="T69">&lt;</text:span></text:span><text:span text:style-name="Source_20_Text"><text:span text:style-name="T97">a </text:span></text:span><text:span text:style-name="Source_20_Text"><text:span text:style-name="T104">href</text:span></text:span><text:span text:style-name="Source_20_Text"><text:span text:style-name="T69">="</text:span></text:span><text:span text:style-name="Source_20_Text"><text:span text:style-name="T50">&lt;?</text:span></text:span><text:span text:style-name="Source_20_Text"><text:span text:style-name="T90">=</text:span></text:span><text:span text:style-name="Source_20_Text"><text:span text:style-name="T50"> $this</text:span></text:span><text:span text:style-name="Source_20_Text"><text:span text:style-name="T90">-&gt;</text:span></text:span><text:span text:style-name="Source_20_Text"><text:span text:style-name="T83">url</text:span></text:span><text:span text:style-name="Source_20_Text"><text:span text:style-name="T69">(</text:span></text:span><text:span text:style-name="Source_20_Text"><text:span text:style-name="T104">'doc'</text:span></text:span><text:span text:style-name="Source_20_Text"><text:span text:style-name="T69">,</text:span></text:span><text:span text:style-name="Source_20_Text"><text:span text:style-name="T50"> </text:span></text:span><text:span text:style-name="Source_20_Text"><text:span text:style-name="T69">[</text:span></text:span><text:span text:style-name="Source_20_Text"><text:span text:style-name="T104">'page'</text:span></text:span><text:span text:style-name="Source_20_Text"><text:span text:style-name="T90">=&gt;</text:span></text:span><text:span text:style-name="Source_20_Text"><text:span text:style-name="T104">'introduction'</text:span></text:span><text:span text:style-name="Source_20_Text"><text:span text:style-name="T69">]);</text:span></text:span><text:span text:style-name="Source_20_Text"><text:span text:style-name="T50"> ?&gt;</text:span></text:span><text:span text:style-name="Source_20_Text"><text:span text:style-name="T69">"&gt;</text:span></text:span></text:p>
      <text:p text:style-name="P62"><text:span text:style-name="Source_20_Text"><text:span text:style-name="T59"><text:s text:c="12"/></text:span></text:span><text:span text:style-name="Source_20_Text"><text:span text:style-name="T58">Introduction</text:span></text:span></text:p>
      <text:p text:style-name="P40"><text:span text:style-name="Source_20_Text"><text:span text:style-name="T59"><text:s text:c="8"/></text:span></text:span><text:span text:style-name="Source_20_Text"><text:span text:style-name="T69">&lt;/</text:span></text:span><text:span text:style-name="Source_20_Text"><text:span text:style-name="T97">a</text:span></text:span><text:span text:style-name="Source_20_Text"><text:span text:style-name="T69">&gt;</text:span></text:span></text:p>
      <text:p text:style-name="P40"><text:soft-page-break/><text:span text:style-name="Source_20_Text"><text:span text:style-name="T59"><text:s text:c="4"/></text:span></text:span><text:span text:style-name="Source_20_Text"><text:span text:style-name="T69">&lt;/</text:span></text:span><text:span text:style-name="Source_20_Text"><text:span text:style-name="T97">li</text:span></text:span><text:span text:style-name="Source_20_Text"><text:span text:style-name="T69">&gt;</text:span></text:span><text:span text:style-name="Source_20_Text"><text:span text:style-name="T58"> <text:s/></text:span></text:span></text:p>
      <text:p text:style-name="P40"><text:span text:style-name="Source_20_Text"><text:span text:style-name="T69">&lt;/</text:span></text:span><text:span text:style-name="Source_20_Text"><text:span text:style-name="T97">ul</text:span></text:span><text:span text:style-name="Source_20_Text"><text:span text:style-name="T69">&gt;</text:span></text:span></text:p>
      <text:p text:style-name="P20"/>
      <text:p text:style-name="P13"><text:span text:style-name="T5"><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1">Url</text:span></text:span></text:a><text:span text:style-name="T5">auxiliar de visualização (para mais detalhes sobre o auxiliar </text:span><text:span text:style-name="Source_20_Text"><text:span text:style-name="T6">Url</text:span></text:span><text:span text:style-name="T5">[Zend\View\Helper\Url], veja mais seções neste capítulo).</text:span></text:p>
      <text:p text:style-name="P13"><text:span text:style-name="T5">Em seguida, adicione a página de </text:span><text:span text:style-name="Emphasis"><text:span text:style-name="T16">introdução.phtml</text:span></text:span><text:span text:style-name="T5"> no mesmo diretório </text:span><text:span text:style-name="Emphasis"><text:span text:style-name="T16">doc</text:span></text:span><text:span text:style-name="T5"> :</text:span></text:p>
      <text:p text:style-name="P20"/>
      <text:p text:style-name="P40"><text:span text:style-name="Source_20_Text"><text:span text:style-name="T69">&lt;</text:span></text:span><text:span text:style-name="Source_20_Text"><text:span text:style-name="T97">h1</text:span></text:span><text:span text:style-name="Source_20_Text"><text:span text:style-name="T69">&gt;</text:span></text:span><text:span text:style-name="Source_20_Text"><text:span text:style-name="T58">Introduction</text:span></text:span><text:span text:style-name="Source_20_Text"><text:span text:style-name="T69">&lt;/</text:span></text:span><text:span text:style-name="Source_20_Text"><text:span text:style-name="T97">h1</text:span></text:span><text:span text:style-name="Source_20_Text"><text:span text:style-name="T69">&gt;</text:span></text:span></text:p>
      <text:p text:style-name="P64"/>
      <text:p text:style-name="P40"><text:span text:style-name="Source_20_Text"><text:span text:style-name="T69">&lt;</text:span></text:span><text:span text:style-name="Source_20_Text"><text:span text:style-name="T97">p</text:span></text:span><text:span text:style-name="Source_20_Text"><text:span text:style-name="T69">&gt;</text:span></text:span><text:span text:style-name="Source_20_Text"><text:span text:style-name="T58">Some introductory materials</text:span></text:span><text:span text:style-name="Source_20_Text"><text:span text:style-name="T69">.&lt;/</text:span></text:span><text:span text:style-name="Source_20_Text"><text:span text:style-name="T97">p</text:span></text:span><text:span text:style-name="Source_20_Text"><text:span text:style-name="T69">&gt;</text:span></text:span></text:p>
      <text:p text:style-name="P2"/>
      <text:p text:style-name="P2"><text:tab/>Nas linhas acima, definimos a marcação HTML para a página de introdução simples.</text:p>
      <text:p text:style-name="P13"><text:span text:style-name="T5"><text:tab/>Agora, se você abrir a URL " </text:span><text:a xlink:type="simple" xlink:href="http://localhost/doc/contents.html" text:style-name="Internet_20_link" text:visited-style-name="Visited_20_Internet_20_Link"><text:span text:style-name="T1">http :// localhost / doc / contents . html</text:span></text:a><text:span text:style-name="T5"> " no seu navegador, você deverá ver um sistema de documentação simples que você pode estender e usar em seu site (figura 5.8):</text:span></text:p>
      <text:p text:style-name="P20"/>
      <text:p text:style-name="P23"><text:span text:style-name="T132"><draw:a xlink:type="simple" xlink:href="https://olegkrivtsov.github.io/using-zend-framework-3-book/html/en/images/routing/static_page.png" office:target-frame-name="_blank" xlink:show="new"><draw:frame draw:style-name="fr1"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113">Figura 5.8. Página "Estática"</text:p>
      <text:p text:style-name="P20"/>
      <text:p text:style-name="P13"><text:soft-page-break/><text:span text:style-name="T5"><text:tab/>Clicar no link </text:span><text:span text:style-name="Emphasis"><text:span text:style-name="T16">Introdução</text:span></text:span><text:span text:style-name="T5"> irá direcioná-lo para a página estática "Introdução". Você também pode adicionar outras páginas ao diretório </text:span><text:span text:style-name="Emphasis"><text:span text:style-name="T16">doc</text:span></text:span><text:span text:style-name="T5"> para disponibilizá-las automaticamente para os usuários do site por meio de nossa rota </text:span><text:span text:style-name="Emphasis"><text:span text:style-name="T16">Regex .</text:span></text:span></text:p>
      <text:p text:style-name="P13"><text:span text:style-name="Emphasis"><text:span text:style-name="T16"/></text:span></text:p>
      <text:p text:style-name="P72"><text:span text:style-name="T18"><text:tab/>Uma desvantagem desse sistema de documentação é que ele não funciona bem se você colocar páginas aninhadas em subdiretórios no diretório </text:span><text:span text:style-name="Emphasis"><text:span text:style-name="T21">doc</text:span></text:span><text:span text:style-name="T18"> . O motivo dessa limitação está na maneira como a rota </text:span><text:span text:style-name="Emphasis"><text:span text:style-name="T21">Regex</text:span></text:span><text:span text:style-name="T18"> monta URLs. Você não pode gerar URLs contendo caracteres de barra, pois esses caracteres "inseguros" serão automaticamente codificados por URL. Resolveremos esse problema com nosso tipo de rota personalizado que criaremos no final deste capítulo.</text:span></text:p>
      <text:p text:style-name="P59"/>
      <text:h text:style-name="P57" text:outline-level="2"><text:bookmark text:name="Other_Route_Types"/>5.8. Outros tipos de rota</text:h>
      <text:p text:style-name="P13"><text:span text:style-name="T5"><text:tab/>Os tipos de rota </text:span><text:span text:style-name="Emphasis"><text:span text:style-name="T16">Hostname</text:span></text:span><text:span text:style-name="T5"> , </text:span><text:span text:style-name="Emphasis"><text:span text:style-name="T16">Scheme</text:span></text:span><text:span text:style-name="T5"> e </text:span><text:span text:style-name="Emphasis"><text:span text:style-name="T16">Method</text:span></text:span><text:span text:style-name="T5"> são usados ​​com menos frequência em comparação com os tipos de rota mencionados anteriormente.</text:span></text:p>
      <text:h text:style-name="P10" text:outline-level="3"><text:bookmark text:name="Hostname"/>5.8.1. nome de anfitrião</text:h>
      <text:p text:style-name="P13"><text:span text:style-name="T5"><text:tab/>O tipo de rota </text:span><text:span text:style-name="Emphasis"><text:span text:style-name="T16">Hostname</text:span></text:span><text:span text:style-name="T5">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124">7</text:span></text:a><text:span text:style-name="T5"> , que deve atender vários sites ao mesmo tempo, cada site usando um subdomínio diferente. Nesse caso, você definirá a rota </text:span><text:span text:style-name="Emphasis"><text:span text:style-name="T16">Hostname</text:span></text:span><text:span text:style-name="T5"> como pai e aninhará rotas filhas de outros tipos dentro dela:</text:span></text:p>
      <text:p text:style-name="P13"><text:span text:style-name="T5"/></text:p>
      <text:p text:style-name="P38"><text:span text:style-name="T129">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38"/>
      <text:p text:style-name="P40"><text:span text:style-name="Source_20_Text"><text:span text:style-name="T104">'routename'</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4"/></text:span></text:span><text:span text:style-name="Source_20_Text"><text:span text:style-name="T104">'type'</text:span></text:span><text:span text:style-name="Source_20_Text"><text:span text:style-name="T58"> </text:span></text:span><text:span text:style-name="Source_20_Text"><text:span text:style-name="T90">=&gt;</text:span></text:span><text:span text:style-name="Source_20_Text"><text:span text:style-name="T58"> Hostname</text:span></text:span><text:span text:style-name="Source_20_Text"><text:span text:style-name="T69">::</text:span></text:span><text:span text:style-name="Source_20_Text"><text:span text:style-name="T50">class</text:span></text:span><text:span text:style-name="Source_20_Text"><text:span text:style-name="T69">,</text:span></text:span></text:p>
      <text:p text:style-name="P40"><text:span text:style-name="Source_20_Text"><text:span text:style-name="T59"><text:s text:c="4"/></text:span></text:span><text:span text:style-name="Source_20_Text"><text:span text:style-name="T104">'option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8"/></text:span></text:span><text:span text:style-name="Source_20_Text"><text:span text:style-name="T104">'route'</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104">':</text:span></text:span><text:a xlink:type="simple" xlink:href="http://subdomain.yourserver.com/" text:style-name="Internet_20_link" text:visited-style-name="Visited_20_Internet_20_Link"><text:span text:style-name="Source_20_Text"><text:span text:style-name="T125">subdomain.yourserver.com</text:span></text:span></text:a><text:span text:style-name="Source_20_Text"><text:span text:style-name="T104">'</text:span></text:span><text:span text:style-name="Source_20_Text"><text:span text:style-name="T69">,</text:span></text:span></text:p>
      <text:p text:style-name="P40"><text:span text:style-name="Source_20_Text"><text:span text:style-name="T59"><text:s text:c="8"/></text:span></text:span><text:span text:style-name="Source_20_Text"><text:span text:style-name="T104">'constraint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12"/></text:span></text:span><text:span text:style-name="Source_20_Text"><text:span text:style-name="T104">'subdomain'</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104">'[a-zA-Z][a-zA-Z0-9_-]*'</text:span></text:span></text:p>
      <text:p text:style-name="P40"><text:span text:style-name="Source_20_Text"><text:span text:style-name="T59"><text:s text:c="8"/></text:span></text:span><text:span text:style-name="Source_20_Text"><text:span text:style-name="T69">],</text:span></text:span></text:p>
      <text:p text:style-name="P40"><text:span text:style-name="Source_20_Text"><text:span text:style-name="T59"><text:s text:c="8"/></text:span></text:span><text:span text:style-name="Source_20_Text"><text:span text:style-name="T104">'default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span text:style-name="Source_20_Text"><text:span text:style-name="T58"> <text:s text:c="7"/></text:span></text:span></text:p>
      <text:p text:style-name="P40"><text:span text:style-name="Source_20_Text"><text:span text:style-name="T59"><text:s text:c="8"/></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59"><text:s text:c="4"/></text:span></text:span><text:span text:style-name="Source_20_Text"><text:span text:style-name="T104">'child_routes'</text:span></text:span><text:span text:style-name="Source_20_Text"><text:span text:style-name="T90">=&gt;</text:span></text:span><text:span text:style-name="Source_20_Text"><text:span text:style-name="T69">[</text:span></text:span></text:p>
      <text:p text:style-name="P40"><text:span text:style-name="Source_20_Text"><text:span text:style-name="T59"><text:s text:c="8"/></text:span></text:span><text:span text:style-name="Source_20_Text"><text:span text:style-name="T42">//...</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69">],</text:span></text:span></text:p>
      <text:p text:style-name="P13"><text:span text:style-name="T5"/></text:p>
      <text:p text:style-name="P13"><text:soft-page-break/><text:span text:style-name="T5"><text:tab/>No exemplo acima, na linha 1 definimos a rota que possui o tipo </text:span><text:span text:style-name="Emphasis"><text:span text:style-name="T16">Hostname</text:span></text:span><text:span text:style-name="T5"> . A </text:span><text:span text:style-name="Source_20_Text"><text:span text:style-name="T6">route</text:span></text:span><text:span text:style-name="T5">opção (linha 4) define o nome de domínio para corresponder. O </text:span><text:span text:style-name="Source_20_Text"><text:span text:style-name="T6">:subdomain</text:span></text:span><text:span text:style-name="T5">é um curinga, que pode assumir diferentes valores de subdomínio. A </text:span><text:span text:style-name="Source_20_Text"><text:span text:style-name="T6">constraints</text:span></text:span><text:span text:style-name="T5">chave define a expressão regular que este parâmetro de subdomínio deve corresponder. A rota </text:span><text:span text:style-name="Emphasis"><text:span text:style-name="T16">Hostname</text:span></text:span><text:span text:style-name="T5"> irá diferenciar seus domínios, então cada site irá se comportar de forma diferente, dependendo do valor do </text:span><text:span text:style-name="Source_20_Text"><text:span text:style-name="T6">subdomain</text:span></text:span><text:span text:style-name="T5">parâmetro retornado:</text:span></text:p>
      <text:p text:style-name="P13"><text:span text:style-name="T5"/></text:p>
      <text:p text:style-name="P40"><text:span text:style-name="Source_20_Text"><text:span text:style-name="T42">// An example of an action that uses parameters returned by </text:span></text:span></text:p>
      <text:p text:style-name="P40"><text:span text:style-name="Source_20_Text"><text:span text:style-name="T42">// Hostname route.</text:span></text:span></text:p>
      <text:p text:style-name="P40"><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someAction</text:span></text:span><text:span text:style-name="Source_20_Text"><text:span text:style-name="T69">()</text:span></text:span><text:span text:style-name="Source_20_Text"><text:span text:style-name="T58"> </text:span></text:span></text:p>
      <text:p text:style-name="P40"><text:span text:style-name="Source_20_Text"><text:span text:style-name="T69">{</text:span></text:span></text:p>
      <text:p text:style-name="P40"><text:span text:style-name="Source_20_Text"><text:span text:style-name="T59"><text:s text:c="4"/></text:span></text:span><text:span text:style-name="Source_20_Text"><text:span text:style-name="T42">// Get the 'subdomain' parameter from the route.</text:span></text:span></text:p>
      <text:p text:style-name="P40"><text:span text:style-name="Source_20_Text"><text:span text:style-name="T59"><text:s text:c="4"/></text:span></text:span><text:span text:style-name="Source_20_Text"><text:span text:style-name="T76">$subdomain</text:span></text:span><text:span text:style-name="Source_20_Text"><text:span text:style-name="T58"> </text:span></text:span><text:span text:style-name="Source_20_Text"><text:span text:style-name="T90">=</text:span></text:span><text:span text:style-name="Source_20_Text"><text:span text:style-name="T58"> $this</text:span></text:span><text:span text:style-name="Source_20_Text"><text:span text:style-name="T90">-&gt;</text:span></text:span><text:span text:style-name="Source_20_Text"><text:span text:style-name="T83">params</text:span></text:span><text:span text:style-name="Source_20_Text"><text:span text:style-name="T69">()</text:span></text:span><text:span text:style-name="Source_20_Text"><text:span text:style-name="T90">-&gt;</text:span></text:span><text:span text:style-name="Source_20_Text"><text:span text:style-name="T83">fromRoute</text:span></text:span><text:span text:style-name="Source_20_Text"><text:span text:style-name="T69">(</text:span></text:span><text:span text:style-name="Source_20_Text"><text:span text:style-name="T104">'subdomain'</text:span></text:span><text:span text:style-name="Source_20_Text"><text:span text:style-name="T69">,</text:span></text:span><text:span text:style-name="Source_20_Text"><text:span text:style-name="T58"> </text:span></text:span><text:span text:style-name="Source_20_Text"><text:span text:style-name="T50">null</text:span></text:span><text:span text:style-name="Source_20_Text"><text:span text:style-name="T69">);</text:span></text:span></text:p>
      <text:p text:style-name="P62"><text:span text:style-name="Source_20_Text"><text:span text:style-name="T59"><text:s text:c="2"/></text:span></text:span></text:p>
      <text:p text:style-name="P40"><text:span text:style-name="Source_20_Text"><text:span text:style-name="T59"><text:s text:c="4"/></text:span></text:span><text:span text:style-name="Source_20_Text"><text:span text:style-name="T42">// Use different logic based on sub-domain.</text:span></text:span></text:p>
      <text:p text:style-name="P40"><text:span text:style-name="Source_20_Text"><text:span text:style-name="T59"><text:s text:c="4"/></text:span></text:span><text:span text:style-name="Source_20_Text"><text:span text:style-name="T42">//... <text:s text:c="14"/></text:span></text:span></text:p>
      <text:p text:style-name="P62"><text:span text:style-name="Source_20_Text"><text:span text:style-name="T59"><text:s text:c="16"/></text:span></text:span></text:p>
      <text:p text:style-name="P40"><text:span text:style-name="Source_20_Text"><text:span text:style-name="T59"><text:s text:c="4"/></text:span></text:span><text:span text:style-name="Source_20_Text"><text:span text:style-name="T42">// Render the view template.</text:span></text:span></text:p>
      <text:p text:style-name="P40"><text:span text:style-name="Source_20_Text"><text:span text:style-name="T59"><text:s text:c="4"/></text:span></text:span><text:span text:style-name="Source_20_Text"><text:span text:style-name="T50">return</text:span></text:span><text:span text:style-name="Source_20_Text"><text:span text:style-name="T58"> </text:span></text:span><text:span text:style-name="Source_20_Text"><text:span text:style-name="T50">new</text:span></text:span><text:span text:style-name="Source_20_Text"><text:span text:style-name="T58"> ViewModel</text:span></text:span><text:span text:style-name="Source_20_Text"><text:span text:style-name="T69">();</text:span></text:span></text:p>
      <text:p text:style-name="P40"><text:span text:style-name="Source_20_Text"><text:span text:style-name="T69">}</text:span></text:span></text:p>
      <text:h text:style-name="P10" text:outline-level="3"/>
      <text:h text:style-name="P10" text:outline-level="3"><text:bookmark text:name="Scheme"/>5.8.2. Esquema</text:h>
      <text:p text:style-name="P13"><text:span text:style-name="T5"><text:tab/>O tipo de rota </text:span><text:span text:style-name="Emphasis"><text:span text:style-name="T16">Scheme</text:span></text:span><text:span text:style-name="T5">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124">8</text:span></text:a><text:span text:style-name="T5"> de maneiras diferentes.</text:span></text:p>
      <text:p text:style-name="P13"><text:span text:style-name="T5"/></text:p>
      <text:p text:style-name="P38"><text:span text:style-name="T129">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13"><text:span text:style-name="T5"/></text:p>
      <text:p text:style-name="P13"><text:span text:style-name="T5"><text:tab/>A configuração típica da rota </text:span><text:span text:style-name="Emphasis"><text:span text:style-name="T16">do Scheme</text:span></text:span><text:span text:style-name="T5"> é apresentada abaixo:</text:span></text:p>
      <text:p text:style-name="P40"><text:span text:style-name="Source_20_Text"><text:span text:style-name="T104">'routename'</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4"/></text:span></text:span><text:span text:style-name="Source_20_Text"><text:span text:style-name="T104">'type'</text:span></text:span><text:span text:style-name="Source_20_Text"><text:span text:style-name="T58"> </text:span></text:span><text:span text:style-name="Source_20_Text"><text:span text:style-name="T90">=&gt;</text:span></text:span><text:span text:style-name="Source_20_Text"><text:span text:style-name="T58"> Scheme</text:span></text:span><text:span text:style-name="Source_20_Text"><text:span text:style-name="T69">::</text:span></text:span><text:span text:style-name="Source_20_Text"><text:span text:style-name="T50">class</text:span></text:span><text:span text:style-name="Source_20_Text"><text:span text:style-name="T69">,</text:span></text:span></text:p>
      <text:p text:style-name="P40"><text:span text:style-name="Source_20_Text"><text:span text:style-name="T59"><text:s text:c="4"/></text:span></text:span><text:span text:style-name="Source_20_Text"><text:span text:style-name="T104">'option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8"/></text:span></text:span><text:span text:style-name="Source_20_Text"><text:span text:style-name="T104">'scheme'</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104">'https'</text:span></text:span><text:span text:style-name="Source_20_Text"><text:span text:style-name="T69">,</text:span></text:span></text:p>
      <text:p text:style-name="P40"><text:span text:style-name="Source_20_Text"><text:span text:style-name="T59"><text:s text:c="8"/></text:span></text:span><text:span text:style-name="Source_20_Text"><text:span text:style-name="T104">'default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12"/></text:span></text:span><text:span text:style-name="Source_20_Text"><text:span text:style-name="T104">'http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97">true</text:span></text:span><text:span text:style-name="Source_20_Text"><text:span text:style-name="T69">,</text:span></text:span></text:p>
      <text:p text:style-name="P40"><text:span text:style-name="Source_20_Text"><text:span text:style-name="T59"><text:s text:c="8"/></text:span></text:span><text:span text:style-name="Source_20_Text"><text:span text:style-name="T69">],</text:span></text:span><text:span text:style-name="Source_20_Text"><text:span text:style-name="T58"> <text:s text:c="3"/></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59"><text:s text:c="4"/></text:span></text:span><text:span text:style-name="Source_20_Text"><text:span text:style-name="T104">'child_routes'</text:span></text:span><text:span text:style-name="Source_20_Text"><text:span text:style-name="T90">=&gt;</text:span></text:span><text:span text:style-name="Source_20_Text"><text:span text:style-name="T69">[</text:span></text:span></text:p>
      <text:p text:style-name="P40"><text:span text:style-name="Source_20_Text"><text:span text:style-name="T59"><text:s text:c="8"/></text:span></text:span><text:span text:style-name="Source_20_Text"><text:span text:style-name="T42">//...</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69">],</text:span></text:span></text:p>
      <text:p text:style-name="P13"><text:soft-page-break/><text:span text:style-name="T5"><text:tab/>Acima, definimos a rota do tipo </text:span><text:span text:style-name="Emphasis"><text:span text:style-name="T16">Scheme</text:span></text:span><text:span text:style-name="T5"> . Leva a </text:span><text:span text:style-name="Source_20_Text"><text:span text:style-name="T6">scheme</text:span></text:span><text:span text:style-name="T5">opção, que deve ser o esquema para corresponder (como </text:span><text:span text:style-name="Source_20_Text"><text:span text:style-name="T6">http</text:span></text:span><text:span text:style-name="T5">ou </text:span><text:span text:style-name="Source_20_Text"><text:span text:style-name="T6">https</text:span></text:span><text:span text:style-name="T5">). Se o esquema na URL da solicitação HTTP for exatamente igual à </text:span><text:span text:style-name="Source_20_Text"><text:span text:style-name="T6">scheme</text:span></text:span><text:span text:style-name="T5">opção, a rota será considerada correspondente. Você pode usar a </text:span><text:span text:style-name="Source_20_Text"><text:span text:style-name="T6">defaults</text:span></text:span><text:span text:style-name="T5">chave para retornar alguns parâmetros na correspondência de rota. No exemplo acima, o </text:span><text:span text:style-name="Source_20_Text"><text:span text:style-name="T6">https</text:span></text:span><text:span text:style-name="T5">parâmetro booleano será retornado.</text:span></text:p>
      <text:p text:style-name="P13"><text:span text:style-name="T5"/></text:p>
      <text:h text:style-name="P10" text:outline-level="3"><text:bookmark text:name="Method"/>5.8.3. Método</text:h>
      <text:p text:style-name="P13"><text:span text:style-name="T5"><text:tab/>O tipo de rota </text:span><text:span text:style-name="Emphasis"><text:span text:style-name="T16">Method</text:span></text:span><text:span text:style-name="T5"> pode ser usado se você precisar direcionar solicitações </text:span><text:span text:style-name="Emphasis"><text:span text:style-name="T16">GET</text:span></text:span><text:span text:style-name="T5"> e </text:span><text:span text:style-name="Emphasis"><text:span text:style-name="T16">POST</text:span></text:span><text:span text:style-name="T5"> para diferentes ações do controlador. Sua configuração típica é apresentada a seguir:</text:span></text:p>
      <text:p text:style-name="P13"><text:span text:style-name="T5"/></text:p>
      <text:p text:style-name="P40"><text:span text:style-name="Source_20_Text"><text:span text:style-name="T104">'routename'</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4"/></text:span></text:span><text:span text:style-name="Source_20_Text"><text:span text:style-name="T104">'type'</text:span></text:span><text:span text:style-name="Source_20_Text"><text:span text:style-name="T58"> </text:span></text:span><text:span text:style-name="Source_20_Text"><text:span text:style-name="T90">=&gt;</text:span></text:span><text:span text:style-name="Source_20_Text"><text:span text:style-name="T58"> Method</text:span></text:span><text:span text:style-name="Source_20_Text"><text:span text:style-name="T69">::</text:span></text:span><text:span text:style-name="Source_20_Text"><text:span text:style-name="T50">class</text:span></text:span><text:span text:style-name="Source_20_Text"><text:span text:style-name="T69">,</text:span></text:span></text:p>
      <text:p text:style-name="P40"><text:span text:style-name="Source_20_Text"><text:span text:style-name="T59"><text:s text:c="4"/></text:span></text:span><text:span text:style-name="Source_20_Text"><text:span text:style-name="T104">'option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p>
      <text:p text:style-name="P40"><text:span text:style-name="Source_20_Text"><text:span text:style-name="T59"><text:s text:c="8"/></text:span></text:span><text:span text:style-name="Source_20_Text"><text:span text:style-name="T104">'verb'</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104">'post'</text:span></text:span><text:span text:style-name="Source_20_Text"><text:span text:style-name="T69">,</text:span></text:span></text:p>
      <text:p text:style-name="P40"><text:span text:style-name="Source_20_Text"><text:span text:style-name="T59"><text:s text:c="8"/></text:span></text:span><text:span text:style-name="Source_20_Text"><text:span text:style-name="T104">'defaults'</text:span></text:span><text:span text:style-name="Source_20_Text"><text:span text:style-name="T58"> </text:span></text:span><text:span text:style-name="Source_20_Text"><text:span text:style-name="T90">=&gt;</text:span></text:span><text:span text:style-name="Source_20_Text"><text:span text:style-name="T58"> </text:span></text:span><text:span text:style-name="Source_20_Text"><text:span text:style-name="T69">[</text:span></text:span><text:span text:style-name="Source_20_Text"><text:span text:style-name="T58"> <text:s text:c="7"/></text:span></text:span></text:p>
      <text:p text:style-name="P40"><text:span text:style-name="Source_20_Text"><text:span text:style-name="T59"><text:s text:c="8"/></text:span></text:span><text:span text:style-name="Source_20_Text"><text:span text:style-name="T69">],</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59"><text:s text:c="4"/></text:span></text:span><text:span text:style-name="Source_20_Text"><text:span text:style-name="T104">'child_routes'</text:span></text:span><text:span text:style-name="Source_20_Text"><text:span text:style-name="T90">=&gt;</text:span></text:span><text:span text:style-name="Source_20_Text"><text:span text:style-name="T69">[</text:span></text:span></text:p>
      <text:p text:style-name="P40"><text:span text:style-name="Source_20_Text"><text:span text:style-name="T59"><text:s text:c="8"/></text:span></text:span><text:span text:style-name="Source_20_Text"><text:span text:style-name="T42">//...</text:span></text:span></text:p>
      <text:p text:style-name="P40"><text:span text:style-name="Source_20_Text"><text:span text:style-name="T59"><text:s text:c="4"/></text:span></text:span><text:span text:style-name="Source_20_Text"><text:span text:style-name="T69">],</text:span></text:span></text:p>
      <text:p text:style-name="P40"><text:span text:style-name="Source_20_Text"><text:span text:style-name="T69">],</text:span></text:span></text:p>
      <text:p text:style-name="P13"><text:span text:style-name="T5"/></text:p>
      <text:p text:style-name="P13"><text:span text:style-name="T5"><text:tab/>Acima, definimos a rota que possui o tipo </text:span><text:span text:style-name="Emphasis"><text:span text:style-name="T16">Method</text:span></text:span><text:span text:style-name="T5"> . Leva a </text:span><text:span text:style-name="Source_20_Text"><text:span text:style-name="T6">verb </text:span></text:span><text:span text:style-name="T5">opção, que pode ser a lista separada por vírgulas de verbos HTTP aceitáveis (como </text:span><text:span text:style-name="Emphasis"><text:span text:style-name="T16">get</text:span></text:span><text:span text:style-name="T5"> , </text:span><text:span text:style-name="Emphasis"><text:span text:style-name="T16">post</text:span></text:span><text:span text:style-name="T5"> , </text:span><text:span text:style-name="Emphasis"><text:span text:style-name="T16">put</text:span></text:span><text:span text:style-name="T5"> , etc.)</text:span></text:p>
      <text:p text:style-name="P59"/>
      <text:h text:style-name="P57" text:outline-level="2"><text:bookmark text:name="Extracting_Parameters_from_Route"/>5.9. Extraindo parâmetros da rota</text:h>
      <text:p text:style-name="P13"><text:span text:style-name="T5"><text:tab/>Na correspondência de rota, o roteador (classe de rota de nível superior) retorna alguns parâmetros: os "defaults" (parâmetros listados na </text:span><text:span text:style-name="Source_20_Text"><text:span text:style-name="T6">defaults</text:span></text:span><text:span text:style-name="T5">seção de configuração de roteamento) mais quaisquer parâmetros curinga extraídos da string de URL.</text:span></text:p>
      <text:p text:style-name="P2"><text:tab/>Em seu controlador, muitas vezes você precisará recuperar esses parâmetros. Já fizemos isso nos exemplos acima. Nesta seção, faremos um resumo.</text:p>
      <text:p text:style-name="P13"><text:span text:style-name="T5"><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11">Params</text:span></text:span></text:a><text:span text:style-name="T5">plug-in do controlador e seu </text:span><text:span text:style-name="Source_20_Text"><text:span text:style-name="T6">fromRoute()</text:span></text:span><text:span text:style-name="T5">método, que recebe dois argumentos: o nome do parâmetro a ser recuperado e o valor a ser retornado se o parâmetro não estiver presente.</text:span></text:p>
      <text:p text:style-name="P13"><text:soft-page-break/><text:span text:style-name="T5"><text:tab/>O </text:span><text:span text:style-name="Source_20_Text"><text:span text:style-name="T6">fromRoute()</text:span></text:span><text:span text:style-name="T5">método também pode ser usado para recuperar todos os parâmetros de uma vez como um array. Para fazer isso, chame os </text:span><text:span text:style-name="Source_20_Text"><text:span text:style-name="T6">fromRoute()</text:span></text:span><text:span text:style-name="T5">argumentos sem, conforme mostrado no exemplo abaixo:</text:span></text:p>
      <text:p text:style-name="P13"><text:span text:style-name="T5"/></text:p>
      <text:p text:style-name="P40"><text:span text:style-name="Source_20_Text"><text:span text:style-name="T42">// An example action.</text:span></text:span></text:p>
      <text:p text:style-name="P40"><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someAction</text:span></text:span><text:span text:style-name="Source_20_Text"><text:span text:style-name="T69">()</text:span></text:span><text:span text:style-name="Source_20_Text"><text:span text:style-name="T58"> </text:span></text:span></text:p>
      <text:p text:style-name="P40"><text:span text:style-name="Source_20_Text"><text:span text:style-name="T69">{</text:span></text:span></text:p>
      <text:p text:style-name="P40"><text:span text:style-name="Source_20_Text"><text:span text:style-name="T59"><text:s text:c="4"/></text:span></text:span><text:span text:style-name="Source_20_Text"><text:span text:style-name="T42">// Get the single 'id' parameter from route.</text:span></text:span></text:p>
      <text:p text:style-name="P40"><text:span text:style-name="Source_20_Text"><text:span text:style-name="T59"><text:s text:c="4"/></text:span></text:span><text:span text:style-name="Source_20_Text"><text:span text:style-name="T76">$id</text:span></text:span><text:span text:style-name="Source_20_Text"><text:span text:style-name="T58"> </text:span></text:span><text:span text:style-name="Source_20_Text"><text:span text:style-name="T90">=</text:span></text:span><text:span text:style-name="Source_20_Text"><text:span text:style-name="T58"> $this</text:span></text:span><text:span text:style-name="Source_20_Text"><text:span text:style-name="T90">-&gt;</text:span></text:span><text:span text:style-name="Source_20_Text"><text:span text:style-name="T83">params</text:span></text:span><text:span text:style-name="Source_20_Text"><text:span text:style-name="T69">()</text:span></text:span><text:span text:style-name="Source_20_Text"><text:span text:style-name="T90">-&gt;</text:span></text:span><text:span text:style-name="Source_20_Text"><text:span text:style-name="T83">fromRoute</text:span></text:span><text:span text:style-name="Source_20_Text"><text:span text:style-name="T69">(</text:span></text:span><text:span text:style-name="Source_20_Text"><text:span text:style-name="T104">'id'</text:span></text:span><text:span text:style-name="Source_20_Text"><text:span text:style-name="T69">,</text:span></text:span><text:span text:style-name="Source_20_Text"><text:span text:style-name="T58"> </text:span></text:span><text:span text:style-name="Source_20_Text"><text:span text:style-name="T90">-</text:span></text:span><text:span text:style-name="Source_20_Text"><text:span text:style-name="T97">1</text:span></text:span><text:span text:style-name="Source_20_Text"><text:span text:style-name="T69">);</text:span></text:span></text:p>
      <text:p text:style-name="P62"><text:span text:style-name="Source_20_Text"><text:span text:style-name="T59"><text:s text:c="2"/></text:span></text:span></text:p>
      <text:p text:style-name="P40"><text:span text:style-name="Source_20_Text"><text:span text:style-name="T59"><text:s text:c="4"/></text:span></text:span><text:span text:style-name="Source_20_Text"><text:span text:style-name="T42">// Get all route parameters at once as an array.</text:span></text:span></text:p>
      <text:p text:style-name="P40"><text:span text:style-name="Source_20_Text"><text:span text:style-name="T59"><text:s text:c="4"/></text:span></text:span><text:span text:style-name="Source_20_Text"><text:span text:style-name="T76">$params</text:span></text:span><text:span text:style-name="Source_20_Text"><text:span text:style-name="T58"> </text:span></text:span><text:span text:style-name="Source_20_Text"><text:span text:style-name="T90">=</text:span></text:span><text:span text:style-name="Source_20_Text"><text:span text:style-name="T58"> $this</text:span></text:span><text:span text:style-name="Source_20_Text"><text:span text:style-name="T90">-&gt;</text:span></text:span><text:span text:style-name="Source_20_Text"><text:span text:style-name="T83">params</text:span></text:span><text:span text:style-name="Source_20_Text"><text:span text:style-name="T69">()</text:span></text:span><text:span text:style-name="Source_20_Text"><text:span text:style-name="T90">-&gt;</text:span></text:span><text:span text:style-name="Source_20_Text"><text:span text:style-name="T83">fromRoute</text:span></text:span><text:span text:style-name="Source_20_Text"><text:span text:style-name="T69">();</text:span></text:span></text:p>
      <text:p text:style-name="P62"><text:span text:style-name="Source_20_Text"><text:span text:style-name="T59"><text:s text:c="2"/></text:span></text:span></text:p>
      <text:p text:style-name="P40"><text:span text:style-name="Source_20_Text"><text:span text:style-name="T59"><text:s text:c="4"/></text:span></text:span><text:span text:style-name="Source_20_Text"><text:span text:style-name="T42">//...</text:span></text:span></text:p>
      <text:p text:style-name="P40"><text:span text:style-name="Source_20_Text"><text:span text:style-name="T69">}</text:span></text:span></text:p>
      <text:h text:style-name="P8" text:outline-level="3"/>
      <text:h text:style-name="P10" text:outline-level="3"><text:bookmark text:name="Retrieving_the_RouteMatch_and_the_Router_Object"/>5.9.1. Recuperando o RouteMatch e o objeto Router</text:h>
      <text:p text:style-name="P13"><text:span text:style-name="T5"><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1">Zend\Router\RouteMatch</text:span></text:span></text:a><text:span text:style-name="T5">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1">RouteMatch</text:span></text:span></text:a><text:span text:style-name="T5">classe estão listados na tabela 5.3:</text:span></text:p>
      <text:p text:style-name="P13"><text:span text:style-name="T5"/></text:p>
      <text:p text:style-name="P116">Tabela 5.3. Métodos da classe Zend\Router\RouteMatch</text:p>
      <table:table table:name="Tabela5" table:style-name="Tabela5">
        <table:table-column table:style-name="Tabela5.A"/>
        <table:table-column table:style-name="Tabela5.B"/>
        <table:table-header-rows>
          <table:table-row table:style-name="TableLine94059703870224">
            <table:table-cell table:style-name="Tabela5.A1" office:value-type="string">
              <text:p text:style-name="P94"><text:span text:style-name="Emphasis"><text:span text:style-name="T126">Nome do método</text:span></text:span></text:p>
            </table:table-cell>
            <table:table-cell table:style-name="Tabela5.A1" office:value-type="string">
              <text:p text:style-name="P94"><text:span text:style-name="Emphasis"><text:span text:style-name="T126">Descrição</text:span></text:span></text:p>
            </table:table-cell>
          </table:table-row>
        </table:table-header-rows>
        <table:table-row table:style-name="TableLine94059703870224">
          <table:table-cell table:style-name="Tabela5.A1" office:value-type="string">
            <text:p text:style-name="P92"><text:span text:style-name="Source_20_Text"><text:span text:style-name="T128">getMatchedRouteName()</text:span></text:span></text:p>
          </table:table-cell>
          <table:table-cell table:style-name="Tabela5.A1" office:value-type="string">
            <text:p text:style-name="P91">Obtém o nome da rota correspondente.</text:p>
          </table:table-cell>
        </table:table-row>
        <table:table-row table:style-name="TableLine94059703870224">
          <table:table-cell table:style-name="Tabela5.A1" office:value-type="string">
            <text:p text:style-name="P92"><text:span text:style-name="Source_20_Text"><text:span text:style-name="T128">getParams()</text:span></text:span></text:p>
          </table:table-cell>
          <table:table-cell table:style-name="Tabela5.A1" office:value-type="string">
            <text:p text:style-name="P91">Obtenha todos os parâmetros.</text:p>
          </table:table-cell>
        </table:table-row>
        <table:table-row table:style-name="TableLine94059703870224">
          <table:table-cell table:style-name="Tabela5.A1" office:value-type="string">
            <text:p text:style-name="P92"><text:span text:style-name="Source_20_Text"><text:span text:style-name="T128">getParam($name, $default)</text:span></text:span></text:p>
          </table:table-cell>
          <table:table-cell table:style-name="Tabela5.A1" office:value-type="string">
            <text:p text:style-name="P93">Obtenha um parâmetro específico.</text:p>
          </table:table-cell>
        </table:table-row>
      </table:table>
      <text:p text:style-name="P89"/>
      <text:p text:style-name="P72"><text:span text:style-name="T18"><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12">Params</text:span></text:span></text:a><text:span text:style-name="T18">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2">RouteMatch</text:span></text:span></text:a><text:span text:style-name="T18">objeto para realizar a mesma tarefa.</text:span></text:p>
      <text:p text:style-name="P13"><text:span text:style-name="T5"/></text:p>
      <text:p text:style-name="P13"><text:span text:style-name="T5"><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1">RouteMatch</text:span></text:span></text:a><text:span text:style-name="T5">objeto do método de ação do seu controlador, você pode usar o seguinte código:</text:span></text:p>
      <text:p text:style-name="P13"><text:span text:style-name="T5"/></text:p>
      <text:p text:style-name="P40"><text:span text:style-name="Source_20_Text"><text:span text:style-name="T42">// An example action.</text:span></text:span></text:p>
      <text:p text:style-name="P40"><text:span text:style-name="Source_20_Text"><text:span text:style-name="T50">public</text:span></text:span><text:span text:style-name="Source_20_Text"><text:span text:style-name="T58"> </text:span></text:span><text:span text:style-name="Source_20_Text"><text:span text:style-name="T50">function</text:span></text:span><text:span text:style-name="Source_20_Text"><text:span text:style-name="T58"> </text:span></text:span><text:span text:style-name="Source_20_Text"><text:span text:style-name="T83">someAction</text:span></text:span><text:span text:style-name="Source_20_Text"><text:span text:style-name="T69">()</text:span></text:span><text:span text:style-name="Source_20_Text"><text:span text:style-name="T58"> </text:span></text:span></text:p>
      <text:p text:style-name="P40"><text:span text:style-name="Source_20_Text"><text:span text:style-name="T69">{</text:span></text:span></text:p>
      <text:p text:style-name="P40"><text:span text:style-name="Source_20_Text"><text:span text:style-name="T59"><text:s text:c="4"/></text:span></text:span><text:span text:style-name="Source_20_Text"><text:span text:style-name="T42">// Get the RouteMatch object.</text:span></text:span></text:p>
      <text:p text:style-name="P40"><text:span text:style-name="Source_20_Text"><text:span text:style-name="T59"><text:s text:c="4"/></text:span></text:span><text:span text:style-name="Source_20_Text"><text:span text:style-name="T76">$routeMatch</text:span></text:span><text:span text:style-name="Source_20_Text"><text:span text:style-name="T58"> </text:span></text:span><text:span text:style-name="Source_20_Text"><text:span text:style-name="T90">=</text:span></text:span><text:span text:style-name="Source_20_Text"><text:span text:style-name="T58"> $this</text:span></text:span><text:span text:style-name="Source_20_Text"><text:span text:style-name="T90">-&gt;</text:span></text:span><text:span text:style-name="Source_20_Text"><text:span text:style-name="T83">getEvent</text:span></text:span><text:span text:style-name="Source_20_Text"><text:span text:style-name="T69">()</text:span></text:span><text:span text:style-name="Source_20_Text"><text:span text:style-name="T90">-&gt;</text:span></text:span><text:span text:style-name="Source_20_Text"><text:span text:style-name="T83">getRouteMatch</text:span></text:span><text:span text:style-name="Source_20_Text"><text:span text:style-name="T69">();</text:span></text:span></text:p>
      <text:p text:style-name="P62"><text:span text:style-name="Source_20_Text"><text:span text:style-name="T59"><text:s text:c="2"/></text:span></text:span></text:p>
      <text:p text:style-name="P40"><text:span text:style-name="Source_20_Text"><text:span text:style-name="T59"><text:s text:c="4"/></text:span></text:span><text:span text:style-name="Source_20_Text"><text:span text:style-name="T42">// Get matched route's name.</text:span></text:span></text:p>
      <text:p text:style-name="P40"><text:soft-page-break/><text:span text:style-name="Source_20_Text"><text:span text:style-name="T59"><text:s text:c="4"/></text:span></text:span><text:span text:style-name="Source_20_Text"><text:span text:style-name="T76">$routeName</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76">$routeMatch</text:span></text:span><text:span text:style-name="Source_20_Text"><text:span text:style-name="T90">-&gt;</text:span></text:span><text:span text:style-name="Source_20_Text"><text:span text:style-name="T83">getMatchedRouteName</text:span></text:span><text:span text:style-name="Source_20_Text"><text:span text:style-name="T69">();</text:span></text:span></text:p>
      <text:p text:style-name="P62"><text:span text:style-name="Source_20_Text"><text:span text:style-name="T59"><text:s text:c="2"/></text:span></text:span></text:p>
      <text:p text:style-name="P40"><text:span text:style-name="Source_20_Text"><text:span text:style-name="T59"><text:s text:c="4"/></text:span></text:span><text:span text:style-name="Source_20_Text"><text:span text:style-name="T42">// Get all route parameters at once as an array.</text:span></text:span></text:p>
      <text:p text:style-name="P40"><text:span text:style-name="Source_20_Text"><text:span text:style-name="T59"><text:s text:c="4"/></text:span></text:span><text:span text:style-name="Source_20_Text"><text:span text:style-name="T76">$params</text:span></text:span><text:span text:style-name="Source_20_Text"><text:span text:style-name="T58"> </text:span></text:span><text:span text:style-name="Source_20_Text"><text:span text:style-name="T90">=</text:span></text:span><text:span text:style-name="Source_20_Text"><text:span text:style-name="T58"> </text:span></text:span><text:span text:style-name="Source_20_Text"><text:span text:style-name="T76">$routeMatch</text:span></text:span><text:span text:style-name="Source_20_Text"><text:span text:style-name="T90">-&gt;</text:span></text:span><text:span text:style-name="Source_20_Text"><text:span text:style-name="T83">getParams</text:span></text:span><text:span text:style-name="Source_20_Text"><text:span text:style-name="T69">();</text:span></text:span></text:p>
      <text:p text:style-name="P62"><text:span text:style-name="Source_20_Text"><text:span text:style-name="T59"><text:s text:c="2"/></text:span></text:span></text:p>
      <text:p text:style-name="P40"><text:span text:style-name="Source_20_Text"><text:span text:style-name="T59"><text:s text:c="4"/></text:span></text:span><text:span text:style-name="Source_20_Text"><text:span text:style-name="T42">//... <text:s text:c="6"/></text:span></text:span></text:p>
      <text:p text:style-name="P40"><text:span text:style-name="Source_20_Text"><text:span text:style-name="T69">}</text:span></text:span></text:p>
      <text:p text:style-name="P13"><text:span text:style-name="T5"/></text:p>
      <text:p text:style-name="P13"><text:span text:style-name="T5"><text:tab/>Na linha 5 do código acima, utilizamos o </text:span><text:span text:style-name="Source_20_Text"><text:span text:style-name="T6">getEvent()</text:span></text:span><text:span text:style-name="T5">método da </text:span><text:span text:style-name="Source_20_Text"><text:span text:style-name="T6">AbstractActionController</text:span></text:span><text:span text:style-name="T5">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11">MvcEvent</text:span></text:span></text:a><text:span text:style-name="T5">objeto, que representa o evento (no ZF3, o ciclo de vida da aplicação consiste em eventos). Em seguida, usamos o </text:span><text:span text:style-name="Source_20_Text"><text:span text:style-name="T6">getRouteMatch()</text:span></text:span><text:span text:style-name="T5">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11">MvcEvent</text:span></text:span></text:a><text:span text:style-name="T5">classe para recuperar o </text:span><text:span text:style-name="Source_20_Text"><text:span text:style-name="T6">RouteMatch</text:span></text:span><text:span text:style-name="T5">objeto.</text:span></text:p>
      <text:p text:style-name="P13"><text:span text:style-name="T5"><text:tab/>Na linha 8, usamos o </text:span><text:span text:style-name="Source_20_Text"><text:span text:style-name="T6"><text:s/></text:span></text:span><text:span text:style-name="T5">método </text:span><text:span text:style-name="Source_20_Text"><text:span text:style-name="T6">getMatchedRouteName() </text:span></text:span><text:span text:style-name="T5">para recuperar o nome da rota que correspondeu à solicitação HTTP e, na linha 11, recuperamos todos os parâmetros da rota.</text:span></text:p>
      <text:p text:style-name="P13"><text:span text:style-name="T5"><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11">MvcEvent</text:span></text:span></text:a><text:span text:style-name="T5">classe também pode ser usada para recuperar o roteador (a classe de rota de nível superior). Você pode fazer isso com o </text:span><text:span text:style-name="Source_20_Text"><text:span text:style-name="T6">getRouter()</text:span></text:span><text:span text:style-name="T5">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11">MvcEvent</text:span></text:span></text:a><text:span text:style-name="T5">classe, conforme abaixo:</text:span></text:p>
      <text:p text:style-name="P13"><text:span text:style-name="T5"/></text:p>
      <text:p text:style-name="P40"><text:span text:style-name="Source_20_Text"><text:span text:style-name="T66"><text:s text:c="4"/></text:span></text:span><text:span text:style-name="Source_20_Text"><text:span text:style-name="T42">// Call this inside of your action method</text:span></text:span></text:p>
      <text:p text:style-name="P40"><text:span text:style-name="Source_20_Text"><text:span text:style-name="T59"><text:s text:c="4"/></text:span></text:span><text:span text:style-name="Source_20_Text"><text:span text:style-name="T42">// to retrieve the RouteStackInterface for the router class.</text:span></text:span></text:p>
      <text:p text:style-name="P40"><text:span text:style-name="Source_20_Text"><text:span text:style-name="T59"><text:s text:c="4"/></text:span></text:span><text:span text:style-name="Source_20_Text"><text:span text:style-name="T76">$router</text:span></text:span><text:span text:style-name="Source_20_Text"><text:span text:style-name="T58"> </text:span></text:span><text:span text:style-name="Source_20_Text"><text:span text:style-name="T90">=</text:span></text:span><text:span text:style-name="Source_20_Text"><text:span text:style-name="T58"> $this</text:span></text:span><text:span text:style-name="Source_20_Text"><text:span text:style-name="T90">-&gt;</text:span></text:span><text:span text:style-name="Source_20_Text"><text:span text:style-name="T83">getEvent</text:span></text:span><text:span text:style-name="Source_20_Text"><text:span text:style-name="T69">()</text:span></text:span><text:span text:style-name="Source_20_Text"><text:span text:style-name="T90">-&gt;</text:span></text:span><text:span text:style-name="Source_20_Text"><text:span text:style-name="T83">getRouter</text:span></text:span><text:span text:style-name="Source_20_Text"><text:span text:style-name="T69">();</text:span></text:span></text:p>
      <text:p text:style-name="P13"><text:span text:style-name="T5"/></text:p>
      <text:p text:style-name="P13"><text:span text:style-name="T5"><text:tab/>No código acima, usamos o método </text:span><text:span text:style-name="Source_20_Text"><text:span text:style-name="T6">getRouter()</text:span></text:span><text:span text:style-name="T5">,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111">RouteStackInterface</text:span></text:span></text:a><text:span text:style-name="T5">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11"> </text:span></text:span><text:span text:style-name="T5">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11"> </text:span></text:span><text:span text:style-name="T5">, e fornece os métodos para trabalhar com as rotas contidas na pilha de rotas.</text:span></text:p>
      <text:p text:style-name="P59"/>
      <text:p text:style-name="P59"/>
      <text:p text:style-name="P59"/>
      <text:p text:style-name="P59"/>
      <text:p text:style-name="P59"/>
      <text:p text:style-name="P59"/>
      <text:p text:style-name="P59"/>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7-06T14:58:50.038638947</dc:date>
    <meta:editing-duration>PT7H18M30S</meta:editing-duration>
    <meta:editing-cycles>138</meta:editing-cycles>
    <meta:generator>LibreOffice/6.4.7.2$Linux_X86_64 LibreOffice_project/40$Build-2</meta:generator>
    <meta:document-statistic meta:table-count="5" meta:image-count="10" meta:object-count="0" meta:page-count="59" meta:paragraph-count="1323" meta:word-count="11712" meta:character-count="79196" meta:non-whitespace-character-count="66217"/>
  </office:meta>
</office:document-meta>
</file>